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inux Libertine Mono O" svg:font-family="'Linux Libertine Mono O'"/>
    <style:font-face style:name="Liberation Serif1" svg:font-family="'Liberation Serif'" style:font-family-generic="roman"/>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Calibri" svg:font-family="Calibri" style:font-family-generic="system" style:font-pitch="variable"/>
    <style:font-face style:name="FreeSans" svg:font-family="FreeSans" style:font-family-generic="system" style:font-pitch="variable"/>
    <style:font-face style:name="Times New Roman" svg:font-family="'Times New Roman'" style:font-family-generic="system" style:font-pitch="variable"/>
  </office:font-face-decls>
  <office:automatic-styles>
    <style:style style:name="P1" style:family="paragraph" style:parent-style-name="Footnote">
      <style:text-properties officeooo:rsid="007c9165" officeooo:paragraph-rsid="00105520"/>
    </style:style>
    <style:style style:name="P2" style:family="paragraph" style:parent-style-name="Footnote">
      <style:text-properties officeooo:paragraph-rsid="00e4d5f6"/>
    </style:style>
    <style:style style:name="P3" style:family="paragraph" style:parent-style-name="Footnote">
      <style:text-properties fo:font-size="10pt" officeooo:rsid="00a291da" officeooo:paragraph-rsid="00a291da" style:font-size-asian="10pt" style:font-size-complex="10pt"/>
    </style:style>
    <style:style style:name="P4" style:family="paragraph" style:parent-style-name="Text_20_body">
      <style:text-properties fo:font-size="14pt" style:font-size-asian="14pt" style:font-size-complex="14pt"/>
    </style:style>
    <style:style style:name="P5" style:family="paragraph" style:parent-style-name="Text_20_body">
      <style:paragraph-properties fo:line-height="150%"/>
      <style:text-properties fo:font-size="14pt" officeooo:paragraph-rsid="005f407f" style:font-size-asian="14pt" style:font-size-complex="14pt"/>
    </style:style>
    <style:style style:name="P6" style:family="paragraph" style:parent-style-name="Text_20_body">
      <style:paragraph-properties fo:line-height="150%"/>
      <style:text-properties fo:font-size="14pt" officeooo:paragraph-rsid="0062570e" style:font-size-asian="14pt" style:font-size-complex="14pt"/>
    </style:style>
    <style:style style:name="P7" style:family="paragraph" style:parent-style-name="Text_20_body">
      <style:paragraph-properties fo:line-height="150%"/>
      <style:text-properties fo:font-size="14pt" officeooo:rsid="006776ee" officeooo:paragraph-rsid="006776ee" style:font-size-asian="14pt" style:font-size-complex="14pt"/>
    </style:style>
    <style:style style:name="P8" style:family="paragraph" style:parent-style-name="Text_20_body">
      <style:paragraph-properties fo:line-height="150%"/>
      <style:text-properties fo:font-size="14pt" officeooo:rsid="0068fa02" officeooo:paragraph-rsid="0068fa02" style:font-size-asian="14pt" style:font-size-complex="14pt"/>
    </style:style>
    <style:style style:name="P9" style:family="paragraph" style:parent-style-name="Text_20_body">
      <style:paragraph-properties fo:line-height="150%"/>
      <style:text-properties fo:font-size="14pt" officeooo:rsid="00695a4c" officeooo:paragraph-rsid="0085275b" style:font-size-asian="14pt" style:font-size-complex="14pt"/>
    </style:style>
    <style:style style:name="P10" style:family="paragraph" style:parent-style-name="Text_20_body">
      <style:paragraph-properties fo:line-height="150%"/>
      <style:text-properties fo:font-size="14pt" officeooo:rsid="006b2ee0" officeooo:paragraph-rsid="0085275b" style:font-size-asian="14pt" style:font-size-complex="14pt"/>
    </style:style>
    <style:style style:name="P11" style:family="paragraph" style:parent-style-name="Text_20_body">
      <style:text-properties fo:font-size="14pt" officeooo:paragraph-rsid="008c9d9e" style:font-size-asian="14pt" style:font-size-complex="14pt"/>
    </style:style>
    <style:style style:name="P12" style:family="paragraph" style:parent-style-name="Text_20_body">
      <style:paragraph-properties fo:line-height="150%"/>
      <style:text-properties style:text-position="0% 100%" fo:font-size="14pt" officeooo:rsid="006b2ee0" officeooo:paragraph-rsid="006b2ee0" style:font-size-asian="14pt" style:font-size-complex="14pt"/>
    </style:style>
    <style:style style:name="P13" style:family="paragraph" style:parent-style-name="Text_20_body">
      <style:paragraph-properties fo:line-height="150%"/>
      <style:text-properties style:text-position="0% 100%" style:font-name="Liberation Serif" fo:font-size="14pt" fo:language="en" fo:country="GB" fo:font-style="normal" style:text-underline-style="none" fo:font-weight="normal" officeooo:rsid="0065b90e" officeooo:paragraph-rsid="00695a4c" style:font-size-asian="14pt" style:font-style-asian="normal" style:font-weight-asian="normal" style:font-size-complex="14pt" style:font-style-complex="normal" style:font-weight-complex="normal"/>
    </style:style>
    <style:style style:name="P14" style:family="paragraph" style:parent-style-name="Text_20_body">
      <style:paragraph-properties fo:line-height="150%"/>
      <style:text-properties officeooo:paragraph-rsid="008c9d9e"/>
    </style:style>
    <style:style style:name="P15" style:family="paragraph" style:parent-style-name="Text_20_body">
      <style:text-properties style:font-name="Liberation Serif" fo:font-size="18pt" officeooo:rsid="00862775" officeooo:paragraph-rsid="00862775" style:font-size-asian="18pt" style:font-size-complex="18pt"/>
    </style:style>
    <style:style style:name="P16" style:family="paragraph" style:parent-style-name="Text_20_body">
      <style:text-properties style:font-name="Liberation Serif" fo:font-size="18pt" officeooo:rsid="0087e662" officeooo:paragraph-rsid="0087e662" style:font-size-asian="18pt" style:font-size-complex="18pt"/>
    </style:style>
    <style:style style:name="P17" style:family="paragraph" style:parent-style-name="Text_20_body">
      <style:paragraph-properties fo:line-height="150%"/>
      <style:text-properties style:font-name="Liberation Serif" fo:font-size="14pt" officeooo:rsid="00862775" officeooo:paragraph-rsid="008c9d9e" style:font-size-asian="14pt" style:font-size-complex="14pt"/>
    </style:style>
    <style:style style:name="P18" style:family="paragraph" style:parent-style-name="Text_20_body">
      <style:paragraph-properties fo:line-height="150%"/>
      <style:text-properties style:font-name="Liberation Serif" fo:font-size="14pt" officeooo:paragraph-rsid="008c9d9e" style:font-size-asian="14pt" style:font-size-complex="14pt"/>
    </style:style>
    <style:style style:name="P19" style:family="paragraph" style:parent-style-name="Text_20_body">
      <style:paragraph-properties fo:line-height="150%" fo:text-align="end" style:justify-single-word="false"/>
      <style:text-properties style:font-name="Liberation Serif" fo:font-size="14pt" style:font-size-asian="14pt" style:font-name-complex="Liberation Serif" style:font-size-complex="14pt"/>
    </style:style>
    <style:style style:name="P20" style:family="paragraph" style:parent-style-name="Text_20_body">
      <style:paragraph-properties fo:line-height="150%" fo:text-align="end" style:justify-single-word="false"/>
      <style:text-properties style:font-name="Liberation Serif" fo:font-size="14pt" officeooo:paragraph-rsid="00952739" style:font-size-asian="14pt" style:font-name-complex="Liberation Serif" style:font-size-complex="14pt"/>
    </style:style>
    <style:style style:name="P21" style:family="paragraph" style:parent-style-name="Text_20_body">
      <style:paragraph-properties fo:line-height="150%" fo:text-align="end" style:justify-single-word="false"/>
      <style:text-properties style:font-name="Liberation Serif" fo:font-size="14pt" officeooo:paragraph-rsid="00984dda" style:font-size-asian="14pt" style:font-name-complex="Liberation Serif" style:font-size-complex="14pt"/>
    </style:style>
    <style:style style:name="P22" style:family="paragraph" style:parent-style-name="Text_20_body">
      <style:paragraph-properties fo:line-height="150%" fo:text-align="end" style:justify-single-word="false"/>
      <style:text-properties style:font-name="Liberation Serif" fo:font-size="14pt" officeooo:paragraph-rsid="00994cfa" style:font-size-asian="14pt" style:font-name-complex="Liberation Serif" style:font-size-complex="14pt"/>
    </style:style>
    <style:style style:name="P23" style:family="paragraph" style:parent-style-name="title">
      <style:paragraph-properties fo:line-height="150%" fo:text-align="center" style:justify-single-word="false"/>
      <style:text-properties style:font-name="Liberation Serif" fo:font-style="normal" fo:font-weight="bold" officeooo:rsid="006b70e1" officeooo:paragraph-rsid="00048502" style:font-style-asian="normal" style:font-weight-asian="bold" style:font-style-complex="normal" style:font-weight-complex="bold"/>
    </style:style>
    <style:style style:name="P24" style:family="paragraph" style:parent-style-name="Title">
      <style:paragraph-properties fo:line-height="150%"/>
      <style:text-properties style:font-name="Liberation Serif" fo:font-size="18pt" style:font-size-asian="18pt" style:font-size-complex="18pt"/>
    </style:style>
    <style:style style:name="P25" style:family="paragraph" style:parent-style-name="Title">
      <style:text-properties fo:font-size="14pt" style:font-size-asian="14pt" style:font-size-complex="14pt"/>
    </style:style>
    <style:style style:name="P26" style:family="paragraph" style:parent-style-name="Title">
      <style:text-properties fo:font-size="18pt" officeooo:paragraph-rsid="008c9d9e" style:font-size-asian="18pt" style:font-size-complex="18pt"/>
    </style:style>
    <style:style style:name="P27" style:family="paragraph" style:parent-style-name="Text_20_body">
      <style:paragraph-properties fo:margin-top="0.201cm" fo:margin-bottom="0.448cm" style:contextual-spacing="false" fo:line-height="150%"/>
      <style:text-properties style:text-position="0% 100%" style:font-name="Liberation Serif" fo:font-size="14pt" fo:language="en" fo:country="GB" fo:font-style="normal" style:text-underline-style="none" fo:font-weight="normal" officeooo:rsid="0041b0ba" officeooo:paragraph-rsid="00473029" style:font-size-asian="14pt" style:font-style-asian="normal" style:font-weight-asian="normal" style:font-size-complex="14pt" style:font-style-complex="normal" style:font-weight-complex="normal"/>
    </style:style>
    <style:style style:name="P28" style:family="paragraph" style:parent-style-name="Text_20_body">
      <style:paragraph-properties fo:margin-top="0.201cm" fo:margin-bottom="0.448cm" style:contextual-spacing="false" fo:line-height="150%"/>
      <style:text-properties style:text-position="0% 100%" style:font-name="Liberation Serif" fo:font-size="14pt" fo:language="en" fo:country="GB" fo:font-style="normal" style:text-underline-style="none" fo:font-weight="normal" officeooo:rsid="005a78e3" officeooo:paragraph-rsid="005c4264" style:font-size-asian="14pt" style:font-style-asian="normal" style:font-weight-asian="normal" style:font-size-complex="14pt" style:font-style-complex="normal" style:font-weight-complex="normal"/>
    </style:style>
    <style:style style:name="P29" style:family="paragraph" style:parent-style-name="Text_20_body">
      <style:paragraph-properties fo:margin-top="0.201cm" fo:margin-bottom="0.448cm" style:contextual-spacing="false" fo:line-height="150%" fo:text-align="start" style:justify-single-word="false"/>
      <style:text-properties style:text-position="0% 100%" style:font-name="Liberation Serif" fo:font-size="14pt" fo:language="en" fo:country="GB" fo:font-style="normal" style:text-underline-style="none" fo:font-weight="normal" officeooo:rsid="0071d315" officeooo:paragraph-rsid="0071d315" style:font-size-asian="14pt" style:font-style-asian="normal" style:font-weight-asian="normal" style:font-size-complex="14pt" style:font-style-complex="normal" style:font-weight-complex="normal"/>
    </style:style>
    <style:style style:name="P30" style:family="paragraph" style:parent-style-name="Text_20_body">
      <style:paragraph-properties fo:margin-top="0.201cm" fo:margin-bottom="0.448cm" style:contextual-spacing="false" fo:line-height="150%"/>
      <style:text-properties style:text-position="0% 100%" style:font-name="Liberation Serif" fo:font-size="14pt" fo:language="en" fo:country="GB" fo:font-style="normal" style:text-underline-style="none" fo:font-weight="normal" officeooo:rsid="003d306e" officeooo:paragraph-rsid="00ae399c" style:font-size-asian="14pt" style:font-style-asian="normal" style:font-weight-asian="normal" style:font-size-complex="14pt" style:font-style-complex="normal" style:font-weight-complex="normal"/>
    </style:style>
    <style:style style:name="P31" style:family="paragraph" style:parent-style-name="Text_20_body">
      <style:paragraph-properties fo:margin-top="0.201cm" fo:margin-bottom="0.448cm" style:contextual-spacing="false" fo:line-height="150%"/>
      <style:text-properties style:text-position="0% 100%" style:font-name="Liberation Serif" fo:font-size="14pt" fo:language="en" fo:country="GB" fo:font-style="normal" style:text-underline-style="none" fo:font-weight="normal" officeooo:rsid="003f687d" officeooo:paragraph-rsid="00ae399c" style:font-size-asian="14pt" style:font-style-asian="normal" style:font-weight-asian="normal" style:font-size-complex="14pt" style:font-style-complex="normal" style:font-weight-complex="normal"/>
    </style:style>
    <style:style style:name="P32" style:family="paragraph" style:parent-style-name="Text_20_body">
      <style:paragraph-properties fo:margin-top="0.201cm" fo:margin-bottom="0.448cm" style:contextual-spacing="false" fo:line-height="150%"/>
      <style:text-properties style:font-name="Liberation Serif" officeooo:paragraph-rsid="0036c55d"/>
    </style:style>
    <style:style style:name="P33" style:family="paragraph" style:parent-style-name="Text_20_body">
      <style:paragraph-properties fo:margin-top="0.201cm" fo:margin-bottom="0.448cm" style:contextual-spacing="false" fo:line-height="150%"/>
      <style:text-properties style:font-name="Liberation Serif" officeooo:paragraph-rsid="00199cb0"/>
    </style:style>
    <style:style style:name="P34" style:family="paragraph" style:parent-style-name="Text_20_body">
      <style:paragraph-properties fo:margin-top="0.201cm" fo:margin-bottom="0.448cm" style:contextual-spacing="false" fo:line-height="150%"/>
      <style:text-properties style:font-name="Liberation Serif" officeooo:paragraph-rsid="0046614b"/>
    </style:style>
    <style:style style:name="P35" style:family="paragraph" style:parent-style-name="Text_20_body">
      <style:paragraph-properties fo:margin-top="0.201cm" fo:margin-bottom="0.448cm" style:contextual-spacing="false" fo:line-height="150%"/>
      <style:text-properties style:font-name="Liberation Serif" officeooo:paragraph-rsid="005f407f"/>
    </style:style>
    <style:style style:name="P36" style:family="paragraph" style:parent-style-name="Text_20_body">
      <style:paragraph-properties fo:margin-top="0.201cm" fo:margin-bottom="0.448cm" style:contextual-spacing="false" fo:line-height="150%"/>
      <style:text-properties style:font-name="Liberation Serif" officeooo:paragraph-rsid="00af5a1e"/>
    </style:style>
    <style:style style:name="P37" style:family="paragraph" style:parent-style-name="Text_20_body">
      <style:paragraph-properties fo:margin-top="0.201cm" fo:margin-bottom="0.448cm" style:contextual-spacing="false" fo:line-height="150%"/>
      <style:text-properties style:font-name="Liberation Serif" fo:font-size="14pt" officeooo:rsid="0005b63e" officeooo:paragraph-rsid="0005b63e" style:font-size-asian="14pt" style:font-size-complex="14pt"/>
    </style:style>
    <style:style style:name="P38" style:family="paragraph" style:parent-style-name="Text_20_body">
      <style:paragraph-properties fo:margin-top="0.201cm" fo:margin-bottom="0.448cm" style:contextual-spacing="false" fo:line-height="150%"/>
      <style:text-properties style:font-name="Liberation Serif" fo:font-size="14pt" officeooo:rsid="00076cd0" officeooo:paragraph-rsid="0008924b" style:font-size-asian="14pt" style:font-size-complex="14pt"/>
    </style:style>
    <style:style style:name="P39" style:family="paragraph" style:parent-style-name="Text_20_body">
      <style:paragraph-properties fo:margin-top="0.201cm" fo:margin-bottom="0.448cm" style:contextual-spacing="false" fo:line-height="150%"/>
      <style:text-properties style:font-name="Liberation Serif" fo:font-size="14pt" officeooo:rsid="00076cd0" officeooo:paragraph-rsid="00124fda" style:font-size-asian="14pt" style:font-size-complex="14pt"/>
    </style:style>
    <style:style style:name="P40" style:family="paragraph" style:parent-style-name="Text_20_body">
      <style:paragraph-properties fo:margin-top="0.201cm" fo:margin-bottom="0.448cm" style:contextual-spacing="false" fo:line-height="150%"/>
      <style:text-properties style:font-name="Liberation Serif" fo:font-size="14pt" officeooo:rsid="0008924b" officeooo:paragraph-rsid="0008924b" style:font-size-asian="14pt" style:font-size-complex="14pt"/>
    </style:style>
    <style:style style:name="P41" style:family="paragraph" style:parent-style-name="Text_20_body">
      <style:paragraph-properties fo:margin-top="0.201cm" fo:margin-bottom="0.448cm" style:contextual-spacing="false" fo:line-height="150%"/>
      <style:text-properties style:font-name="Liberation Serif" fo:font-size="14pt" officeooo:rsid="00124fda" officeooo:paragraph-rsid="00124fda" style:font-size-asian="14pt" style:font-size-complex="14pt"/>
    </style:style>
    <style:style style:name="P42" style:family="paragraph" style:parent-style-name="Text_20_body">
      <style:paragraph-properties fo:margin-top="0.201cm" fo:margin-bottom="0.448cm" style:contextual-spacing="false" fo:line-height="150%"/>
      <style:text-properties style:font-name="Liberation Serif" fo:font-size="14pt" officeooo:rsid="0036c55d" officeooo:paragraph-rsid="0036c55d" style:font-size-asian="14pt" style:font-size-complex="14pt"/>
    </style:style>
    <style:style style:name="P43" style:family="paragraph" style:parent-style-name="Text_20_body">
      <style:paragraph-properties fo:margin-top="0.201cm" fo:margin-bottom="0.448cm" style:contextual-spacing="false" fo:line-height="150%"/>
      <style:text-properties style:font-name="Liberation Serif" fo:font-size="14pt" officeooo:rsid="006b70e1" officeooo:paragraph-rsid="0036c55d" style:font-size-asian="14pt" style:font-size-complex="14pt"/>
    </style:style>
    <style:style style:name="P44" style:family="paragraph" style:parent-style-name="Text_20_body">
      <style:paragraph-properties fo:margin-top="0.201cm" fo:margin-bottom="0.448cm" style:contextual-spacing="false" fo:line-height="150%"/>
      <style:text-properties style:font-name="Liberation Serif" fo:font-size="14pt" officeooo:rsid="006b70e1" officeooo:paragraph-rsid="00770b75" style:font-size-asian="14pt" style:font-size-complex="14pt"/>
    </style:style>
    <style:style style:name="P45" style:family="paragraph" style:parent-style-name="Text_20_body">
      <style:paragraph-properties fo:margin-top="0.201cm" fo:margin-bottom="0.448cm" style:contextual-spacing="false" fo:line-height="150%"/>
      <style:text-properties style:font-name="Liberation Serif" fo:font-size="14pt" officeooo:rsid="000bc03c" officeooo:paragraph-rsid="00a2d00c" style:font-size-asian="14pt" style:font-size-complex="14pt"/>
    </style:style>
    <style:style style:name="P46" style:family="paragraph" style:parent-style-name="Text_20_body">
      <style:paragraph-properties fo:margin-top="0.201cm" fo:margin-bottom="0.448cm" style:contextual-spacing="false" fo:line-height="150%"/>
      <style:text-properties style:font-name="Liberation Serif" fo:font-size="14pt" officeooo:rsid="000bc03c" officeooo:paragraph-rsid="00a69610" style:font-size-asian="14pt" style:font-size-complex="14pt"/>
    </style:style>
    <style:style style:name="P47" style:family="paragraph" style:parent-style-name="Text_20_body">
      <style:paragraph-properties fo:margin-top="0.201cm" fo:margin-bottom="0.448cm" style:contextual-spacing="false" fo:line-height="150%"/>
      <style:text-properties style:font-name="Liberation Serif" fo:font-size="14pt" fo:language="en" fo:country="GB" fo:font-weight="normal" officeooo:rsid="000bc03c" officeooo:paragraph-rsid="000bc03c" style:font-name-asian="Times New Roman" style:font-size-asian="14pt" style:language-asian="en" style:country-asian="US" style:font-weight-asian="normal" style:font-name-complex="Times New Roman" style:font-size-complex="14pt" style:font-weight-complex="normal"/>
    </style:style>
    <style:style style:name="P48" style:family="paragraph" style:parent-style-name="Text_20_body">
      <style:paragraph-properties fo:margin-top="0.201cm" fo:margin-bottom="0.448cm" style:contextual-spacing="false" fo:line-height="150%"/>
      <style:text-properties style:font-name="Liberation Serif" fo:font-size="14pt" fo:font-weight="normal" officeooo:rsid="000eaeeb" officeooo:paragraph-rsid="000eaeeb" style:font-size-asian="14pt" style:font-weight-asian="normal" style:font-size-complex="14pt" style:font-weight-complex="normal"/>
    </style:style>
    <style:style style:name="P49" style:family="paragraph" style:parent-style-name="Text_20_body">
      <style:paragraph-properties fo:margin-top="0.201cm" fo:margin-bottom="0.448cm" style:contextual-spacing="false" fo:line-height="150%"/>
      <style:text-properties style:font-name="Liberation Serif" fo:font-size="14pt" fo:font-weight="normal" officeooo:rsid="000eb645" officeooo:paragraph-rsid="000eb645" style:font-size-asian="14pt" style:font-weight-asian="normal" style:font-size-complex="14pt" style:font-weight-complex="normal"/>
    </style:style>
    <style:style style:name="P50" style:family="paragraph" style:parent-style-name="Text_20_body">
      <style:paragraph-properties fo:margin-top="0.201cm" fo:margin-bottom="0.448cm" style:contextual-spacing="false" fo:line-height="150%"/>
      <style:text-properties style:font-name="Liberation Serif" fo:font-size="14pt" fo:font-weight="normal" officeooo:rsid="000f1aef" officeooo:paragraph-rsid="000f1aef" style:font-size-asian="14pt" style:font-weight-asian="normal" style:font-size-complex="14pt" style:font-weight-complex="normal"/>
    </style:style>
    <style:style style:name="P51" style:family="paragraph" style:parent-style-name="Text_20_body">
      <style:paragraph-properties fo:margin-top="0.201cm" fo:margin-bottom="0.448cm" style:contextual-spacing="false" fo:line-height="150%"/>
      <style:text-properties style:font-name="Liberation Serif" fo:font-size="14pt" fo:font-weight="normal" officeooo:rsid="00048502" officeooo:paragraph-rsid="0014bd7a" style:font-size-asian="14pt" style:font-weight-asian="normal" style:font-size-complex="14pt" style:font-weight-complex="normal"/>
    </style:style>
    <style:style style:name="P52" style:family="paragraph" style:parent-style-name="Text_20_body">
      <style:paragraph-properties fo:margin-top="0.201cm" fo:margin-bottom="0.448cm" style:contextual-spacing="false" fo:line-height="150%"/>
      <style:text-properties style:font-name="Liberation Serif" fo:font-size="14pt" fo:font-weight="normal" officeooo:rsid="0016ae40" officeooo:paragraph-rsid="00171b93" style:font-size-asian="14pt" style:font-weight-asian="normal" style:font-size-complex="14pt" style:font-weight-complex="normal"/>
    </style:style>
    <style:style style:name="P53" style:family="paragraph" style:parent-style-name="Text_20_body">
      <style:paragraph-properties fo:margin-top="0.201cm" fo:margin-bottom="0.448cm" style:contextual-spacing="false" fo:line-height="150%"/>
      <style:text-properties style:font-name="Liberation Serif" fo:font-size="14pt" fo:font-weight="normal" officeooo:rsid="00cf95f5" officeooo:paragraph-rsid="001ae651" style:font-size-asian="14pt" style:font-weight-asian="normal" style:font-size-complex="14pt" style:font-weight-complex="normal"/>
    </style:style>
    <style:style style:name="P54" style:family="paragraph" style:parent-style-name="Text_20_body">
      <style:paragraph-properties fo:margin-top="0.201cm" fo:margin-bottom="0.448cm" style:contextual-spacing="false" fo:line-height="150%"/>
      <style:text-properties style:font-name="Liberation Serif" fo:font-size="14pt" fo:font-weight="normal" officeooo:rsid="0029d9ed" officeooo:paragraph-rsid="0029d9ed" style:font-size-asian="14pt" style:font-weight-asian="normal" style:font-size-complex="14pt" style:font-weight-complex="normal"/>
    </style:style>
    <style:style style:name="P55" style:family="paragraph" style:parent-style-name="Text_20_body">
      <style:paragraph-properties fo:margin-top="0.201cm" fo:margin-bottom="0.448cm" style:contextual-spacing="false" fo:line-height="150%"/>
      <style:text-properties style:font-name="Liberation Serif" fo:font-size="14pt" fo:font-weight="normal" officeooo:rsid="002b1d65" officeooo:paragraph-rsid="002b1d65" style:font-size-asian="14pt" style:font-weight-asian="normal" style:font-size-complex="14pt" style:font-weight-complex="normal"/>
    </style:style>
    <style:style style:name="P56" style:family="paragraph" style:parent-style-name="Text_20_body">
      <style:paragraph-properties fo:margin-top="0.201cm" fo:margin-bottom="0.448cm" style:contextual-spacing="false" fo:line-height="150%"/>
      <style:text-properties style:font-name="Liberation Serif" fo:font-size="14pt" fo:font-weight="normal" officeooo:rsid="002e002d" officeooo:paragraph-rsid="002e002d" style:font-size-asian="14pt" style:font-weight-asian="normal" style:font-size-complex="14pt" style:font-weight-complex="normal"/>
    </style:style>
    <style:style style:name="P57" style:family="paragraph" style:parent-style-name="Text_20_body">
      <style:paragraph-properties fo:margin-top="0.201cm" fo:margin-bottom="0.448cm" style:contextual-spacing="false" fo:line-height="150%"/>
      <style:text-properties style:font-name="Liberation Serif" fo:font-size="14pt" fo:font-weight="normal" officeooo:rsid="00076cd0" officeooo:paragraph-rsid="001c3f80" style:font-size-asian="14pt" style:font-weight-asian="normal" style:font-size-complex="14pt" style:font-weight-complex="normal"/>
    </style:style>
    <style:style style:name="P58" style:family="paragraph" style:parent-style-name="Text_20_body">
      <style:paragraph-properties fo:margin-top="0.201cm" fo:margin-bottom="0.448cm" style:contextual-spacing="false" fo:line-height="150%"/>
      <style:text-properties style:font-name="Liberation Serif" fo:font-size="14pt" fo:font-weight="normal" officeooo:rsid="00076cd0" officeooo:paragraph-rsid="002842c4" style:font-size-asian="14pt" style:font-weight-asian="normal" style:font-size-complex="14pt" style:font-weight-complex="normal"/>
    </style:style>
    <style:style style:name="P59" style:family="paragraph" style:parent-style-name="Text_20_body">
      <style:paragraph-properties fo:margin-top="0.201cm" fo:margin-bottom="0.448cm" style:contextual-spacing="false" fo:line-height="150%"/>
      <style:text-properties style:font-name="Liberation Serif" fo:font-size="14pt" fo:font-weight="normal" officeooo:rsid="001daad9" officeooo:paragraph-rsid="001daad9" style:font-size-asian="14pt" style:font-weight-asian="normal" style:font-size-complex="14pt" style:font-weight-complex="normal"/>
    </style:style>
    <style:style style:name="P60" style:family="paragraph" style:parent-style-name="Text_20_body">
      <style:paragraph-properties fo:margin-top="0.201cm" fo:margin-bottom="0.448cm" style:contextual-spacing="false" fo:line-height="150%"/>
      <style:text-properties style:font-name="Liberation Serif" fo:font-size="14pt" fo:font-weight="normal" officeooo:rsid="002842c4" officeooo:paragraph-rsid="002842c4" style:font-size-asian="14pt" style:font-weight-asian="normal" style:font-size-complex="14pt" style:font-weight-complex="normal"/>
    </style:style>
    <style:style style:name="P61" style:family="paragraph" style:parent-style-name="Text_20_body">
      <style:paragraph-properties fo:margin-top="0.201cm" fo:margin-bottom="0.448cm" style:contextual-spacing="false" fo:line-height="150%"/>
      <style:text-properties style:font-name="Liberation Serif" fo:font-size="14pt" fo:font-weight="normal" officeooo:rsid="00544982" officeooo:paragraph-rsid="00567d2f" style:font-size-asian="14pt" style:font-weight-asian="normal" style:font-size-complex="14pt" style:font-weight-complex="normal"/>
    </style:style>
    <style:style style:name="P62" style:family="paragraph" style:parent-style-name="Text_20_body">
      <style:paragraph-properties fo:margin-top="0.201cm" fo:margin-bottom="0.448cm" style:contextual-spacing="false" fo:line-height="150%"/>
      <style:text-properties style:font-name="Liberation Serif" fo:font-size="14pt" fo:font-weight="normal" officeooo:rsid="00252e92" officeooo:paragraph-rsid="00252e92" style:font-size-asian="14pt" style:font-weight-asian="normal" style:font-size-complex="14pt" style:font-weight-complex="normal"/>
    </style:style>
    <style:style style:name="P63" style:family="paragraph" style:parent-style-name="Text_20_body">
      <style:paragraph-properties fo:margin-top="0.201cm" fo:margin-bottom="0.448cm" style:contextual-spacing="false" fo:line-height="150%"/>
      <style:text-properties style:font-name="Liberation Serif" fo:font-size="14pt" fo:font-weight="normal" officeooo:rsid="00313067" officeooo:paragraph-rsid="0032e1d5" style:font-size-asian="14pt" style:font-weight-asian="normal" style:font-size-complex="14pt" style:font-weight-complex="normal"/>
    </style:style>
    <style:style style:name="P64" style:family="paragraph" style:parent-style-name="Text_20_body">
      <style:paragraph-properties fo:margin-top="0.201cm" fo:margin-bottom="0.448cm" style:contextual-spacing="false" fo:line-height="150%"/>
      <style:text-properties style:font-name="Liberation Serif" fo:font-size="14pt" fo:font-weight="normal" officeooo:rsid="0032b6ae" officeooo:paragraph-rsid="004bd825" style:font-size-asian="14pt" style:font-weight-asian="normal" style:font-size-complex="14pt" style:font-weight-complex="normal"/>
    </style:style>
    <style:style style:name="P65" style:family="paragraph" style:parent-style-name="Text_20_body">
      <style:paragraph-properties fo:margin-top="0.201cm" fo:margin-bottom="0.448cm" style:contextual-spacing="false" fo:line-height="150%"/>
      <style:text-properties style:font-name="Liberation Serif" fo:font-size="14pt" fo:font-weight="normal" officeooo:rsid="0032b6ae" officeooo:paragraph-rsid="00364321" style:font-size-asian="14pt" style:font-weight-asian="normal" style:font-size-complex="14pt" style:font-weight-complex="normal"/>
    </style:style>
    <style:style style:name="P66" style:family="paragraph" style:parent-style-name="Text_20_body">
      <style:paragraph-properties fo:margin-top="0.201cm" fo:margin-bottom="0.448cm" style:contextual-spacing="false" fo:line-height="150%"/>
      <style:text-properties style:font-name="Liberation Serif" fo:font-size="14pt" fo:font-weight="normal" officeooo:rsid="004bd825" officeooo:paragraph-rsid="004bd825" style:font-size-asian="14pt" style:font-weight-asian="normal" style:font-size-complex="14pt" style:font-weight-complex="normal"/>
    </style:style>
    <style:style style:name="P67" style:family="paragraph" style:parent-style-name="Text_20_body">
      <style:paragraph-properties fo:margin-top="0.201cm" fo:margin-bottom="0.448cm" style:contextual-spacing="false" fo:line-height="150%"/>
      <style:text-properties style:font-name="Liberation Serif" fo:font-size="14pt" fo:font-weight="normal" officeooo:rsid="00216bd5" officeooo:paragraph-rsid="00a59972" style:font-size-asian="14pt" style:font-weight-asian="normal" style:font-size-complex="14pt" style:font-weight-complex="normal"/>
    </style:style>
    <style:style style:name="P68" style:family="paragraph" style:parent-style-name="Text_20_body">
      <style:paragraph-properties fo:margin-top="0.201cm" fo:margin-bottom="0.448cm" style:contextual-spacing="false" fo:line-height="150%"/>
      <style:text-properties style:font-name="Liberation Serif" fo:font-size="14pt" fo:font-weight="normal" officeooo:rsid="00a87085" officeooo:paragraph-rsid="00a8b898" style:font-size-asian="14pt" style:font-weight-asian="normal" style:font-size-complex="14pt" style:font-weight-complex="normal"/>
    </style:style>
    <style:style style:name="P69" style:family="paragraph" style:parent-style-name="Text_20_body">
      <style:paragraph-properties fo:margin-top="0.201cm" fo:margin-bottom="0.448cm" style:contextual-spacing="false" fo:line-height="150%"/>
      <style:text-properties style:font-name="Liberation Serif" fo:font-size="14pt" fo:font-weight="normal" officeooo:rsid="00aaf0b8" officeooo:paragraph-rsid="00aaf0b8" style:font-size-asian="14pt" style:font-weight-asian="normal" style:font-size-complex="14pt" style:font-weight-complex="normal"/>
    </style:style>
    <style:style style:name="P70" style:family="paragraph" style:parent-style-name="Text_20_body">
      <style:paragraph-properties fo:margin-top="0.201cm" fo:margin-bottom="0.448cm" style:contextual-spacing="false" fo:line-height="150%"/>
      <style:text-properties style:font-name="Liberation Serif" fo:font-size="14pt" fo:font-weight="normal" officeooo:rsid="003b585a" officeooo:paragraph-rsid="003d306e" style:font-size-asian="14pt" style:font-weight-asian="normal" style:font-size-complex="14pt" style:font-weight-complex="normal"/>
    </style:style>
    <style:style style:name="P71" style:family="paragraph" style:parent-style-name="Text_20_body">
      <style:paragraph-properties fo:margin-top="0.201cm" fo:margin-bottom="0.448cm" style:contextual-spacing="false" fo:line-height="150%"/>
      <style:text-properties style:font-name="Liberation Serif" fo:font-size="14pt" fo:font-weight="normal" officeooo:rsid="00abcf64" officeooo:paragraph-rsid="00abcf64" style:font-size-asian="14pt" style:font-weight-asian="normal" style:font-size-complex="14pt" style:font-weight-complex="normal"/>
    </style:style>
    <style:style style:name="P72" style:family="paragraph" style:parent-style-name="Text_20_body">
      <style:paragraph-properties fo:margin-top="0.201cm" fo:margin-bottom="0.448cm" style:contextual-spacing="false" fo:line-height="150%"/>
      <style:text-properties style:font-name="Liberation Serif" fo:font-size="14pt" fo:font-weight="normal" officeooo:rsid="00acaac7" officeooo:paragraph-rsid="00acaac7" style:font-size-asian="14pt" style:font-weight-asian="normal" style:font-size-complex="14pt" style:font-weight-complex="normal"/>
    </style:style>
    <style:style style:name="P73" style:family="paragraph" style:parent-style-name="Text_20_body">
      <style:paragraph-properties fo:margin-top="0.201cm" fo:margin-bottom="0.448cm" style:contextual-spacing="false" fo:line-height="150%"/>
      <style:text-properties style:font-name="Liberation Serif" fo:font-size="14pt" fo:font-weight="normal" officeooo:rsid="00ad40da" officeooo:paragraph-rsid="00ad40da" style:font-size-asian="14pt" style:font-weight-asian="normal" style:font-size-complex="14pt" style:font-weight-complex="normal"/>
    </style:style>
    <style:style style:name="P74" style:family="paragraph" style:parent-style-name="Text_20_body">
      <style:paragraph-properties fo:margin-top="0.201cm" fo:margin-bottom="0.448cm" style:contextual-spacing="false" fo:line-height="150%"/>
      <style:text-properties style:font-name="Liberation Serif" officeooo:rsid="0019c00e" officeooo:paragraph-rsid="0019c00e"/>
    </style:style>
    <style:style style:name="P75" style:family="paragraph" style:parent-style-name="Text_20_body">
      <style:paragraph-properties fo:margin-top="0.201cm" fo:margin-bottom="0.448cm" style:contextual-spacing="false" fo:line-height="150%"/>
      <style:text-properties style:font-name="Liberation Serif" officeooo:rsid="0028f453" officeooo:paragraph-rsid="0029d9ed"/>
    </style:style>
    <style:style style:name="P76" style:family="paragraph" style:parent-style-name="Text_20_body">
      <style:paragraph-properties fo:margin-top="0.201cm" fo:margin-bottom="0.448cm" style:contextual-spacing="false" fo:line-height="150%"/>
      <style:text-properties style:font-name="Liberation Serif" officeooo:rsid="00ad5840" officeooo:paragraph-rsid="00ae399c"/>
    </style:style>
    <style:style style:name="P77" style:family="paragraph" style:parent-style-name="Bibliography_20_1">
      <style:paragraph-properties>
        <style:tab-stops/>
      </style:paragraph-properties>
    </style:style>
    <style:style style:name="P78" style:family="paragraph" style:parent-style-name="Text_20_body">
      <style:paragraph-properties fo:line-height="150%"/>
      <style:text-properties style:font-name="Liberation Serif" fo:font-size="14pt" officeooo:paragraph-rsid="00b17e29" style:font-size-asian="14pt" style:font-size-complex="14pt"/>
    </style:style>
    <style:style style:name="T1" style:family="text">
      <style:text-properties fo:language="en" fo:country="GB"/>
    </style:style>
    <style:style style:name="T2" style:family="text">
      <style:text-properties fo:language="en" fo:country="GB" officeooo:rsid="00051b97"/>
    </style:style>
    <style:style style:name="T3" style:family="text">
      <style:text-properties fo:language="en" fo:country="GB" fo:font-weight="normal" officeooo:rsid="0074ab66" style:font-weight-asian="normal" style:font-weight-complex="normal"/>
    </style:style>
    <style:style style:name="T4" style:family="text">
      <style:text-properties fo:language="en" fo:country="GB" fo:font-weight="normal" officeooo:rsid="0008924b" style:font-weight-asian="normal" style:font-weight-complex="normal"/>
    </style:style>
    <style:style style:name="T5" style:family="text">
      <style:text-properties fo:language="en" fo:country="GB" fo:font-weight="normal" officeooo:rsid="007803a2" style:font-weight-asian="normal" style:font-weight-complex="normal"/>
    </style:style>
    <style:style style:name="T6" style:family="text">
      <style:text-properties fo:language="en" fo:country="GB" fo:font-weight="normal" style:font-name-asian="Times New Roman" style:language-asian="en" style:country-asian="US" style:font-weight-asian="normal" style:font-name-complex="Times New Roman" style:font-weight-complex="normal"/>
    </style:style>
    <style:style style:name="T7" style:family="text">
      <style:text-properties fo:language="en" fo:country="GB" fo:font-weight="normal" officeooo:rsid="00d9c312" style:font-name-asian="Times New Roman" style:language-asian="en" style:country-asian="US" style:font-weight-asian="normal" style:font-name-complex="Times New Roman" style:font-weight-complex="normal"/>
    </style:style>
    <style:style style:name="T8" style:family="text">
      <style:text-properties fo:language="en" fo:country="GB" fo:font-weight="normal" officeooo:rsid="00e1b9d2" style:font-name-asian="Times New Roman" style:language-asian="en" style:country-asian="US" style:font-weight-asian="normal" style:font-name-complex="Times New Roman" style:font-weight-complex="normal"/>
    </style:style>
    <style:style style:name="T9" style:family="text">
      <style:text-properties fo:language="en" fo:country="GB" fo:font-weight="normal" officeooo:rsid="0008924b" style:font-name-asian="Times New Roman" style:language-asian="en" style:country-asian="US" style:font-weight-asian="normal" style:font-name-complex="Times New Roman" style:font-weight-complex="normal"/>
    </style:style>
    <style:style style:name="T10" style:family="text">
      <style:text-properties fo:language="en" fo:country="GB" fo:font-weight="normal" officeooo:rsid="0074ab66" style:font-name-asian="Times New Roman" style:language-asian="en" style:country-asian="US" style:font-weight-asian="normal" style:font-name-complex="Times New Roman" style:font-weight-complex="normal"/>
    </style:style>
    <style:style style:name="T11" style:family="text">
      <style:text-properties fo:language="en" fo:country="GB" fo:font-weight="normal" officeooo:rsid="00098c27" style:font-name-asian="Times New Roman" style:language-asian="en" style:country-asian="US" style:font-weight-asian="normal" style:font-name-complex="Times New Roman" style:font-weight-complex="normal"/>
    </style:style>
    <style:style style:name="T12" style:family="text">
      <style:text-properties fo:language="en" fo:country="GB" fo:font-weight="normal" officeooo:rsid="000b8073" style:font-name-asian="Times New Roman" style:language-asian="en" style:country-asian="US" style:font-weight-asian="normal" style:font-name-complex="Times New Roman" style:font-weight-complex="normal"/>
    </style:style>
    <style:style style:name="T13" style:family="text">
      <style:text-properties fo:language="en" fo:country="GB" fo:font-weight="normal" officeooo:rsid="000d37d2" style:font-name-asian="Times New Roman" style:language-asian="en" style:country-asian="US" style:font-weight-asian="normal" style:font-name-complex="Times New Roman" style:font-weight-complex="normal"/>
    </style:style>
    <style:style style:name="T14" style:family="text">
      <style:text-properties fo:language="en" fo:country="GB" fo:font-weight="normal" officeooo:rsid="009a20b8" style:font-name-asian="Times New Roman" style:language-asian="en" style:country-asian="US" style:font-weight-asian="normal" style:font-name-complex="Times New Roman" style:font-weight-complex="normal"/>
    </style:style>
    <style:style style:name="T15" style:family="text">
      <style:text-properties fo:language="en" fo:country="GB" fo:font-weight="normal" officeooo:rsid="000eaeeb" style:font-name-asian="Times New Roman" style:language-asian="en" style:country-asian="US" style:font-weight-asian="normal" style:font-name-complex="Times New Roman" style:font-weight-complex="normal"/>
    </style:style>
    <style:style style:name="T16" style:family="text">
      <style:text-properties fo:language="en" fo:country="GB" fo:font-weight="normal" officeooo:rsid="0057e185" style:font-name-asian="Times New Roman" style:language-asian="en" style:country-asian="US" style:font-weight-asian="normal" style:font-name-complex="Times New Roman" style:font-weight-complex="normal"/>
    </style:style>
    <style:style style:name="T17" style:family="text">
      <style:text-properties fo:language="en" fo:country="GB" fo:font-weight="normal" officeooo:rsid="00761785" style:font-name-asian="Times New Roman" style:language-asian="en" style:country-asian="US" style:font-weight-asian="normal" style:font-name-complex="Times New Roman" style:font-weight-complex="normal"/>
    </style:style>
    <style:style style:name="T18" style:family="text">
      <style:text-properties fo:language="en" fo:country="GB" fo:font-weight="normal" officeooo:rsid="00a291da" style:font-name-asian="Times New Roman" style:language-asian="en" style:country-asian="US" style:font-weight-asian="normal" style:font-name-complex="Times New Roman" style:font-weight-complex="normal"/>
    </style:style>
    <style:style style:name="T19" style:family="text">
      <style:text-properties fo:language="en" fo:country="GB" officeooo:rsid="0008924b"/>
    </style:style>
    <style:style style:name="T20" style:family="text">
      <style:text-properties fo:language="en" fo:country="GB" fo:font-style="italic" fo:font-weight="normal" officeooo:rsid="00aba711" style:font-name-asian="Times New Roman" style:language-asian="en" style:country-asian="US" style:font-style-asian="italic" style:font-weight-asian="normal" style:font-name-complex="Times New Roman" style:font-style-complex="italic" style:font-weight-complex="normal"/>
    </style:style>
    <style:style style:name="T21" style:family="text">
      <style:text-properties fo:language="en" fo:country="GB" fo:font-style="italic" fo:font-weight="normal" officeooo:rsid="000d37d2" style:font-name-asian="Times New Roman" style:language-asian="en" style:country-asian="US" style:font-style-asian="italic" style:font-weight-asian="normal" style:font-name-complex="Times New Roman" style:font-style-complex="italic" style:font-weight-complex="normal"/>
    </style:style>
    <style:style style:name="T22" style:family="text">
      <style:text-properties fo:language="en" fo:country="GB" fo:font-style="normal" fo:font-weight="normal" officeooo:rsid="000d37d2" style:font-name-asian="Times New Roman" style:language-asian="en" style:country-asian="US" style:font-style-asian="normal" style:font-weight-asian="normal" style:font-name-complex="Times New Roman" style:font-style-complex="normal" style:font-weight-complex="normal"/>
    </style:style>
    <style:style style:name="T23" style:family="text">
      <style:text-properties fo:language="en" fo:country="GB" fo:font-style="normal" fo:font-weight="normal" officeooo:rsid="010b1a96" style:font-name-asian="Times New Roman" style:language-asian="en" style:country-asian="US" style:font-style-asian="normal" style:font-weight-asian="normal" style:font-name-complex="Times New Roman" style:font-style-complex="normal" style:font-weight-complex="normal"/>
    </style:style>
    <style:style style:name="T24" style:family="text">
      <style:text-properties fo:language="en" fo:country="GB" fo:font-style="normal" fo:font-weight="normal" officeooo:rsid="010b8a67" style:font-name-asian="Times New Roman" style:language-asian="en" style:country-asian="US" style:font-style-asian="normal" style:font-weight-asian="normal" style:font-name-complex="Times New Roman" style:font-style-complex="normal" style:font-weight-complex="normal"/>
    </style:style>
    <style:style style:name="T25" style:family="text">
      <style:text-properties fo:language="en" fo:country="GB" fo:font-style="normal" fo:font-weight="normal" officeooo:rsid="0030813a" style:font-name-asian="Times New Roman" style:language-asian="en" style:country-asian="US" style:font-style-asian="normal" style:font-weight-asian="normal" style:font-name-complex="Times New Roman" style:font-style-complex="normal" style:font-weight-complex="normal"/>
    </style:style>
    <style:style style:name="T26" style:family="text">
      <style:text-properties fo:language="en" fo:country="GB" fo:font-style="normal" fo:font-weight="normal" officeooo:rsid="00313067" style:font-name-asian="Times New Roman" style:language-asian="en" style:country-asian="US" style:font-style-asian="normal" style:font-weight-asian="normal" style:font-name-complex="Times New Roman" style:font-style-complex="normal" style:font-weight-complex="normal"/>
    </style:style>
    <style:style style:name="T27" style:family="text">
      <style:text-properties fo:language="en" fo:country="GB" fo:font-style="normal" fo:font-weight="normal" officeooo:rsid="00a2b0e2" style:font-name-asian="Times New Roman" style:language-asian="en" style:country-asian="US" style:font-style-asian="normal" style:font-weight-asian="normal" style:font-name-complex="Times New Roman" style:font-style-complex="normal" style:font-weight-complex="normal"/>
    </style:style>
    <style:style style:name="T28" style:family="text">
      <style:text-properties fo:language="en" fo:country="GB" fo:font-style="normal" fo:font-weight="normal" officeooo:rsid="00a2d00c" style:font-name-asian="Times New Roman" style:language-asian="en" style:country-asian="US" style:font-style-asian="normal" style:font-weight-asian="normal" style:font-name-complex="Times New Roman" style:font-style-complex="normal" style:font-weight-complex="normal"/>
    </style:style>
    <style:style style:name="T29" style:family="text">
      <style:text-properties fo:language="en" fo:country="GB" fo:font-style="normal" fo:font-weight="normal" officeooo:rsid="00a40b02" style:font-name-asian="Times New Roman" style:language-asian="en" style:country-asian="US" style:font-style-asian="normal" style:font-weight-asian="normal" style:font-name-complex="Times New Roman" style:font-style-complex="normal" style:font-weight-complex="normal"/>
    </style:style>
    <style:style style:name="T30" style:family="text">
      <style:text-properties fo:language="en" fo:country="GB" fo:font-style="normal" fo:font-weight="normal" officeooo:rsid="00a69610" style:font-name-asian="Times New Roman" style:language-asian="en" style:country-asian="US" style:font-style-asian="normal" style:font-weight-asian="normal" style:font-name-complex="Times New Roman" style:font-style-complex="normal" style:font-weight-complex="normal"/>
    </style:style>
    <style:style style:name="T31" style:family="text">
      <style:text-properties fo:language="en" fo:country="GB" fo:font-style="normal" fo:font-weight="normal" officeooo:rsid="00a7bdce" style:font-name-asian="Times New Roman" style:language-asian="en" style:country-asian="US" style:font-style-asian="normal" style:font-weight-asian="normal" style:font-name-complex="Times New Roman" style:font-style-complex="normal" style:font-weight-complex="normal"/>
    </style:style>
    <style:style style:name="T32" style:family="text">
      <style:text-properties fo:language="en" fo:country="GB" fo:font-style="normal" style:text-underline-style="solid" style:text-underline-width="auto" style:text-underline-color="font-color" style:font-style-asian="normal" style:font-style-complex="normal"/>
    </style:style>
    <style:style style:name="T33" style:family="text">
      <style:text-properties fo:language="en" fo:country="GB" fo:font-style="normal" style:text-underline-style="none" style:font-style-asian="normal" style:font-style-complex="normal"/>
    </style:style>
    <style:style style:name="T34" style:family="text">
      <style:text-properties fo:language="en" fo:country="GB" fo:font-style="normal" style:text-underline-style="none" officeooo:rsid="00c19f0b" style:font-style-asian="normal" style:font-style-complex="normal"/>
    </style:style>
    <style:style style:name="T35" style:family="text">
      <style:text-properties fo:language="en" fo:country="GB" fo:font-style="normal" style:text-underline-style="none" officeooo:rsid="0014bd7a" style:font-style-asian="normal" style:font-style-complex="normal"/>
    </style:style>
    <style:style style:name="T36" style:family="text">
      <style:text-properties fo:language="en" fo:country="GB" fo:font-style="normal" style:text-underline-style="none" officeooo:rsid="006d6c8f" style:font-style-asian="normal" style:font-style-complex="normal"/>
    </style:style>
    <style:style style:name="T37" style:family="text">
      <style:text-properties fo:language="en" fo:country="GB" fo:font-style="normal" style:text-underline-style="none" officeooo:rsid="00bf2ba5" style:font-style-asian="normal" style:font-style-complex="normal"/>
    </style:style>
    <style:style style:name="T38" style:family="text">
      <style:text-properties fo:language="en" fo:country="GB" officeooo:rsid="006d6c8f"/>
    </style:style>
    <style:style style:name="T39" style:family="text">
      <style:text-properties fo:language="en" fo:country="GB" officeooo:rsid="0072689c"/>
    </style:style>
    <style:style style:name="T40" style:family="text">
      <style:text-properties fo:language="en" fo:country="GB" officeooo:rsid="007ba9f4"/>
    </style:style>
    <style:style style:name="T41" style:family="text">
      <style:text-properties fo:language="en" fo:country="GB" officeooo:rsid="0073c679"/>
    </style:style>
    <style:style style:name="T42" style:family="text">
      <style:text-properties fo:language="en" fo:country="GB" officeooo:rsid="000eb645"/>
    </style:style>
    <style:style style:name="T43" style:family="text">
      <style:text-properties fo:language="en" fo:country="GB" officeooo:rsid="000eaeeb"/>
    </style:style>
    <style:style style:name="T44" style:family="text">
      <style:text-properties fo:language="en" fo:country="GB" officeooo:rsid="000f1aef"/>
    </style:style>
    <style:style style:name="T45" style:family="text">
      <style:text-properties fo:language="en" fo:country="GB" officeooo:rsid="00743c99"/>
    </style:style>
    <style:style style:name="T46" style:family="text">
      <style:text-properties fo:language="en" fo:country="GB" officeooo:rsid="000fb6af"/>
    </style:style>
    <style:style style:name="T47" style:family="text">
      <style:text-properties fo:language="en" fo:country="GB" style:text-underline-style="solid" style:text-underline-width="auto" style:text-underline-color="font-color" fo:font-weight="normal" officeooo:rsid="000b8073" style:font-name-asian="Times New Roman" style:language-asian="en" style:country-asian="US" style:font-weight-asian="normal" style:font-name-complex="Times New Roman" style:font-weight-complex="normal"/>
    </style:style>
    <style:style style:name="T48" style:family="text">
      <style:text-properties fo:language="en" fo:country="GB" style:text-underline-style="solid" style:text-underline-width="auto" style:text-underline-color="font-color" fo:font-weight="normal" officeooo:rsid="000d37d2" style:font-name-asian="Times New Roman" style:language-asian="en" style:country-asian="US" style:font-weight-asian="normal" style:font-name-complex="Times New Roman" style:font-weight-complex="normal"/>
    </style:style>
    <style:style style:name="T49" style:family="text">
      <style:text-properties fo:language="en" fo:country="GB" officeooo:rsid="00bf2ba5"/>
    </style:style>
    <style:style style:name="T50" style:family="text">
      <style:text-properties fo:language="en" fo:country="GB" officeooo:rsid="0012da9b"/>
    </style:style>
    <style:style style:name="T51" style:family="text">
      <style:text-properties fo:language="en" fo:country="GB" officeooo:rsid="0014bd7a"/>
    </style:style>
    <style:style style:name="T52" style:family="text">
      <style:text-properties fo:language="en" fo:country="GB" officeooo:rsid="000b3af2"/>
    </style:style>
    <style:style style:name="T53" style:family="text">
      <style:text-properties fo:language="en" fo:country="GB" officeooo:rsid="000b848b"/>
    </style:style>
    <style:style style:name="T54" style:family="text">
      <style:text-properties fo:language="en" fo:country="GB" officeooo:rsid="000d3af2"/>
    </style:style>
    <style:style style:name="T55" style:family="text">
      <style:text-properties fo:language="en" fo:country="GB" officeooo:rsid="006776ee"/>
    </style:style>
    <style:style style:name="T56" style:family="text">
      <style:text-properties fo:language="en" fo:country="GB" officeooo:rsid="00054de6"/>
    </style:style>
    <style:style style:name="T57" style:family="text">
      <style:text-properties fo:language="en" fo:country="GB" officeooo:rsid="0009d0b8"/>
    </style:style>
    <style:style style:name="T58" style:family="text">
      <style:text-properties officeooo:rsid="00051b97"/>
    </style:style>
    <style:style style:name="T59" style:family="text">
      <style:text-properties officeooo:rsid="0005b63e"/>
    </style:style>
    <style:style style:name="T60" style:family="text">
      <style:text-properties fo:font-style="normal" style:text-underline-style="none" officeooo:rsid="00c19f0b" style:font-style-asian="normal" style:font-style-complex="normal"/>
    </style:style>
    <style:style style:name="T61" style:family="text">
      <style:text-properties fo:font-style="normal" style:text-underline-style="none" officeooo:rsid="0014bd7a" style:font-style-asian="normal" style:font-style-complex="normal"/>
    </style:style>
    <style:style style:name="T62" style:family="text">
      <style:text-properties style:text-position="super 58%"/>
    </style:style>
    <style:style style:name="T63" style:family="text">
      <style:text-properties style:text-position="super 58%" fo:language="en" fo:country="GB" fo:font-weight="normal" style:font-name-asian="Times New Roman" style:language-asian="en" style:country-asian="US" style:font-weight-asian="normal" style:font-name-complex="Times New Roman" style:font-weight-complex="normal"/>
    </style:style>
    <style:style style:name="T64" style:family="text">
      <style:text-properties style:text-position="super 58%" fo:language="en" fo:country="GB" fo:font-weight="normal" officeooo:rsid="00e1b9d2" style:font-name-asian="Times New Roman" style:language-asian="en" style:country-asian="US" style:font-weight-asian="normal" style:font-name-complex="Times New Roman" style:font-weight-complex="normal"/>
    </style:style>
    <style:style style:name="T65" style:family="text">
      <style:text-properties style:text-position="super 58%" fo:language="en" fo:country="GB" fo:font-weight="normal" officeooo:rsid="0008924b" style:font-name-asian="Times New Roman" style:language-asian="en" style:country-asian="US" style:font-weight-asian="normal" style:font-name-complex="Times New Roman" style:font-weight-complex="normal"/>
    </style:style>
    <style:style style:name="T66" style:family="text">
      <style:text-properties style:text-position="super 58%" fo:language="en" fo:country="GB" fo:font-weight="normal" officeooo:rsid="00761785" style:font-name-asian="Times New Roman" style:language-asian="en" style:country-asian="US" style:font-weight-asian="normal" style:font-name-complex="Times New Roman" style:font-weight-complex="normal"/>
    </style:style>
    <style:style style:name="T67" style:family="text">
      <style:text-properties style:text-position="super 58%" fo:language="en" fo:country="GB" fo:font-weight="normal" officeooo:rsid="00a291da" style:font-name-asian="Times New Roman" style:language-asian="en" style:country-asian="US" style:font-weight-asian="normal" style:font-name-complex="Times New Roman" style:font-weight-complex="normal"/>
    </style:style>
    <style:style style:name="T68" style:family="text">
      <style:text-properties style:text-position="super 58%" fo:language="en" fo:country="GB" fo:font-weight="normal" officeooo:rsid="000fb6af" style:font-weight-asian="normal" style:font-weight-complex="normal"/>
    </style:style>
    <style:style style:name="T69" style:family="text">
      <style:text-properties style:text-position="super 58%" fo:language="en" fo:country="GB" fo:font-weight="normal" officeooo:rsid="007803a2" style:font-weight-asian="normal" style:font-weight-complex="normal"/>
    </style:style>
    <style:style style:name="T70" style:family="text">
      <style:text-properties style:text-position="super 58%" fo:language="en" fo:country="GB" fo:font-weight="normal" officeooo:rsid="0074ab66" style:font-weight-asian="normal" style:font-weight-complex="normal"/>
    </style:style>
    <style:style style:name="T71" style:family="text">
      <style:text-properties style:text-position="super 58%" fo:language="en" fo:country="GB" fo:font-weight="normal" officeooo:rsid="0008924b" style:font-weight-asian="normal" style:font-weight-complex="normal"/>
    </style:style>
    <style:style style:name="T72" style:family="text">
      <style:text-properties style:text-position="super 58%" fo:language="en" fo:country="GB" fo:font-style="normal" style:text-underline-style="none" style:font-style-asian="normal" style:font-style-complex="normal"/>
    </style:style>
    <style:style style:name="T73" style:family="text">
      <style:text-properties style:text-position="super 58%" fo:language="en" fo:country="GB" fo:font-style="normal" style:text-underline-style="none" officeooo:rsid="00c7a3b7" style:font-style-asian="normal" style:font-style-complex="normal"/>
    </style:style>
    <style:style style:name="T74" style:family="text">
      <style:text-properties style:text-position="super 58%" fo:language="en" fo:country="GB" fo:font-style="normal" style:text-underline-style="none" officeooo:rsid="00171b93" style:font-style-asian="normal" style:font-style-complex="normal"/>
    </style:style>
    <style:style style:name="T75" style:family="text">
      <style:text-properties style:text-position="super 58%" fo:language="en" fo:country="GB" fo:font-style="normal" style:text-underline-style="none" officeooo:rsid="001c3f80" style:font-style-asian="normal" style:font-style-complex="normal"/>
    </style:style>
    <style:style style:name="T76" style:family="text">
      <style:text-properties style:text-position="super 58%" fo:language="en" fo:country="GB" fo:font-style="normal" style:text-underline-style="none" officeooo:rsid="0023872f" style:font-style-asian="normal" style:font-style-complex="normal"/>
    </style:style>
    <style:style style:name="T77" style:family="text">
      <style:text-properties style:text-position="super 58%" fo:language="en" fo:country="GB" fo:font-style="normal" style:text-underline-style="none" officeooo:rsid="00252e92" style:font-style-asian="normal" style:font-style-complex="normal"/>
    </style:style>
    <style:style style:name="T78" style:family="text">
      <style:text-properties style:text-position="super 58%" fo:language="en" fo:country="GB" fo:font-style="normal" style:text-underline-style="none" officeooo:rsid="002eea9b" style:font-style-asian="normal" style:font-style-complex="normal"/>
    </style:style>
    <style:style style:name="T79" style:family="text">
      <style:text-properties style:text-position="super 58%" fo:language="en" fo:country="GB" fo:font-style="normal" style:text-underline-style="none" officeooo:rsid="00313067" style:font-style-asian="normal" style:font-style-complex="normal"/>
    </style:style>
    <style:style style:name="T80" style:family="text">
      <style:text-properties style:text-position="super 58%" fo:language="en" fo:country="GB" fo:font-style="normal" style:text-underline-style="none" officeooo:rsid="0032b6ae" style:font-style-asian="normal" style:font-style-complex="normal"/>
    </style:style>
    <style:style style:name="T81" style:family="text">
      <style:text-properties style:text-position="super 58%" fo:language="en" fo:country="GB" fo:font-style="normal" style:text-underline-style="none" officeooo:rsid="0046809b" style:font-style-asian="normal" style:font-style-complex="normal"/>
    </style:style>
    <style:style style:name="T82" style:family="text">
      <style:text-properties style:text-position="super 58%" fo:language="en" fo:country="GB" fo:font-style="normal" style:text-underline-style="none" officeooo:rsid="004b31ae" style:font-style-asian="normal" style:font-style-complex="normal"/>
    </style:style>
    <style:style style:name="T83" style:family="text">
      <style:text-properties style:text-position="super 58%" fo:language="en" fo:country="GB" fo:font-style="normal" style:text-underline-style="none" officeooo:rsid="004c9ba8" style:font-style-asian="normal" style:font-style-complex="normal"/>
    </style:style>
    <style:style style:name="T84" style:family="text">
      <style:text-properties style:text-position="super 58%" fo:language="en" fo:country="GB" fo:font-style="normal" style:text-underline-style="none" officeooo:rsid="00567d2f" style:font-style-asian="normal" style:font-style-complex="normal"/>
    </style:style>
    <style:style style:name="T85" style:family="text">
      <style:text-properties style:text-position="super 58%" fo:language="en" fo:country="GB" fo:font-style="normal" style:text-underline-style="none" officeooo:rsid="006d6c8f" style:font-style-asian="normal" style:font-style-complex="normal"/>
    </style:style>
    <style:style style:name="T86" style:family="text">
      <style:text-properties style:text-position="super 58%" fo:language="en" fo:country="GB" fo:font-style="normal" style:text-underline-style="none" officeooo:rsid="00bf2ba5" style:font-style-asian="normal" style:font-style-complex="normal"/>
    </style:style>
    <style:style style:name="T87" style:family="text">
      <style:text-properties style:text-position="super 58%" fo:language="en" fo:country="GB" fo:font-style="normal" style:text-underline-style="none" officeooo:rsid="0054c424" style:font-style-asian="normal" style:font-style-complex="normal"/>
    </style:style>
    <style:style style:name="T88" style:family="text">
      <style:text-properties style:text-position="super 58%" fo:language="en" fo:country="GB" fo:font-style="normal" style:text-underline-style="none" officeooo:rsid="00a67df2" style:font-style-asian="normal" style:font-style-complex="normal"/>
    </style:style>
    <style:style style:name="T89" style:family="text">
      <style:text-properties style:text-position="super 58%" fo:language="en" fo:country="GB" fo:font-style="normal" style:text-underline-style="none" officeooo:rsid="00a69610" style:font-style-asian="normal" style:font-style-complex="normal"/>
    </style:style>
    <style:style style:name="T90" style:family="text">
      <style:text-properties style:text-position="super 58%" fo:language="en" fo:country="GB" fo:font-style="normal" style:text-underline-style="none" officeooo:rsid="00aaf0b8" style:font-style-asian="normal" style:font-style-complex="normal"/>
    </style:style>
    <style:style style:name="T91" style:family="text">
      <style:text-properties style:text-position="super 58%" fo:language="en" fo:country="GB" fo:font-style="normal" style:text-underline-style="none" style:font-name-asian="Times New Roman" style:language-asian="en" style:country-asian="US" style:font-style-asian="normal" style:font-name-complex="Times New Roman" style:font-style-complex="normal"/>
    </style:style>
    <style:style style:name="T92" style:family="text">
      <style:text-properties style:text-position="super 58%" fo:language="en" fo:country="GB" fo:font-style="normal" style:text-underline-style="none" officeooo:rsid="0008924b" style:font-name-asian="Times New Roman" style:language-asian="en" style:country-asian="US" style:font-style-asian="normal" style:font-name-complex="Times New Roman" style:font-style-complex="normal"/>
    </style:style>
    <style:style style:name="T93" style:family="text">
      <style:text-properties style:text-position="super 58%" fo:language="en" fo:country="GB" fo:font-style="normal" style:text-underline-style="none" officeooo:rsid="00a8b898" style:font-name-asian="Times New Roman" style:language-asian="en" style:country-asian="US" style:font-style-asian="normal" style:font-name-complex="Times New Roman" style:font-style-complex="normal"/>
    </style:style>
    <style:style style:name="T94" style:family="text">
      <style:text-properties style:text-position="super 58%" fo:language="en" fo:country="GB" fo:font-style="normal" fo:font-weight="normal" officeooo:rsid="0030813a" style:font-name-asian="Times New Roman" style:language-asian="en" style:country-asian="US" style:font-style-asian="normal" style:font-weight-asian="normal" style:font-name-complex="Times New Roman" style:font-style-complex="normal" style:font-weight-complex="normal"/>
    </style:style>
    <style:style style:name="T95" style:family="text">
      <style:text-properties style:text-position="super 58%" fo:language="en" fo:country="GB" fo:font-style="normal" fo:font-weight="normal" officeooo:rsid="00a2d00c" style:font-name-asian="Times New Roman" style:language-asian="en" style:country-asian="US" style:font-style-asian="normal" style:font-weight-asian="normal" style:font-name-complex="Times New Roman" style:font-style-complex="normal" style:font-weight-complex="normal"/>
    </style:style>
    <style:style style:name="T96" style:family="text">
      <style:text-properties style:text-position="super 58%" fo:language="en" fo:country="GB" fo:font-style="normal" fo:font-weight="normal" officeooo:rsid="00a40b02" style:font-name-asian="Times New Roman" style:language-asian="en" style:country-asian="US" style:font-style-asian="normal" style:font-weight-asian="normal" style:font-name-complex="Times New Roman" style:font-style-complex="normal" style:font-weight-complex="normal"/>
    </style:style>
    <style:style style:name="T97" style:family="text">
      <style:text-properties style:text-position="super 58%" fo:language="en" fo:country="GB" fo:font-style="normal" fo:font-weight="normal" officeooo:rsid="00a69610" style:font-name-asian="Times New Roman" style:language-asian="en" style:country-asian="US" style:font-style-asian="normal" style:font-weight-asian="normal" style:font-name-complex="Times New Roman" style:font-style-complex="normal" style:font-weight-complex="normal"/>
    </style:style>
    <style:style style:name="T98" style:family="text">
      <style:text-properties style:text-position="super 58%" fo:language="en" fo:country="GB" officeooo:rsid="00313067"/>
    </style:style>
    <style:style style:name="T99" style:family="text">
      <style:text-properties style:text-position="super 58%" fo:language="en" fo:country="GB" officeooo:rsid="00051b97"/>
    </style:style>
    <style:style style:name="T100" style:family="text">
      <style:text-properties style:text-position="super 58%" fo:language="en" fo:country="GB" officeooo:rsid="00533ac2"/>
    </style:style>
    <style:style style:name="T101" style:family="text">
      <style:text-properties style:text-position="super 58%" fo:language="en" fo:country="GB" officeooo:rsid="007803a2"/>
    </style:style>
    <style:style style:name="T102" style:family="text">
      <style:text-properties style:text-position="super 58%" fo:language="en" fo:country="GB" officeooo:rsid="006d6c8f"/>
    </style:style>
    <style:style style:name="T103" style:family="text">
      <style:text-properties style:text-position="super 58%" fo:language="en" fo:country="GB" officeooo:rsid="00bf2ba5"/>
    </style:style>
    <style:style style:name="T104" style:family="text">
      <style:text-properties style:text-position="super 58%" fo:font-size="14pt" fo:language="en" fo:country="GB" fo:font-weight="normal" style:font-size-asian="14pt" style:font-weight-asian="normal" style:font-size-complex="14pt" style:font-weight-complex="normal"/>
    </style:style>
    <style:style style:name="T105" style:family="text">
      <style:text-properties style:text-position="super 58%" fo:font-size="14pt" fo:language="en" fo:country="GB" fo:font-weight="normal" officeooo:rsid="00199cb0" style:font-size-asian="14pt" style:font-weight-asian="normal" style:font-size-complex="14pt" style:font-weight-complex="normal"/>
    </style:style>
    <style:style style:name="T106" style:family="text">
      <style:text-properties style:text-position="super 58%" fo:font-size="14pt" fo:language="en" fo:country="GB" fo:font-weight="normal" officeooo:rsid="00051b97" style:font-size-asian="14pt" style:font-weight-asian="normal" style:font-size-complex="14pt" style:font-weight-complex="normal"/>
    </style:style>
    <style:style style:name="T107" style:family="text">
      <style:text-properties style:text-position="super 58%" fo:font-size="14pt" fo:language="en" fo:country="GB" fo:font-style="normal" style:text-underline-style="none" fo:font-weight="normal" style:font-size-asian="14pt" style:font-style-asian="normal" style:font-weight-asian="normal" style:font-size-complex="14pt" style:font-style-complex="normal" style:font-weight-complex="normal"/>
    </style:style>
    <style:style style:name="T108" style:family="text">
      <style:text-properties style:text-position="super 58%" fo:font-size="14pt" fo:language="en" fo:country="GB" fo:font-style="normal" style:text-underline-style="none" fo:font-weight="normal" officeooo:rsid="0046614b" style:font-size-asian="14pt" style:font-style-asian="normal" style:font-weight-asian="normal" style:font-size-complex="14pt" style:font-style-complex="normal" style:font-weight-complex="normal"/>
    </style:style>
    <style:style style:name="T109" style:family="text">
      <style:text-properties style:text-position="super 58%" fo:font-size="14pt" fo:language="en" fo:country="GB" fo:font-style="normal" style:text-underline-style="none" fo:font-weight="normal" officeooo:rsid="00473029" style:font-size-asian="14pt" style:font-style-asian="normal" style:font-weight-asian="normal" style:font-size-complex="14pt" style:font-style-complex="normal" style:font-weight-complex="normal"/>
    </style:style>
    <style:style style:name="T110" style:family="text">
      <style:text-properties style:text-position="super 58%" fo:font-size="14pt" fo:language="en" fo:country="GB" fo:font-style="normal" style:text-underline-style="none" fo:font-weight="normal" officeooo:rsid="00782673" style:font-size-asian="14pt" style:font-style-asian="normal" style:font-weight-asian="normal" style:font-size-complex="14pt" style:font-style-complex="normal" style:font-weight-complex="normal"/>
    </style:style>
    <style:style style:name="T111" style:family="text">
      <style:text-properties style:text-position="super 58%" fo:font-size="14pt" fo:language="en" fo:country="GB" fo:font-style="normal" style:text-underline-style="none" fo:font-weight="normal" officeooo:rsid="007a084a" style:font-size-asian="14pt" style:font-style-asian="normal" style:font-weight-asian="normal" style:font-size-complex="14pt" style:font-style-complex="normal" style:font-weight-complex="normal"/>
    </style:style>
    <style:style style:name="T112" style:family="text">
      <style:text-properties style:text-position="super 58%" fo:font-size="14pt" fo:language="en" fo:country="GB" fo:font-style="normal" style:text-underline-style="none" fo:font-weight="normal" officeooo:rsid="005a78e3" style:font-size-asian="14pt" style:font-style-asian="normal" style:font-weight-asian="normal" style:font-size-complex="14pt" style:font-style-complex="normal" style:font-weight-complex="normal"/>
    </style:style>
    <style:style style:name="T113" style:family="text">
      <style:text-properties style:text-position="super 58%" fo:font-size="14pt" fo:language="en" fo:country="GB" fo:font-style="normal" style:text-underline-style="none" fo:font-weight="normal" officeooo:rsid="005c4264" style:font-size-asian="14pt" style:font-style-asian="normal" style:font-weight-asian="normal" style:font-size-complex="14pt" style:font-style-complex="normal" style:font-weight-complex="normal"/>
    </style:style>
    <style:style style:name="T114" style:family="text">
      <style:text-properties style:text-position="super 58%" fo:font-size="14pt" fo:language="en" fo:country="GB" fo:font-style="normal" style:text-underline-style="none" fo:font-weight="normal" officeooo:rsid="00ae399c" style:font-size-asian="14pt" style:font-style-asian="normal" style:font-weight-asian="normal" style:font-size-complex="14pt" style:font-style-complex="normal" style:font-weight-complex="normal"/>
    </style:style>
    <style:style style:name="T115" style:family="text">
      <style:text-properties style:text-position="super 58%" fo:font-size="14pt" fo:language="en" fo:country="GB" fo:font-style="normal" style:text-underline-style="none" fo:font-weight="normal" officeooo:rsid="00aeb7f7" style:font-size-asian="14pt" style:font-style-asian="normal" style:font-weight-asian="normal" style:font-size-complex="14pt" style:font-style-complex="normal" style:font-weight-complex="normal"/>
    </style:style>
    <style:style style:name="T116" style:family="text">
      <style:text-properties style:text-position="super 58%" fo:font-size="14pt" officeooo:rsid="004fe6bc" style:font-size-asian="14pt" style:font-size-complex="14pt"/>
    </style:style>
    <style:style style:name="T117" style:family="text">
      <style:text-properties style:text-position="super 58%" fo:font-size="14pt" officeooo:rsid="004e491b" style:font-size-asian="14pt" style:font-size-complex="14pt"/>
    </style:style>
    <style:style style:name="T118" style:family="text">
      <style:text-properties style:text-position="super 58%" officeooo:rsid="003b6110"/>
    </style:style>
    <style:style style:name="T119" style:family="text">
      <style:text-properties style:text-position="super 58%" officeooo:rsid="006b2ee0"/>
    </style:style>
    <style:style style:name="T120" style:family="text">
      <style:text-properties style:text-position="super 58%" officeooo:rsid="003ecfb0"/>
    </style:style>
    <style:style style:name="T121" style:family="text">
      <style:text-properties style:text-position="super 58%" officeooo:rsid="00817344"/>
    </style:style>
    <style:style style:name="T122" style:family="text">
      <style:text-properties style:text-position="super 58%" officeooo:rsid="0009d0b8"/>
    </style:style>
    <style:style style:name="T123" style:family="text">
      <style:text-properties style:text-position="super 58%" officeooo:rsid="00ae399c"/>
    </style:style>
    <style:style style:name="T124" style:family="text">
      <style:text-properties style:text-position="0% 100%"/>
    </style:style>
    <style:style style:name="T125" style:family="text">
      <style:text-properties style:text-position="0% 100%" fo:language="en" fo:country="GB" fo:font-weight="normal" style:font-weight-asian="normal" style:font-weight-complex="normal"/>
    </style:style>
    <style:style style:name="T126" style:family="text">
      <style:text-properties style:text-position="0% 100%" fo:language="en" fo:country="GB" fo:font-weight="normal" officeooo:rsid="000fb6af" style:font-weight-asian="normal" style:font-weight-complex="normal"/>
    </style:style>
    <style:style style:name="T127" style:family="text">
      <style:text-properties style:text-position="0% 100%" fo:language="en" fo:country="GB" fo:font-weight="normal" officeooo:rsid="00105520" style:font-weight-asian="normal" style:font-weight-complex="normal"/>
    </style:style>
    <style:style style:name="T128" style:family="text">
      <style:text-properties style:text-position="0% 100%" fo:language="en" fo:country="GB" fo:font-weight="normal" officeooo:rsid="0076d0c7" style:font-weight-asian="normal" style:font-weight-complex="normal"/>
    </style:style>
    <style:style style:name="T129" style:family="text">
      <style:text-properties style:text-position="0% 100%" fo:language="en" fo:country="GB" fo:font-weight="normal" officeooo:rsid="007c98b6" style:font-weight-asian="normal" style:font-weight-complex="normal"/>
    </style:style>
    <style:style style:name="T130" style:family="text">
      <style:text-properties style:text-position="0% 100%" fo:language="en" fo:country="GB" fo:font-weight="normal" officeooo:rsid="00124fda" style:font-weight-asian="normal" style:font-weight-complex="normal"/>
    </style:style>
    <style:style style:name="T131" style:family="text">
      <style:text-properties style:text-position="0% 100%" fo:language="en" fo:country="GB" fo:font-weight="normal" officeooo:rsid="00202d22" style:font-weight-asian="normal" style:font-weight-complex="normal"/>
    </style:style>
    <style:style style:name="T132" style:family="text">
      <style:text-properties style:text-position="0% 100%" fo:language="en" fo:country="GB" fo:font-weight="normal" officeooo:rsid="00051b97" style:font-weight-asian="normal" style:font-weight-complex="normal"/>
    </style:style>
    <style:style style:name="T133" style:family="text">
      <style:text-properties style:text-position="0% 100%" fo:language="en" fo:country="GB" fo:font-weight="normal" officeooo:rsid="00a2b0e2" style:font-weight-asian="normal" style:font-weight-complex="normal"/>
    </style:style>
    <style:style style:name="T134" style:family="text">
      <style:text-properties style:text-position="0% 100%" fo:language="en" fo:country="GB" fo:font-style="normal" style:text-underline-style="none" style:font-style-asian="normal" style:font-style-complex="normal"/>
    </style:style>
    <style:style style:name="T135" style:family="text">
      <style:text-properties style:text-position="0% 100%" fo:language="en" fo:country="GB" fo:font-style="normal" style:text-underline-style="none" officeooo:rsid="00c89cd7" style:font-style-asian="normal" style:font-style-complex="normal"/>
    </style:style>
    <style:style style:name="T136" style:family="text">
      <style:text-properties style:text-position="0% 100%" fo:language="en" fo:country="GB" fo:font-style="normal" style:text-underline-style="none" officeooo:rsid="00171b93" style:font-style-asian="normal" style:font-style-complex="normal"/>
    </style:style>
    <style:style style:name="T137" style:family="text">
      <style:text-properties style:text-position="0% 100%" fo:language="en" fo:country="GB" fo:font-style="normal" style:text-underline-style="none" officeooo:rsid="001ae651" style:font-style-asian="normal" style:font-style-complex="normal"/>
    </style:style>
    <style:style style:name="T138" style:family="text">
      <style:text-properties style:text-position="0% 100%" fo:language="en" fo:country="GB" fo:font-style="normal" style:text-underline-style="none" officeooo:rsid="00d1f86e" style:font-style-asian="normal" style:font-style-complex="normal"/>
    </style:style>
    <style:style style:name="T139" style:family="text">
      <style:text-properties style:text-position="0% 100%" fo:language="en" fo:country="GB" fo:font-style="normal" style:text-underline-style="none" officeooo:rsid="001c3f80" style:font-style-asian="normal" style:font-style-complex="normal"/>
    </style:style>
    <style:style style:name="T140" style:family="text">
      <style:text-properties style:text-position="0% 100%" fo:language="en" fo:country="GB" fo:font-style="normal" style:text-underline-style="none" officeooo:rsid="0008924b" style:font-style-asian="normal" style:font-style-complex="normal"/>
    </style:style>
    <style:style style:name="T141" style:family="text">
      <style:text-properties style:text-position="0% 100%" fo:language="en" fo:country="GB" fo:font-style="normal" style:text-underline-style="none" officeooo:rsid="00bf2ba5" style:font-style-asian="normal" style:font-style-complex="normal"/>
    </style:style>
    <style:style style:name="T142" style:family="text">
      <style:text-properties style:text-position="0% 100%" fo:language="en" fo:country="GB" fo:font-style="normal" style:text-underline-style="none" officeooo:rsid="0023872f" style:font-style-asian="normal" style:font-style-complex="normal"/>
    </style:style>
    <style:style style:name="T143" style:family="text">
      <style:text-properties style:text-position="0% 100%" fo:language="en" fo:country="GB" fo:font-style="normal" style:text-underline-style="none" officeooo:rsid="006d6c8f" style:font-style-asian="normal" style:font-style-complex="normal"/>
    </style:style>
    <style:style style:name="T144" style:family="text">
      <style:text-properties style:text-position="0% 100%" fo:language="en" fo:country="GB" fo:font-style="normal" style:text-underline-style="none" officeooo:rsid="0023bef9" style:font-style-asian="normal" style:font-style-complex="normal"/>
    </style:style>
    <style:style style:name="T145" style:family="text">
      <style:text-properties style:text-position="0% 100%" fo:language="en" fo:country="GB" fo:font-style="normal" style:text-underline-style="none" officeooo:rsid="0072689c" style:font-style-asian="normal" style:font-style-complex="normal"/>
    </style:style>
    <style:style style:name="T146" style:family="text">
      <style:text-properties style:text-position="0% 100%" fo:language="en" fo:country="GB" fo:font-style="normal" style:text-underline-style="none" officeooo:rsid="00252e92" style:font-style-asian="normal" style:font-style-complex="normal"/>
    </style:style>
    <style:style style:name="T147" style:family="text">
      <style:text-properties style:text-position="0% 100%" fo:language="en" fo:country="GB" fo:font-style="normal" style:text-underline-style="none" officeooo:rsid="00267fb2" style:font-style-asian="normal" style:font-style-complex="normal"/>
    </style:style>
    <style:style style:name="T148" style:family="text">
      <style:text-properties style:text-position="0% 100%" fo:language="en" fo:country="GB" fo:font-style="normal" style:text-underline-style="none" officeooo:rsid="002842c4" style:font-style-asian="normal" style:font-style-complex="normal"/>
    </style:style>
    <style:style style:name="T149" style:family="text">
      <style:text-properties style:text-position="0% 100%" fo:language="en" fo:country="GB" fo:font-style="normal" style:text-underline-style="none" officeooo:rsid="0028f453" style:font-style-asian="normal" style:font-style-complex="normal"/>
    </style:style>
    <style:style style:name="T150" style:family="text">
      <style:text-properties style:text-position="0% 100%" fo:language="en" fo:country="GB" fo:font-style="normal" style:text-underline-style="none" officeooo:rsid="0029d9ed" style:font-style-asian="normal" style:font-style-complex="normal"/>
    </style:style>
    <style:style style:name="T151" style:family="text">
      <style:text-properties style:text-position="0% 100%" fo:language="en" fo:country="GB" fo:font-style="normal" style:text-underline-style="none" officeooo:rsid="002b1d65" style:font-style-asian="normal" style:font-style-complex="normal"/>
    </style:style>
    <style:style style:name="T152" style:family="text">
      <style:text-properties style:text-position="0% 100%" fo:language="en" fo:country="GB" fo:font-style="normal" style:text-underline-style="none" officeooo:rsid="00ba552f" style:font-style-asian="normal" style:font-style-complex="normal"/>
    </style:style>
    <style:style style:name="T153" style:family="text">
      <style:text-properties style:text-position="0% 100%" fo:language="en" fo:country="GB" fo:font-style="normal" style:text-underline-style="none" officeooo:rsid="00b86eeb" style:font-style-asian="normal" style:font-style-complex="normal"/>
    </style:style>
    <style:style style:name="T154" style:family="text">
      <style:text-properties style:text-position="0% 100%" fo:language="en" fo:country="GB" fo:font-style="normal" style:text-underline-style="none" officeooo:rsid="010b8cd3" style:font-style-asian="normal" style:font-style-complex="normal"/>
    </style:style>
    <style:style style:name="T155" style:family="text">
      <style:text-properties style:text-position="0% 100%" fo:language="en" fo:country="GB" fo:font-style="normal" style:text-underline-style="none" officeooo:rsid="00bace6f" style:font-style-asian="normal" style:font-style-complex="normal"/>
    </style:style>
    <style:style style:name="T156" style:family="text">
      <style:text-properties style:text-position="0% 100%" fo:language="en" fo:country="GB" fo:font-style="normal" style:text-underline-style="none" officeooo:rsid="002b780b" style:font-style-asian="normal" style:font-style-complex="normal"/>
    </style:style>
    <style:style style:name="T157" style:family="text">
      <style:text-properties style:text-position="0% 100%" fo:language="en" fo:country="GB" fo:font-style="normal" style:text-underline-style="none" officeooo:rsid="002eea9b" style:font-style-asian="normal" style:font-style-complex="normal"/>
    </style:style>
    <style:style style:name="T158" style:family="text">
      <style:text-properties style:text-position="0% 100%" fo:language="en" fo:country="GB" fo:font-style="normal" style:text-underline-style="none" officeooo:rsid="002ef645" style:font-style-asian="normal" style:font-style-complex="normal"/>
    </style:style>
    <style:style style:name="T159" style:family="text">
      <style:text-properties style:text-position="0% 100%" fo:language="en" fo:country="GB" fo:font-style="normal" style:text-underline-style="none" officeooo:rsid="0032b6ae" style:font-style-asian="normal" style:font-style-complex="normal"/>
    </style:style>
    <style:style style:name="T160" style:family="text">
      <style:text-properties style:text-position="0% 100%" fo:language="en" fo:country="GB" fo:font-style="normal" style:text-underline-style="none" officeooo:rsid="0032e1d5" style:font-style-asian="normal" style:font-style-complex="normal"/>
    </style:style>
    <style:style style:name="T161" style:family="text">
      <style:text-properties style:text-position="0% 100%" fo:language="en" fo:country="GB" fo:font-style="normal" style:text-underline-style="none" officeooo:rsid="0033c873" style:font-style-asian="normal" style:font-style-complex="normal"/>
    </style:style>
    <style:style style:name="T162" style:family="text">
      <style:text-properties style:text-position="0% 100%" fo:language="en" fo:country="GB" fo:font-style="normal" style:text-underline-style="none" officeooo:rsid="00e203fd" style:font-style-asian="normal" style:font-style-complex="normal"/>
    </style:style>
    <style:style style:name="T163" style:family="text">
      <style:text-properties style:text-position="0% 100%" fo:language="en" fo:country="GB" fo:font-style="normal" style:text-underline-style="none" officeooo:rsid="00e7dffe" style:font-style-asian="normal" style:font-style-complex="normal"/>
    </style:style>
    <style:style style:name="T164" style:family="text">
      <style:text-properties style:text-position="0% 100%" fo:language="en" fo:country="GB" fo:font-style="normal" style:text-underline-style="none" officeooo:rsid="00e1b9d2" style:font-style-asian="normal" style:font-style-complex="normal"/>
    </style:style>
    <style:style style:name="T165" style:family="text">
      <style:text-properties style:text-position="0% 100%" fo:language="en" fo:country="GB" fo:font-style="normal" style:text-underline-style="none" officeooo:rsid="00e4d5f6" style:font-style-asian="normal" style:font-style-complex="normal"/>
    </style:style>
    <style:style style:name="T166" style:family="text">
      <style:text-properties style:text-position="0% 100%" fo:language="en" fo:country="GB" fo:font-style="normal" style:text-underline-style="none" officeooo:rsid="0035bb9b" style:font-style-asian="normal" style:font-style-complex="normal"/>
    </style:style>
    <style:style style:name="T167" style:family="text">
      <style:text-properties style:text-position="0% 100%" fo:language="en" fo:country="GB" fo:font-style="normal" style:text-underline-style="none" officeooo:rsid="00e5e95f" style:font-style-asian="normal" style:font-style-complex="normal"/>
    </style:style>
    <style:style style:name="T168" style:family="text">
      <style:text-properties style:text-position="0% 100%" fo:language="en" fo:country="GB" fo:font-style="normal" style:text-underline-style="none" officeooo:rsid="00e6de11" style:font-style-asian="normal" style:font-style-complex="normal"/>
    </style:style>
    <style:style style:name="T169" style:family="text">
      <style:text-properties style:text-position="0% 100%" fo:language="en" fo:country="GB" fo:font-style="normal" style:text-underline-style="none" officeooo:rsid="00364321" style:font-style-asian="normal" style:font-style-complex="normal"/>
    </style:style>
    <style:style style:name="T170" style:family="text">
      <style:text-properties style:text-position="0% 100%" fo:language="en" fo:country="GB" fo:font-style="normal" style:text-underline-style="none" officeooo:rsid="003b585a" style:font-style-asian="normal" style:font-style-complex="normal"/>
    </style:style>
    <style:style style:name="T171" style:family="text">
      <style:text-properties style:text-position="0% 100%" fo:language="en" fo:country="GB" fo:font-style="normal" style:text-underline-style="none" officeooo:rsid="003b6110" style:font-style-asian="normal" style:font-style-complex="normal"/>
    </style:style>
    <style:style style:name="T172" style:family="text">
      <style:text-properties style:text-position="0% 100%" fo:language="en" fo:country="GB" fo:font-style="normal" style:text-underline-style="none" officeooo:rsid="0046809b" style:font-style-asian="normal" style:font-style-complex="normal"/>
    </style:style>
    <style:style style:name="T173" style:family="text">
      <style:text-properties style:text-position="0% 100%" fo:language="en" fo:country="GB" fo:font-style="normal" style:text-underline-style="none" officeooo:rsid="004b31ae" style:font-style-asian="normal" style:font-style-complex="normal"/>
    </style:style>
    <style:style style:name="T174" style:family="text">
      <style:text-properties style:text-position="0% 100%" fo:language="en" fo:country="GB" fo:font-style="normal" style:text-underline-style="none" officeooo:rsid="0054c424" style:font-style-asian="normal" style:font-style-complex="normal"/>
    </style:style>
    <style:style style:name="T175" style:family="text">
      <style:text-properties style:text-position="0% 100%" fo:language="en" fo:country="GB" fo:font-style="normal" style:text-underline-style="none" officeooo:rsid="00567d2f" style:font-style-asian="normal" style:font-style-complex="normal"/>
    </style:style>
    <style:style style:name="T176" style:family="text">
      <style:text-properties style:text-position="0% 100%" fo:language="en" fo:country="GB" fo:font-style="normal" style:text-underline-style="none" officeooo:rsid="00d483fd" style:font-style-asian="normal" style:font-style-complex="normal"/>
    </style:style>
    <style:style style:name="T177" style:family="text">
      <style:text-properties style:text-position="0% 100%" fo:language="en" fo:country="GB" fo:font-style="normal" style:text-underline-style="none" officeooo:rsid="00d564e6" style:font-style-asian="normal" style:font-style-complex="normal"/>
    </style:style>
    <style:style style:name="T178" style:family="text">
      <style:text-properties style:text-position="0% 100%" fo:language="en" fo:country="GB" fo:font-style="normal" style:text-underline-style="none" officeooo:rsid="0066ec38" style:font-style-asian="normal" style:font-style-complex="normal"/>
    </style:style>
    <style:style style:name="T179" style:family="text">
      <style:text-properties style:text-position="0% 100%" fo:language="en" fo:country="GB" fo:font-style="normal" style:text-underline-style="none" officeooo:rsid="00a59972" style:font-style-asian="normal" style:font-style-complex="normal"/>
    </style:style>
    <style:style style:name="T180" style:family="text">
      <style:text-properties style:text-position="0% 100%" fo:language="en" fo:country="GB" fo:font-style="normal" style:text-underline-style="none" officeooo:rsid="00a67df2" style:font-style-asian="normal" style:font-style-complex="normal"/>
    </style:style>
    <style:style style:name="T181" style:family="text">
      <style:text-properties style:text-position="0% 100%" fo:language="en" fo:country="GB" fo:font-style="normal" style:text-underline-style="none" officeooo:rsid="00a69610" style:font-style-asian="normal" style:font-style-complex="normal"/>
    </style:style>
    <style:style style:name="T182" style:family="text">
      <style:text-properties style:text-position="0% 100%" fo:language="en" fo:country="GB" fo:font-style="normal" style:text-underline-style="none" officeooo:rsid="00a87085" style:font-style-asian="normal" style:font-style-complex="normal"/>
    </style:style>
    <style:style style:name="T183" style:family="text">
      <style:text-properties style:text-position="0% 100%" fo:language="en" fo:country="GB" fo:font-style="normal" style:text-underline-style="none" officeooo:rsid="00aa8360" style:font-style-asian="normal" style:font-style-complex="normal"/>
    </style:style>
    <style:style style:name="T184" style:family="text">
      <style:text-properties style:text-position="0% 100%" fo:language="en" fo:country="GB" fo:font-style="normal" style:text-underline-style="none" officeooo:rsid="00aaf0b8" style:font-style-asian="normal" style:font-style-complex="normal"/>
    </style:style>
    <style:style style:name="T185" style:family="text">
      <style:text-properties style:text-position="0% 100%" fo:language="en" fo:country="GB" fo:font-style="normal" style:text-underline-style="none" officeooo:rsid="00ab89a9" style:font-style-asian="normal" style:font-style-complex="normal"/>
    </style:style>
    <style:style style:name="T186" style:family="text">
      <style:text-properties style:text-position="0% 100%" fo:language="en" fo:country="GB" fo:font-style="normal" style:text-underline-style="none" style:font-name-asian="Times New Roman" style:language-asian="en" style:country-asian="US" style:font-style-asian="normal" style:font-name-complex="Times New Roman" style:font-style-complex="normal"/>
    </style:style>
    <style:style style:name="T187" style:family="text">
      <style:text-properties style:text-position="0% 100%" fo:language="en" fo:country="GB" fo:font-style="normal" style:text-underline-style="none" officeooo:rsid="0008924b" style:font-name-asian="Times New Roman" style:language-asian="en" style:country-asian="US" style:font-style-asian="normal" style:font-name-complex="Times New Roman" style:font-style-complex="normal"/>
    </style:style>
    <style:style style:name="T188" style:family="text">
      <style:text-properties style:text-position="0% 100%" fo:language="en" fo:country="GB" fo:font-style="normal" style:text-underline-style="none" officeooo:rsid="00d9c312" style:font-name-asian="Times New Roman" style:language-asian="en" style:country-asian="US" style:font-style-asian="normal" style:font-name-complex="Times New Roman" style:font-style-complex="normal"/>
    </style:style>
    <style:style style:name="T189" style:family="text">
      <style:text-properties style:text-position="0% 100%" fo:language="en" fo:country="GB" fo:font-style="normal" style:text-underline-style="none" officeooo:rsid="002842c4" style:font-name-asian="Times New Roman" style:language-asian="en" style:country-asian="US" style:font-style-asian="normal" style:font-name-complex="Times New Roman" style:font-style-complex="normal"/>
    </style:style>
    <style:style style:name="T190" style:family="text">
      <style:text-properties style:text-position="0% 100%" fo:language="en" fo:country="GB" fo:font-style="normal" style:text-underline-style="none" officeooo:rsid="00df6988" style:font-name-asian="Times New Roman" style:language-asian="en" style:country-asian="US" style:font-style-asian="normal" style:font-name-complex="Times New Roman" style:font-style-complex="normal"/>
    </style:style>
    <style:style style:name="T191" style:family="text">
      <style:text-properties style:text-position="0% 100%" fo:language="en" fo:country="GB" fo:font-style="normal" style:text-underline-style="none" officeooo:rsid="0108eb5d" style:font-name-asian="Times New Roman" style:language-asian="en" style:country-asian="US" style:font-style-asian="normal" style:font-name-complex="Times New Roman" style:font-style-complex="normal"/>
    </style:style>
    <style:style style:name="T192" style:family="text">
      <style:text-properties style:text-position="0% 100%" fo:language="en" fo:country="GB" fo:font-style="normal" style:text-underline-style="none" officeooo:rsid="000f0991" style:font-name-asian="Times New Roman" style:language-asian="en" style:country-asian="US" style:font-style-asian="normal" style:font-name-complex="Times New Roman" style:font-style-complex="normal"/>
    </style:style>
    <style:style style:name="T193" style:family="text">
      <style:text-properties style:text-position="0% 100%" fo:language="en" fo:country="GB" fo:font-style="normal" style:text-underline-style="none" officeooo:rsid="00d84c5c" style:font-name-asian="Times New Roman" style:language-asian="en" style:country-asian="US" style:font-style-asian="normal" style:font-name-complex="Times New Roman" style:font-style-complex="normal"/>
    </style:style>
    <style:style style:name="T194" style:family="text">
      <style:text-properties style:text-position="0% 100%" fo:language="en" fo:country="GB" fo:font-style="normal" style:text-underline-style="none" officeooo:rsid="0066ec38" style:font-name-asian="Times New Roman" style:language-asian="en" style:country-asian="US" style:font-style-asian="normal" style:font-name-complex="Times New Roman" style:font-style-complex="normal"/>
    </style:style>
    <style:style style:name="T195" style:family="text">
      <style:text-properties style:text-position="0% 100%" fo:language="en" fo:country="GB" fo:font-style="normal" style:text-underline-style="none" officeooo:rsid="00a8b898" style:font-name-asian="Times New Roman" style:language-asian="en" style:country-asian="US" style:font-style-asian="normal" style:font-name-complex="Times New Roman" style:font-style-complex="normal"/>
    </style:style>
    <style:style style:name="T196" style:family="text">
      <style:text-properties style:text-position="0% 100%" fo:language="en" fo:country="GB" fo:font-style="normal" style:text-underline-style="none" officeooo:rsid="00a99890" style:font-name-asian="Times New Roman" style:language-asian="en" style:country-asian="US" style:font-style-asian="normal" style:font-name-complex="Times New Roman" style:font-style-complex="normal"/>
    </style:style>
    <style:style style:name="T197" style:family="text">
      <style:text-properties style:text-position="0% 100%" fo:language="en" fo:country="GB" fo:font-style="normal" style:text-underline-style="none" officeooo:rsid="00aa8360" style:font-name-asian="Times New Roman" style:language-asian="en" style:country-asian="US" style:font-style-asian="normal" style:font-name-complex="Times New Roman" style:font-style-complex="normal"/>
    </style:style>
    <style:style style:name="T198" style:family="text">
      <style:text-properties style:text-position="0% 100%" fo:language="en" fo:country="GB" fo:font-style="normal" style:text-underline-style="none" officeooo:rsid="00d564e6" style:font-name-asian="Liberation Mono" style:font-style-asian="normal" style:font-name-complex="Liberation Mono" style:font-style-complex="normal"/>
    </style:style>
    <style:style style:name="T199" style:family="text">
      <style:text-properties style:text-position="0% 100%" fo:language="en" fo:country="GB" fo:font-style="normal" style:text-underline-style="none" fo:font-weight="normal" officeooo:rsid="00a69610" style:font-name-asian="Times New Roman" style:language-asian="en" style:country-asian="US" style:font-style-asian="normal" style:font-weight-asian="normal" style:font-name-complex="Times New Roman" style:font-style-complex="normal" style:font-weight-complex="normal"/>
    </style:style>
    <style:style style:name="T200" style:family="text">
      <style:text-properties style:text-position="0% 100%" fo:language="en" fo:country="GB" fo:font-style="normal" style:text-underline-style="none" fo:font-weight="normal" officeooo:rsid="00a7bdce" style:font-name-asian="Times New Roman" style:language-asian="en" style:country-asian="US" style:font-style-asian="normal" style:font-weight-asian="normal" style:font-name-complex="Times New Roman" style:font-style-complex="normal" style:font-weight-complex="normal"/>
    </style:style>
    <style:style style:name="T201" style:family="text">
      <style:text-properties style:text-position="0% 100%" fo:language="en" fo:country="GB" fo:font-style="normal" style:text-underline-style="solid" style:text-underline-width="auto" style:text-underline-color="font-color" style:font-style-asian="normal" style:font-style-complex="normal"/>
    </style:style>
    <style:style style:name="T202" style:family="text">
      <style:text-properties style:text-position="0% 100%" fo:language="en" fo:country="GB" fo:font-style="normal" style:text-underline-style="solid" style:text-underline-width="auto" style:text-underline-color="font-color" officeooo:rsid="001c3f80" style:font-style-asian="normal" style:font-style-complex="normal"/>
    </style:style>
    <style:style style:name="T203" style:family="text">
      <style:text-properties style:text-position="0% 100%" fo:language="en" fo:country="GB" fo:font-style="normal" style:text-underline-style="solid" style:text-underline-width="auto" style:text-underline-color="font-color" officeooo:rsid="002842c4" style:font-style-asian="normal" style:font-style-complex="normal"/>
    </style:style>
    <style:style style:name="T204" style:family="text">
      <style:text-properties style:text-position="0% 100%" fo:language="en" fo:country="GB" fo:font-style="italic" style:text-underline-style="none" officeooo:rsid="00c89cd7" style:font-style-asian="italic" style:font-style-complex="italic"/>
    </style:style>
    <style:style style:name="T205" style:family="text">
      <style:text-properties style:text-position="0% 100%" fo:language="en" fo:country="GB" fo:font-style="italic" style:text-underline-style="none" officeooo:rsid="00d1f86e" style:font-style-asian="italic" style:font-style-complex="italic"/>
    </style:style>
    <style:style style:name="T206" style:family="text">
      <style:text-properties style:text-position="0% 100%" fo:language="en" fo:country="GB" fo:font-style="italic" style:text-underline-style="none" officeooo:rsid="00b86eeb" style:font-style-asian="italic" style:font-style-complex="italic"/>
    </style:style>
    <style:style style:name="T207" style:family="text">
      <style:text-properties style:text-position="0% 100%" fo:language="en" fo:country="GB" fo:font-style="italic" fo:font-weight="normal" style:font-style-asian="italic" style:font-weight-asian="normal" style:font-style-complex="italic" style:font-weight-complex="normal"/>
    </style:style>
    <style:style style:name="T208" style:family="text">
      <style:text-properties style:text-position="0% 100%" fo:language="en" fo:country="GB" officeooo:rsid="005188ae"/>
    </style:style>
    <style:style style:name="T209" style:family="text">
      <style:text-properties style:text-position="0% 100%" fo:language="en" fo:country="GB" officeooo:rsid="00533ac2"/>
    </style:style>
    <style:style style:name="T210" style:family="text">
      <style:text-properties style:text-position="0% 100%" fo:language="en" fo:country="GB" officeooo:rsid="0058cdfc"/>
    </style:style>
    <style:style style:name="T211" style:family="text">
      <style:text-properties style:text-position="0% 100%" fo:language="en" fo:country="GB" officeooo:rsid="007803a2"/>
    </style:style>
    <style:style style:name="T212" style:family="text">
      <style:text-properties style:text-position="0% 100%" fo:font-size="14pt" fo:language="en" fo:country="GB" fo:font-weight="normal" style:font-size-asian="14pt" style:font-weight-asian="normal" style:font-size-complex="14pt" style:font-weight-complex="normal"/>
    </style:style>
    <style:style style:name="T213" style:family="text">
      <style:text-properties style:text-position="0% 100%" fo:font-size="14pt" fo:language="en" fo:country="GB" fo:font-weight="normal" officeooo:rsid="00199cb0" style:font-size-asian="14pt" style:font-weight-asian="normal" style:font-size-complex="14pt" style:font-weight-complex="normal"/>
    </style:style>
    <style:style style:name="T214" style:family="text">
      <style:text-properties style:text-position="0% 100%" fo:font-size="14pt" fo:language="en" fo:country="GB" fo:font-weight="normal" officeooo:rsid="0019c00e" style:font-size-asian="14pt" style:font-weight-asian="normal" style:font-size-complex="14pt" style:font-weight-complex="normal"/>
    </style:style>
    <style:style style:name="T215" style:family="text">
      <style:text-properties style:text-position="0% 100%" fo:font-size="14pt" fo:language="en" fo:country="GB" fo:font-weight="normal" officeooo:rsid="00a40b02" style:font-size-asian="14pt" style:font-weight-asian="normal" style:font-size-complex="14pt" style:font-weight-complex="normal"/>
    </style:style>
    <style:style style:name="T216" style:family="text">
      <style:text-properties style:text-position="0% 100%" fo:font-size="14pt" fo:language="en" fo:country="GB" fo:font-style="normal" style:text-underline-style="none" fo:font-weight="normal" style:font-size-asian="14pt" style:font-style-asian="normal" style:font-weight-asian="normal" style:font-size-complex="14pt" style:font-style-complex="normal" style:font-weight-complex="normal"/>
    </style:style>
    <style:style style:name="T217" style:family="text">
      <style:text-properties style:text-position="0% 100%" fo:font-size="14pt" fo:language="en" fo:country="GB" fo:font-style="normal" style:text-underline-style="none" fo:font-weight="normal" officeooo:rsid="001c3f80" style:font-size-asian="14pt" style:font-style-asian="normal" style:font-weight-asian="normal" style:font-size-complex="14pt" style:font-style-complex="normal" style:font-weight-complex="normal"/>
    </style:style>
    <style:style style:name="T218" style:family="text">
      <style:text-properties style:text-position="0% 100%" fo:font-size="14pt" fo:language="en" fo:country="GB" fo:font-style="normal" style:text-underline-style="none" fo:font-weight="normal" officeooo:rsid="0029d9ed" style:font-size-asian="14pt" style:font-style-asian="normal" style:font-weight-asian="normal" style:font-size-complex="14pt" style:font-style-complex="normal" style:font-weight-complex="normal"/>
    </style:style>
    <style:style style:name="T219" style:family="text">
      <style:text-properties style:text-position="0% 100%" fo:font-size="14pt" fo:language="en" fo:country="GB" fo:font-style="normal" style:text-underline-style="none" fo:font-weight="normal" officeooo:rsid="002b780b" style:font-size-asian="14pt" style:font-style-asian="normal" style:font-weight-asian="normal" style:font-size-complex="14pt" style:font-style-complex="normal" style:font-weight-complex="normal"/>
    </style:style>
    <style:style style:name="T220" style:family="text">
      <style:text-properties style:text-position="0% 100%" fo:font-size="14pt" fo:language="en" fo:country="GB" fo:font-style="normal" style:text-underline-style="none" fo:font-weight="normal" officeooo:rsid="00aa0536" style:font-size-asian="14pt" style:font-style-asian="normal" style:font-weight-asian="normal" style:font-size-complex="14pt" style:font-style-complex="normal" style:font-weight-complex="normal"/>
    </style:style>
    <style:style style:name="T221" style:family="text">
      <style:text-properties style:text-position="0% 100%" fo:font-size="14pt" fo:language="en" fo:country="GB" fo:font-style="normal" style:text-underline-style="none" fo:font-weight="normal" officeooo:rsid="00aba180" style:font-size-asian="14pt" style:font-style-asian="normal" style:font-weight-asian="normal" style:font-size-complex="14pt" style:font-style-complex="normal" style:font-weight-complex="normal"/>
    </style:style>
    <style:style style:name="T222" style:family="text">
      <style:text-properties style:text-position="0% 100%" fo:font-size="14pt" fo:language="en" fo:country="GB" fo:font-style="normal" style:text-underline-style="none" fo:font-weight="normal" officeooo:rsid="00438a9c" style:font-size-asian="14pt" style:font-style-asian="normal" style:font-weight-asian="normal" style:font-size-complex="14pt" style:font-style-complex="normal" style:font-weight-complex="normal"/>
    </style:style>
    <style:style style:name="T223" style:family="text">
      <style:text-properties style:text-position="0% 100%" fo:font-size="14pt" fo:language="en" fo:country="GB" fo:font-style="normal" style:text-underline-style="none" fo:font-weight="normal" officeooo:rsid="0046614b" style:font-size-asian="14pt" style:font-style-asian="normal" style:font-weight-asian="normal" style:font-size-complex="14pt" style:font-style-complex="normal" style:font-weight-complex="normal"/>
    </style:style>
    <style:style style:name="T224" style:family="text">
      <style:text-properties style:text-position="0% 100%" fo:font-size="14pt" fo:language="en" fo:country="GB" fo:font-style="normal" style:text-underline-style="none" fo:font-weight="normal" officeooo:rsid="003b6110" style:font-size-asian="14pt" style:font-style-asian="normal" style:font-weight-asian="normal" style:font-size-complex="14pt" style:font-style-complex="normal" style:font-weight-complex="normal"/>
    </style:style>
    <style:style style:name="T225" style:family="text">
      <style:text-properties style:text-position="0% 100%" fo:font-size="14pt" fo:language="en" fo:country="GB" fo:font-style="normal" style:text-underline-style="none" fo:font-weight="normal" officeooo:rsid="00473029" style:font-size-asian="14pt" style:font-style-asian="normal" style:font-weight-asian="normal" style:font-size-complex="14pt" style:font-style-complex="normal" style:font-weight-complex="normal"/>
    </style:style>
    <style:style style:name="T226" style:family="text">
      <style:text-properties style:text-position="0% 100%" fo:font-size="14pt" fo:language="en" fo:country="GB" fo:font-style="normal" style:text-underline-style="none" fo:font-weight="normal" officeooo:rsid="00782673" style:font-size-asian="14pt" style:font-style-asian="normal" style:font-weight-asian="normal" style:font-size-complex="14pt" style:font-style-complex="normal" style:font-weight-complex="normal"/>
    </style:style>
    <style:style style:name="T227" style:family="text">
      <style:text-properties style:text-position="0% 100%" fo:font-size="14pt" fo:language="en" fo:country="GB" fo:font-style="normal" style:text-underline-style="none" fo:font-weight="normal" officeooo:rsid="007a084a" style:font-size-asian="14pt" style:font-style-asian="normal" style:font-weight-asian="normal" style:font-size-complex="14pt" style:font-style-complex="normal" style:font-weight-complex="normal"/>
    </style:style>
    <style:style style:name="T228" style:family="text">
      <style:text-properties style:text-position="0% 100%" fo:font-size="14pt" fo:language="en" fo:country="GB" fo:font-style="normal" style:text-underline-style="none" fo:font-weight="normal" officeooo:rsid="005a78e3" style:font-size-asian="14pt" style:font-style-asian="normal" style:font-weight-asian="normal" style:font-size-complex="14pt" style:font-style-complex="normal" style:font-weight-complex="normal"/>
    </style:style>
    <style:style style:name="T229" style:family="text">
      <style:text-properties style:text-position="0% 100%" fo:font-size="14pt" fo:language="en" fo:country="GB" fo:font-style="normal" style:text-underline-style="none" fo:font-weight="normal" officeooo:rsid="00670f7b" style:font-size-asian="14pt" style:font-style-asian="normal" style:font-weight-asian="normal" style:font-size-complex="14pt" style:font-style-complex="normal" style:font-weight-complex="normal"/>
    </style:style>
    <style:style style:name="T230" style:family="text">
      <style:text-properties style:text-position="0% 100%" fo:font-size="14pt" fo:language="en" fo:country="GB" fo:font-style="normal" style:text-underline-style="none" fo:font-weight="normal" officeooo:rsid="005c4264" style:font-size-asian="14pt" style:font-style-asian="normal" style:font-weight-asian="normal" style:font-size-complex="14pt" style:font-style-complex="normal" style:font-weight-complex="normal"/>
    </style:style>
    <style:style style:name="T231" style:family="text">
      <style:text-properties style:text-position="0% 100%" fo:font-size="14pt" fo:language="en" fo:country="GB" fo:font-style="normal" style:text-underline-style="none" fo:font-weight="normal" officeooo:rsid="00ae399c" style:font-size-asian="14pt" style:font-style-asian="normal" style:font-weight-asian="normal" style:font-size-complex="14pt" style:font-style-complex="normal" style:font-weight-complex="normal"/>
    </style:style>
    <style:style style:name="T232" style:family="text">
      <style:text-properties style:text-position="0% 100%" fo:font-size="14pt" fo:language="en" fo:country="GB" fo:font-style="normal" style:text-underline-style="none" fo:font-weight="normal" officeooo:rsid="00ae3ed4" style:font-size-asian="14pt" style:font-style-asian="normal" style:font-weight-asian="normal" style:font-size-complex="14pt" style:font-style-complex="normal" style:font-weight-complex="normal"/>
    </style:style>
    <style:style style:name="T233" style:family="text">
      <style:text-properties style:text-position="0% 100%" fo:font-size="14pt" fo:language="en" fo:country="GB" fo:font-style="normal" style:text-underline-style="none" fo:font-weight="normal" officeooo:rsid="00aeb7f7" style:font-size-asian="14pt" style:font-style-asian="normal" style:font-weight-asian="normal" style:font-size-complex="14pt" style:font-style-complex="normal" style:font-weight-complex="normal"/>
    </style:style>
    <style:style style:name="T234" style:family="text">
      <style:text-properties style:text-position="0% 100%" fo:font-size="14pt" fo:language="en" fo:country="GB" fo:font-style="normal" style:text-underline-style="none" fo:font-weight="normal" officeooo:rsid="00af5a1e" style:font-size-asian="14pt" style:font-style-asian="normal" style:font-weight-asian="normal" style:font-size-complex="14pt" style:font-style-complex="normal" style:font-weight-complex="normal"/>
    </style:style>
    <style:style style:name="T235" style:family="text">
      <style:text-properties style:text-position="0% 100%" fo:font-size="14pt" fo:language="en" fo:country="GB" fo:font-style="normal" style:text-underline-style="none" fo:font-weight="normal" officeooo:rsid="00d76e3e" style:font-name-asian="Liberation Mono" style:font-size-asian="14pt" style:font-style-asian="normal" style:font-weight-asian="normal" style:font-name-complex="Liberation Mono" style:font-size-complex="14pt" style:font-style-complex="normal" style:font-weight-complex="normal"/>
    </style:style>
    <style:style style:name="T236" style:family="text">
      <style:text-properties style:text-position="0% 100%" fo:font-size="14pt" fo:language="en" fo:country="GB" fo:font-style="normal" style:text-underline-style="none" fo:font-weight="normal" officeooo:rsid="00438a9c" style:font-name-asian="Liberation Mono" style:font-size-asian="14pt" style:font-style-asian="normal" style:font-weight-asian="normal" style:font-name-complex="Liberation Mono" style:font-size-complex="14pt" style:font-style-complex="normal" style:font-weight-complex="normal"/>
    </style:style>
    <style:style style:name="T237" style:family="text">
      <style:text-properties style:text-position="0% 100%" fo:font-size="14pt" fo:language="en" fo:country="GB" fo:font-style="normal" style:text-underline-style="none" fo:font-weight="normal" officeooo:rsid="0066ec38" style:font-name-asian="Liberation Mono" style:font-size-asian="14pt" style:font-style-asian="normal" style:font-weight-asian="normal" style:font-name-complex="Liberation Mono" style:font-size-complex="14pt" style:font-style-complex="normal" style:font-weight-complex="normal"/>
    </style:style>
    <style:style style:name="T238" style:family="text">
      <style:text-properties style:text-position="0% 100%" fo:font-size="14pt" fo:language="en" fo:country="GB" fo:font-style="normal" style:text-underline-style="none" fo:font-weight="normal" officeooo:rsid="00d9c312" style:font-name-asian="Liberation Mono" style:font-size-asian="14pt" style:language-asian="en" style:country-asian="US" style:font-style-asian="normal" style:font-weight-asian="normal" style:font-name-complex="Liberation Mono" style:font-size-complex="14pt" style:font-style-complex="normal" style:font-weight-complex="normal"/>
    </style:style>
    <style:style style:name="T239" style:family="text">
      <style:text-properties style:text-position="0% 100%" fo:font-size="14pt" fo:language="en" fo:country="GB" fo:font-style="normal" style:text-underline-style="none" fo:font-weight="normal" officeooo:rsid="010206be" style:font-name-asian="Liberation Mono" style:font-size-asian="14pt" style:language-asian="en" style:country-asian="US" style:font-style-asian="normal" style:font-weight-asian="normal" style:font-name-complex="Liberation Mono" style:font-size-complex="14pt" style:font-style-complex="normal" style:font-weight-complex="normal"/>
    </style:style>
    <style:style style:name="T240" style:family="text">
      <style:text-properties style:text-position="0% 100%" fo:font-size="14pt" fo:language="en" fo:country="GB" fo:font-style="normal" style:text-underline-style="none" fo:font-weight="normal" officeooo:rsid="01033573" style:font-name-asian="Liberation Mono" style:font-size-asian="14pt" style:language-asian="en" style:country-asian="US" style:font-style-asian="normal" style:font-weight-asian="normal" style:font-name-complex="Liberation Mono" style:font-size-complex="14pt" style:font-style-complex="normal" style:font-weight-complex="normal"/>
    </style:style>
    <style:style style:name="T241" style:family="text">
      <style:text-properties style:text-position="0% 100%" fo:font-size="14pt" fo:language="en" fo:country="GB" fo:font-style="normal" style:text-underline-style="none" fo:font-weight="normal" officeooo:rsid="004cf0df" style:font-name-asian="Liberation Mono" style:font-size-asian="14pt" style:language-asian="en" style:country-asian="US" style:font-style-asian="normal" style:font-weight-asian="normal" style:font-name-complex="Liberation Mono" style:font-size-complex="14pt" style:font-style-complex="normal" style:font-weight-complex="normal"/>
    </style:style>
    <style:style style:name="T242" style:family="text">
      <style:text-properties style:text-position="0% 100%" fo:font-size="14pt" fo:language="en" fo:country="GB" fo:font-style="normal" style:text-underline-style="none" fo:font-weight="normal" officeooo:rsid="005f407f" style:font-name-asian="Liberation Mono" style:font-size-asian="14pt" style:language-asian="en" style:country-asian="US" style:font-style-asian="normal" style:font-weight-asian="normal" style:font-name-complex="Liberation Mono" style:font-size-complex="14pt" style:font-style-complex="normal" style:font-weight-complex="normal"/>
    </style:style>
    <style:style style:name="T243" style:family="text">
      <style:text-properties style:text-position="0% 100%" fo:font-size="14pt" fo:language="en" fo:country="GB" fo:font-style="normal"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T244" style:family="text">
      <style:text-properties style:text-position="0% 100%" officeooo:rsid="00695a4c"/>
    </style:style>
    <style:style style:name="T245" style:family="text">
      <style:text-properties style:text-position="0% 100%" officeooo:rsid="006b2ee0"/>
    </style:style>
    <style:style style:name="T246" style:family="text">
      <style:text-properties style:text-position="0% 100%" officeooo:rsid="0085275b"/>
    </style:style>
    <style:style style:name="T247" style:family="text">
      <style:text-properties style:text-position="0% 100%" officeooo:rsid="0009d0b8"/>
    </style:style>
    <style:style style:name="T248" style:family="text">
      <style:text-properties style:text-position="0% 100%" officeooo:rsid="000e8c75"/>
    </style:style>
    <style:style style:name="T249" style:family="text">
      <style:text-properties style:text-position="0% 100%" style:font-name="Liberation Serif1" fo:language="en" fo:country="GB" fo:font-style="normal" style:text-underline-style="none" style:font-style-asian="normal" style:font-style-complex="normal"/>
    </style:style>
    <style:style style:name="T250" style:family="text">
      <style:text-properties style:text-position="0% 100%" style:font-name="Liberation Serif1" fo:language="en" fo:country="GB" fo:font-style="normal" style:text-underline-style="none" officeooo:rsid="00a69610" style:font-style-asian="normal" style:font-style-complex="normal"/>
    </style:style>
    <style:style style:name="T251" style:family="text">
      <style:text-properties style:text-position="0% 100%" style:font-name="Liberation Serif1" fo:language="en" fo:country="GB" fo:font-style="normal" style:text-underline-style="none" style:font-name-asian="Times New Roman" style:language-asian="en" style:country-asian="US" style:font-style-asian="normal" style:font-name-complex="Times New Roman" style:font-style-complex="normal"/>
    </style:style>
    <style:style style:name="T252" style:family="text">
      <style:text-properties style:text-position="0% 100%" style:font-name="Liberation Serif1" fo:font-size="14pt" fo:language="en" fo:country="GB" fo:font-style="normal" style:text-underline-style="none" fo:font-weight="normal" officeooo:rsid="00ae399c" style:font-size-asian="14pt" style:font-style-asian="normal" style:font-weight-asian="normal" style:font-size-complex="14pt" style:font-style-complex="normal" style:font-weight-complex="normal"/>
    </style:style>
    <style:style style:name="T253" style:family="text">
      <style:text-properties style:text-position="0% 100%" style:font-name="Linux Libertine Mono O" fo:font-size="14pt" fo:language="en" fo:country="GB" fo:font-style="normal" style:text-underline-style="none" fo:font-weight="normal" officeooo:rsid="00ae399c" style:font-size-asian="14pt" style:font-style-asian="normal" style:font-weight-asian="normal" style:font-size-complex="14pt" style:font-style-complex="normal" style:font-weight-complex="normal"/>
    </style:style>
    <style:style style:name="T254" style:family="text">
      <style:text-properties style:text-position="0% 100%" officeooo:rsid="00b2ad36"/>
    </style:style>
    <style:style style:name="T255" style:family="text">
      <style:text-properties officeooo:rsid="00105520"/>
    </style:style>
    <style:style style:name="T256" style:family="text">
      <style:text-properties fo:font-size="10pt" officeooo:rsid="00e4d5f6" style:font-size-asian="10pt" style:font-size-complex="10pt"/>
    </style:style>
    <style:style style:name="T257" style:family="text">
      <style:text-properties officeooo:rsid="00e4d5f6"/>
    </style:style>
    <style:style style:name="T258" style:family="text">
      <style:text-properties officeooo:rsid="00366c3d"/>
    </style:style>
    <style:style style:name="T259" style:family="text">
      <style:text-properties officeooo:rsid="00048502"/>
    </style:style>
    <style:style style:name="T260" style:family="text">
      <style:text-properties officeooo:rsid="003ecfb0"/>
    </style:style>
    <style:style style:name="T261" style:family="text">
      <style:text-properties fo:font-size="14pt" officeooo:rsid="0036c55d" style:font-size-asian="14pt" style:font-size-complex="14pt"/>
    </style:style>
    <style:style style:name="T262" style:family="text">
      <style:text-properties fo:font-size="14pt" officeooo:rsid="006b70e1" style:font-size-asian="14pt" style:font-size-complex="14pt"/>
    </style:style>
    <style:style style:name="T263" style:family="text">
      <style:text-properties fo:font-size="14pt" officeooo:rsid="010b1a96" style:font-size-asian="14pt" style:font-size-complex="14pt"/>
    </style:style>
    <style:style style:name="T264" style:family="text">
      <style:text-properties fo:font-size="14pt" officeooo:rsid="002b780b" style:font-size-asian="14pt" style:font-size-complex="14pt"/>
    </style:style>
    <style:style style:name="T265" style:family="text">
      <style:text-properties fo:font-size="14pt" officeooo:rsid="00d76e3e" style:font-size-asian="14pt" style:font-size-complex="14pt"/>
    </style:style>
    <style:style style:name="T266" style:family="text">
      <style:text-properties fo:font-size="14pt" officeooo:rsid="00450354" style:font-size-asian="14pt" style:font-size-complex="14pt"/>
    </style:style>
    <style:style style:name="T267" style:family="text">
      <style:text-properties fo:font-size="14pt" officeooo:rsid="00d84c5c" style:font-size-asian="14pt" style:font-size-complex="14pt"/>
    </style:style>
    <style:style style:name="T268" style:family="text">
      <style:text-properties fo:font-size="14pt" officeooo:rsid="004e491b" style:font-size-asian="14pt" style:font-size-complex="14pt"/>
    </style:style>
    <style:style style:name="T269" style:family="text">
      <style:text-properties fo:font-size="14pt" officeooo:rsid="005f407f" style:font-size-asian="14pt" style:font-size-complex="14pt"/>
    </style:style>
    <style:style style:name="T270" style:family="text">
      <style:text-properties fo:font-size="14pt" officeooo:rsid="007ffc23" style:font-size-asian="14pt" style:font-size-complex="14pt"/>
    </style:style>
    <style:style style:name="T271" style:family="text">
      <style:text-properties fo:font-size="14pt" fo:language="en" fo:country="GB" fo:font-weight="normal" officeooo:rsid="00051b97" style:font-size-asian="14pt" style:font-weight-asian="normal" style:font-size-complex="14pt" style:font-weight-complex="normal"/>
    </style:style>
    <style:style style:name="T272" style:family="text">
      <style:text-properties fo:font-size="14pt" fo:language="en" fo:country="GB" officeooo:rsid="00d84c5c" style:font-name-asian="Times New Roman" style:font-size-asian="14pt" style:language-asian="en" style:country-asian="US" style:font-name-complex="Times New Roman" style:font-size-complex="14pt"/>
    </style:style>
    <style:style style:name="T273" style:family="text">
      <style:text-properties fo:font-size="14pt" fo:language="en" fo:country="GB" officeooo:rsid="00450354" style:font-name-asian="Times New Roman" style:font-size-asian="14pt" style:language-asian="en" style:country-asian="US" style:font-name-complex="Times New Roman" style:font-size-complex="14pt"/>
    </style:style>
    <style:style style:name="T274" style:family="text">
      <style:text-properties officeooo:rsid="003f687d"/>
    </style:style>
    <style:style style:name="T275" style:family="text">
      <style:text-properties officeooo:rsid="0041282d"/>
    </style:style>
    <style:style style:name="T276" style:family="text">
      <style:text-properties officeooo:rsid="0041b0ba"/>
    </style:style>
    <style:style style:name="T277" style:family="text">
      <style:text-properties officeooo:rsid="0072689c"/>
    </style:style>
    <style:style style:name="T278" style:family="text">
      <style:text-properties officeooo:rsid="0073c679"/>
    </style:style>
    <style:style style:name="T279" style:family="text">
      <style:text-properties officeooo:rsid="005c4264"/>
    </style:style>
    <style:style style:name="T280" style:family="text">
      <style:text-properties officeooo:rsid="00f443a3"/>
    </style:style>
    <style:style style:name="T281" style:family="text">
      <style:text-properties officeooo:rsid="0060d999"/>
    </style:style>
    <style:style style:name="T282" style:family="text">
      <style:text-properties officeooo:rsid="0062570e"/>
    </style:style>
    <style:style style:name="T283" style:family="text">
      <style:text-properties officeooo:rsid="0068fa02"/>
    </style:style>
    <style:style style:name="T284" style:family="text">
      <style:text-properties officeooo:rsid="0013e2ab"/>
    </style:style>
    <style:style style:name="T285" style:family="text">
      <style:text-properties officeooo:rsid="0015005e"/>
    </style:style>
    <style:style style:name="T286" style:family="text">
      <style:text-properties officeooo:rsid="00051b97" style:font-name-complex="Times New Roman"/>
    </style:style>
    <style:style style:name="T287" style:family="text">
      <style:text-properties officeooo:rsid="000e112c" style:font-name-complex="Times New Roman"/>
    </style:style>
    <style:style style:name="T288" style:family="text">
      <style:text-properties officeooo:rsid="002f60ae" style:font-name-complex="Times New Roman"/>
    </style:style>
    <style:style style:name="T289" style:family="text">
      <style:text-properties officeooo:rsid="00166891" style:font-name-complex="Times New Roman"/>
    </style:style>
    <style:style style:name="T290" style:family="text">
      <style:text-properties officeooo:rsid="00054de6" style:font-name-complex="Times New Roman"/>
    </style:style>
    <style:style style:name="T291" style:family="text">
      <style:text-properties style:font-name-asian="Times New Roman" style:language-asian="en" style:country-asian="US" style:font-name-complex="Times New Roman"/>
    </style:style>
    <style:style style:name="T292" style:family="text">
      <style:text-properties officeooo:rsid="00054de6" style:font-name-asian="Times New Roman" style:language-asian="en" style:country-asian="US" style:font-name-complex="Times New Roman"/>
    </style:style>
    <style:style style:name="T293" style:family="text">
      <style:text-properties officeooo:rsid="0030247a" style:font-name-asian="Times New Roman" style:language-asian="en" style:country-asian="US" style:font-name-complex="Times New Roman"/>
    </style:style>
    <style:style style:name="T294" style:family="text">
      <style:text-properties officeooo:rsid="000f0991" style:font-name-asian="Times New Roman" style:language-asian="en" style:country-asian="US" style:font-name-complex="Times New Roman"/>
    </style:style>
    <style:style style:name="T295" style:family="text">
      <style:text-properties style:font-name="Liberation Serif" fo:font-size="14pt" fo:font-weight="normal" officeooo:rsid="00141034" style:font-name-asian="Times New Roman" style:font-size-asian="14pt" style:language-asian="en" style:country-asian="US" style:font-weight-asian="normal" style:font-name-complex="Times New Roman" style:font-size-complex="14pt" style:font-weight-complex="normal"/>
    </style:style>
    <style:style style:name="T296" style:family="text">
      <style:text-properties fo:font-variant="normal" fo:text-transform="none" fo:color="#000000" loext:opacity="100%" style:font-name="Liberation Serif" fo:font-size="14pt" fo:font-style="normal" fo:font-weight="normal" officeooo:rsid="00141034" style:font-name-asian="Times New Roman" style:font-size-asian="14pt" style:language-asian="en" style:country-asian="US" style:font-weight-asian="normal" style:font-name-complex="Times New Roman" style:font-size-complex="14pt" style:font-weight-complex="normal"/>
    </style:style>
    <style:style style:name="T297" style:family="text">
      <style:text-properties fo:font-variant="normal" fo:text-transform="none" fo:color="#000000" loext:opacity="100%" style:font-name="Liberation Serif" fo:font-size="14pt" fo:font-style="normal" fo:font-weight="normal" officeooo:rsid="00054de6" style:font-name-asian="Times New Roman" style:font-size-asian="14pt" style:language-asian="en" style:country-asian="US" style:font-weight-asian="normal" style:font-name-complex="Times New Roman" style:font-size-complex="14pt" style:font-weight-complex="normal"/>
    </style:style>
    <style:style style:name="T298" style:family="text">
      <style:text-properties fo:font-variant="normal" fo:text-transform="none" fo:color="#000000" loext:opacity="100%" style:font-name="Liberation Serif" fo:font-size="14pt" fo:font-style="normal" fo:font-weight="normal" officeooo:rsid="00070374" style:font-name-asian="Times New Roman" style:font-size-asian="14pt" style:language-asian="en" style:country-asian="US" style:font-weight-asian="normal" style:font-name-complex="Times New Roman" style:font-size-complex="14pt" style:font-weight-complex="normal"/>
    </style:style>
    <style:style style:name="T299" style:family="text">
      <style:text-properties fo:font-variant="normal" fo:text-transform="none" fo:color="#000000" loext:opacity="100%" style:font-name="Liberation Serif" fo:font-size="14pt" fo:font-style="normal" fo:font-weight="normal" officeooo:rsid="0008c9b4" style:font-name-asian="Times New Roman" style:font-size-asian="14pt" style:language-asian="en" style:country-asian="US" style:font-weight-asian="normal" style:font-name-complex="Times New Roman" style:font-size-complex="14pt" style:font-weight-complex="normal"/>
    </style:style>
    <style:style style:name="T300" style:family="text">
      <style:text-properties fo:font-variant="normal" fo:text-transform="none" fo:color="#000000" loext:opacity="100%" style:font-name="Liberation Serif" fo:font-size="14pt" fo:font-style="normal" fo:font-weight="normal" officeooo:rsid="0021b83c" style:font-name-asian="Calibri" style:font-size-asian="14pt" style:language-asian="en" style:country-asian="US" style:font-weight-asian="normal" style:font-name-complex="Times New Roman" style:font-size-complex="14pt" style:font-weight-complex="normal"/>
    </style:style>
    <style:style style:name="T301" style:family="text">
      <style:text-properties fo:font-variant="normal" fo:text-transform="none" fo:color="#000000" loext:opacity="100%" style:font-name="Liberation Serif" fo:font-size="14pt" fo:font-style="normal" fo:font-weight="normal" officeooo:rsid="00070374" style:font-name-asian="Calibri" style:font-size-asian="14pt" style:language-asian="en" style:country-asian="US" style:font-weight-asian="normal" style:font-name-complex="Times New Roman" style:font-size-complex="14pt" style:font-weight-complex="normal"/>
    </style:style>
    <style:style style:name="T302" style:family="text">
      <style:text-properties fo:color="#000000" loext:opacity="100%" style:font-name="Liberation Serif" fo:font-size="14pt" fo:font-weight="normal" officeooo:rsid="00141034" style:font-name-asian="Times New Roman" style:font-size-asian="14pt" style:language-asian="en" style:country-asian="US" style:font-weight-asian="normal" style:font-name-complex="Times New Roman" style:font-size-complex="14pt" style:font-weight-complex="normal"/>
    </style:style>
    <style:style style:name="T303" style:family="text">
      <style:text-properties fo:language="ar" fo:country="SA"/>
    </style:style>
    <style:style style:name="T304" style:family="text">
      <style:text-properties fo:language="ar" fo:country="SA" style:language-complex="ar" style:country-complex="SA"/>
    </style:style>
    <style:style style:name="T305" style:family="text">
      <style:text-properties fo:language="ar" fo:country="SA" officeooo:rsid="00952739" style:language-complex="ar" style:country-complex="SA"/>
    </style:style>
    <style:style style:name="T306" style:family="text">
      <style:text-properties fo:language="ar" fo:country="SA" officeooo:rsid="00984dda" style:language-complex="ar" style:country-complex="SA"/>
    </style:style>
    <style:style style:name="T307" style:family="text">
      <style:text-properties fo:language="ar" fo:country="SA" officeooo:rsid="00994cfa" style:language-complex="ar" style:country-complex="SA"/>
    </style:style>
    <style:style style:name="T308" style:family="text">
      <style:text-properties fo:language="ar" fo:country="SA" officeooo:rsid="009b4a63" style:language-complex="ar" style:country-complex="SA"/>
    </style:style>
    <style:style style:name="T309" style:family="text">
      <style:text-properties fo:language="ar" fo:country="SA" officeooo:rsid="00971c94"/>
    </style:style>
    <style:style style:name="T310" style:family="text">
      <style:text-properties fo:language="ar" fo:country="SA" officeooo:rsid="00984dda"/>
    </style:style>
    <style:style style:name="T311" style:family="text">
      <style:text-properties fo:language="ar" fo:country="SA" officeooo:rsid="00994cfa"/>
    </style:style>
    <style:style style:name="T312" style:family="text">
      <style:text-properties fo:language="ar" fo:country="SA" officeooo:rsid="009b4a63"/>
    </style:style>
    <style:style style:name="T313" style:family="text">
      <style:text-properties style:language-complex="ar" style:country-complex="SA"/>
    </style:style>
    <style:style style:name="T314" style:family="text">
      <style:text-properties officeooo:rsid="00952739" style:language-complex="ar" style:country-complex="SA"/>
    </style:style>
    <style:style style:name="T315" style:family="text">
      <style:text-properties officeooo:rsid="009568ad" style:language-complex="ar" style:country-complex="SA"/>
    </style:style>
    <style:style style:name="T316" style:family="text">
      <style:text-properties officeooo:rsid="00971c94" style:language-complex="ar" style:country-complex="SA"/>
    </style:style>
    <style:style style:name="T317" style:family="text">
      <style:text-properties officeooo:rsid="00984dda" style:language-complex="ar" style:country-complex="SA"/>
    </style:style>
    <style:style style:name="T318" style:family="text">
      <style:text-properties officeooo:rsid="00994cfa" style:language-complex="ar" style:country-complex="SA"/>
    </style:style>
    <style:style style:name="T319" style:family="text">
      <style:text-properties officeooo:rsid="009b4a63" style:language-complex="ar" style:country-complex="SA"/>
    </style:style>
    <style:style style:name="T320" style:family="text">
      <style:text-properties officeooo:rsid="009be370" style:language-complex="ar" style:country-complex="SA"/>
    </style:style>
    <style:style style:name="T321" style:family="text">
      <style:text-properties style:font-name="Liberation Serif1" fo:language="en" fo:country="GB" fo:font-style="normal" fo:font-weight="normal" officeooo:rsid="00a69610" style:font-name-asian="Times New Roman" style:language-asian="en" style:country-asian="US" style:font-style-asian="normal" style:font-weight-asian="normal" style:font-name-complex="Times New Roman" style:font-style-complex="normal" style:font-weight-complex="normal"/>
    </style:style>
    <style:style style:name="T322" style:family="text">
      <style:text-properties officeooo:rsid="00ad40da"/>
    </style:style>
    <style:style style:name="T323" style:family="text">
      <style:text-properties officeooo:rsid="00ad5840"/>
    </style:style>
    <style:style style:name="T324" style:family="text">
      <style:text-properties officeooo:rsid="00ae399c"/>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Discussion</text:p>
      <text:p text:style-name="P42"/>
      <text:p text:style-name="P32"><text:span text:style-name="T261">A lot of studies have investigated the </text:span><text:span text:style-name="T262">value of perioperative </text:span><text:span text:style-name="T268">BNP</text:span><text:span text:style-name="T117"><text:bibliography-mark text:identifier="Attaran 2009" text:bibliography-type="article" text:author="Attaran S, Sherwood R, Desai J, Langworthy R, Mhandu R, John L, El-Gamel A" text:pages="662-666" text:title=" Brain natriuretic peptide a predictive marker in cardiac surgery" text:volume="9" text:year="2009">[1]</text:bibliography-mark></text:span><text:span text:style-name="T117"><text:bibliography-mark text:identifier="fellahi 2011" text:bibliography-type="article" text:author="Fellahi JL, Daccache G, Rubes D, Massetti M, Gérard JL, Hanouz JL" text:pages="256-262" text:title="Does Preoperative B-Type Natriuretic Peptide Better Predict Adverse Outcome and Prolonged Length of Stay Than the Standard European System for Cardiac Operative Risk Evaluation After Cardiac Surgery?" text:volume="25(2)" text:year="2011">[2]</text:bibliography-mark></text:span><text:span text:style-name="T117"><text:bibliography-mark text:identifier="fellahi 2012" text:bibliography-type="article" text:author="Fellahi JL, Daccache G, Makroum Y, Massetti M, Gérard JL, Hanouz JL" text:journal="Journal of Cardiothoracic and Vascular Anesthesia" text:pages="624-30" text:title="The Prognostic Value of B-Type Natriuretic Peptide After Cardiac Surgery: A Comparative Study Between Coronary Artery Bypass Graft Surgery and Aortic Valve Replacement" text:volume="26(4)" text:year="2012">[3]</text:bibliography-mark></text:span><text:span text:style-name="T117"><text:bibliography-mark text:identifier="Chen 2013b" text:bibliography-type="article" text:author="Chen TH, Ching-Ling Lin, Joseph Jaey-Ming Shih, James Yao-Ming Shih, Chung-Huo Chen, Mei-Ling Chang, Chih-Hui Chin" text:journal="Kaohsiung Journal of Medical Sciences" text:pages="254-258" text:title="Plasma B-type natriuretic peptide in predicting outcomes of elective coronary artery bypass surgery" text:volume="29" text:year="2013">[4]</text:bibliography-mark></text:span><text:span text:style-name="T117"><text:bibliography-mark text:identifier="suc2020" text:bibliography-type="article" text:author="Gaspard Suc, Philippe Estagnasie, Alain Brusset, Niki Procopi, Pierre Squara &amp;Lee S. Nguyen" text:journal="Scientific Reports" text:pages="10865" text:title="Effect of BNP on risk assessmentin cardiac surgery patients,in addition to EuroScore II" text:volume="10" text:year="2020" text:url="https://doi.org/10.1038/s41598-020-67607-0">[5]</text:bibliography-mark></text:span><text:span text:style-name="T268"> and N</text:span><text:span text:style-name="T270">T</text:span><text:span text:style-name="T268">proBNP</text:span><text:span text:style-name="T117"><text:bibliography-mark text:identifier="Chen 2013b" text:bibliography-type="article" text:author="Chen TH, Ching-Ling Lin, Joseph Jaey-Ming Shih, James Yao-Ming Shih, Chung-Huo Chen, Mei-Ling Chang, Chih-Hui Chin" text:journal="Kaohsiung Journal of Medical Sciences" text:pages="254-258" text:title="Plasma B-type natriuretic peptide in predicting outcomes of elective coronary artery bypass surgery" text:volume="29" text:year="2013">[4]</text:bibliography-mark></text:span><text:span text:style-name="T116"><text:bibliography-mark text:identifier="Kerbaul 2004" text:bibliography-type="article" text:author="Kerbaul F, Collart F, Giorgi R, Oddoze C, Lejeune PJ, Guidon C, Caus T, Bellezza M, Gouin F" text:journal="Intensive Care Med" text:pages="1799-1806" text:title=" Increased plasma levels of pro=brain natriuretic peptide in patients with cardiovascular complications following off-pump coronary artery surgery" text:volume="30" text:year="2004">[6]</text:bibliography-mark></text:span><text:span text:style-name="T116"><text:bibliography-mark text:identifier="Jogia 2007" text:bibliography-type="article" text:author="Jogia PM, Kakoff M, Sleigh JW, Bertinelli A, LaPine M, Richards AM, Devlin G" text:journal="Anaesth Intensive Care" text:pages="363-369" text:title="NTproBNP  secretion and clinical endpoints in cardiac surgery intensive care patients" text:volume="35" text:year="2007">[7]</text:bibliography-mark></text:span><text:span text:style-name="T116"><text:bibliography-mark text:identifier="Cerrahoglu 2007" text:bibliography-type="article" text:author="Cerrahoglu M, Iskesen I, Tekin C, Onur E, Yildirim F, Sirin BH" text:journal="Circulation Journal" text:pages="79-83" text:title="N-terminal proBNP levels can predict cardiac failure after cardiac surgery" text:volume="71" text:year="2007">[8]</text:bibliography-mark></text:span><text:span text:style-name="T116"><text:bibliography-mark text:identifier="Eliasdottir 2008" text:bibliography-type="article" text:author="Eliasdottir SB, Klemenzson G, Torfason B, Valsson F" text:journal=" Acta Anaesthesiol Scan" text:pages="182-187" text:title=" Brian natriuretic peptide is a good predictor for outcome in cardiac surgery" text:volume="52" text:year="2008">[9]</text:bibliography-mark></text:span><text:span text:style-name="T116"><text:bibliography-mark text:identifier="Cuthbertson 2009" text:bibliography-type="article" text:author="Cuthbertson BH, Croal BL, Rae D, Gibson PH, McNeilly JD, Jeffrey RR, Cairns Smith W, Prescott GJ, Buchan KG, El-Shafei H, Gibson GA and Hillis GS" text:journal="Br J Anaesth" text:pages="647-653" text:title="N-terminal pro-B-type natriuretic peptide levels and early outcome after cardiac surgery: a prospective cohort study" text:volume="103" text:year="2009">[10]</text:bibliography-mark></text:span><text:span text:style-name="T116"><text:bibliography-mark text:identifier="Schachner 2010" text:bibliography-type="article" text:author="Schachner T, Wiedemann D, Fetz H, Laufer G, Kocher A, Bonaros N" text:journal="Clinics" text:pages="1239-1245" text:title="Influence of preoperative serum N-terminal pro-brain type natriuretic peptide on the postoperative outcome and survival rates of coronary artery bypass patients" text:volume="65(12)" text:year="2010">[11]</text:bibliography-mark></text:span><text:span text:style-name="T116"><text:bibliography-mark text:identifier="Liu 2013" text:bibliography-type="article" text:author="Liu H, Wang C, Liu L, Zhuang Y, Zhang Y" text:journal="Journal of Cardiothoracic Surgery" text:pages="1-5" text:title="Perioperative application of N-terminal pro-brain natriuretic peptide in patients undergoing cardiac surgery" text:volume="8" text:year="2013">[12]</text:bibliography-mark></text:span><text:span text:style-name="T116"><text:bibliography-mark text:identifier="oztekin2017" text:bibliography-type="article" text:author="Ahmet Öztekin, Mehmet Erdem Memetoðlu , Rasim Kutlu, Ali Ihsan Tekin, Ozan Erbasan, ÜmitArslan, Ozan Erdem, Özgür Akkaya, Mustafa Simsek, Murataliev Tolkun Muratalievic" text:journal="Cardiovasc. j." text:pages="90-96" text:title="The Predictive Value of Preoperative Serum NT-proBNP Levels for the Need for Inotropic Supportin the Postoperative Period in PatientsUndergoing Coronary Artery Bypass Grafting" text:volume="9(2)" text:year="2017" text:url="https://www.researchgate.net/publication/317868398">[13]</text:bibliography-mark></text:span><text:span text:style-name="T116"><text:bibliography-mark text:identifier="brynildsen2018" text:bibliography-type="article" text:author="Jon Brynildsen, Liisa Petäjä, Ville Pettilä, Ståle Nygård, Suvi T.Vaara, Rita Linko, Marjatta Okkonen, Tor-Arne Hagve, LeenaSoininen, Raili Suojaranta-Ylinen, Magnus Nakrem Lyngbakken,Torbjørn Omland, Helge Røsjø" text:journal="Clinical Biochemistry" text:pages="65-71" text:title="The predictive value of NT-proBNP and hs-TnT for risk of deathin cardiac surgical patients" text:volume="53" text:year="2018" text:url="https://doi.org/10.1016/j.clinbiochem.2018.01.012">[14]</text:bibliography-mark></text:span><text:span text:style-name="T116"><text:bibliography-mark text:identifier="sindhvananda2019" text:bibliography-type="article" text:author="Sindhvananda W, Bunpeth C, Chareonkulnawanun N" text:journal="Int J AnestheticAnesthesiol" text:pages="085" text:title="N-Terminal Pro-Brain NatriureticPeptide in Post Cardiac Surgery as a Predictor of Ventilator-Weaning Outcomes" text:volume="6" text:year="2019" text:url="https://doi.org/10.23937/2377-4630/1410085">[15]</text:bibliography-mark></text:span><text:span text:style-name="T116"><text:bibliography-mark text:identifier="akhmedova2020" text:bibliography-type="article" text:author="Irina A. Akhmedova, Taalaibek Z. Kudaiberdiev, Damirbek A. Abibillaev, Akylbek A. Zhooshev, Dolonbek E. Zaripov,Kaiyrnisa T. Tilemanbetova, Guliza N. Naizabekova" text:journal="Heart Vessels Transplant" text:title="Relationship of preoperative NT-pro-BNP with clinical, perioperative and prognostic markers in cardiacsurgery: Preliminary study results" text:volume="4" text:year="2020" text:url="doi: 10.24969/hvt.2020.205">[16]</text:bibliography-mark></text:span><text:span text:style-name="T262"> </text:span><text:span text:style-name="T261">in predicting</text:span><text:span text:style-name="T262"> the prognosis and outocome of cardiac surgery. <text:s/>Yet the studies are very heterogenous in design: the peptide used, the time and frequency of sampling, the clinical end-points, the duration of follow-up .. etc., and results.</text:span></text:p>
      <text:p text:style-name="P43"><text:span text:style-name="T259">The aim of our study was to investigate the value of pre-operative natriuretic peptides <text:s/>in predicting </text:span><text:span text:style-name="T59">clinical </text:span><text:span text:style-name="T259">outcomes </text:span><text:span text:style-name="T59">following off-pump coronary artery bypass grafting</text:span><text:span text:style-name="T259">. We’ve chosen NTproBNP over BNP because </text:span><text:span text:style-name="T58">it</text:span><text:span text:style-name="T2"> is accepted to be more biochemically stable than BNP. <text:s text:c="2"/>It can be drawn into glass or plastic tubes and does not require an addition of protease inhibitors such as EDTA. NTproBNP can be drawn into serum, heparin plasma, or EDTA. The intra-individual, day-to-day biologic variation in stable HF patients is about 38% for BNP and 28% for NTproBNP; in patients without HF</text:span><text:span text:style-name="T99"><text:bibliography-mark text:identifier="Gaggin and Januzzi 2013" text:bibliography-type="article" text:author="Gaggin and Januzzi" text:journal="Biochem Biophys Acta" text:pages="2442-245-" text:title="Biomarkers and diagnostics in heart failure" text:volume="1832(12)" text:year="2013">[17]</text:bibliography-mark></text:span><text:span text:style-name="T2">.</text:span></text:p>
      <text:p text:style-name="P44"><text:span text:style-name="T2">Steady-state levels of NT-proBNP are as much as four-to six-fold higher than BNP</text:span><text:span text:style-name="T100"><text:bibliography-mark text:identifier="Liu 2013" text:bibliography-type="article" text:author="Liu H, Wang C, Liu L, Zhuang Y, Zhang Y" text:journal="Journal of Cardiothoracic Surgery" text:pages="1-5" text:title="Perioperative application of N-terminal pro-brain natriuretic peptide in patients undergoing cardiac surgery" text:volume="8" text:year="2013">[12]</text:bibliography-mark></text:span><text:span text:style-name="T208">. <text:s/></text:span><text:span text:style-name="T209">[Cuthbertson et al., 2009]</text:span><text:span text:style-name="T99"><text:bibliography-mark text:identifier="Cuthbertson 2009" text:bibliography-type="article" text:author="Cuthbertson BH, Croal BL, Rae D, Gibson PH, McNeilly JD, Jeffrey RR, Cairns Smith W, Prescott GJ, Buchan KG, El-Shafei H, Gibson GA and Hillis GS" text:journal="Br J Anaesth" text:pages="647-653" text:title="N-terminal pro-B-type natriuretic peptide levels and early outcome after cardiac surgery: a prospective cohort study" text:volume="103" text:year="2009">[10]</text:bibliography-mark></text:span><text:span text:style-name="T209"> assumed that a conversion factor of four to one between NT-proBNP and BNP is appropriate in the NTproBNP range &lt; 400pg/mL (according to local data in their lab, n=735, Pearson’s correlation coefficient=0.82, P,0.001). <text:s/></text:span><text:span text:style-name="T210">[Chen et al., 2013</text:span><text:span text:style-name="T211">]</text:span><text:span text:style-name="T101"><text:bibliography-mark text:identifier="Chen 2013b" text:bibliography-type="article" text:author="Chen TH, Ching-Ling Lin, Joseph Jaey-Ming Shih, James Yao-Ming Shih, Chung-Huo Chen, Mei-Ling Chang, Chih-Hui Chin" text:journal="Kaohsiung Journal of Medical Sciences" text:pages="254-258" text:title="Plasma B-type natriuretic peptide in predicting outcomes of elective coronary artery bypass surgery" text:volume="29" text:year="2013">[4]</text:bibliography-mark></text:span><text:span text:style-name="T210"> used in their study both BNP and NTproBNP with pre-operative levels 103.8±184pgmL and 621.3±1050.7pg/mL, suggesting a factor of conversion aournd six.</text:span><text:span text:style-name="T209"> <text:s/>While this might not </text:span><text:span text:style-name="T210">result in </text:span><text:span text:style-name="T209">accurate </text:span><text:span text:style-name="T210">estimates under all conditions and in all levels</text:span><text:span text:style-name="T209">, <text:s/>it is helpful to keep that in mind while comparing different studies using different peptides.</text:span></text:p>
      <text:p text:style-name="P37"><text:span text:style-name="T2">W</text:span><text:span text:style-name="T1">e decided to exclude from the study population patients with factors that may influence NTproBNP levels and the post-operative morbidity. <text:s/>Thus extremes of age, </text:span><text:soft-page-break/><text:span text:style-name="T1">morbid obesity, severe chronic obstructive pulmonary disease, renal impairment, ejection fraction &lt; 40%, pre-operative artrial fibrillation and NYHA III/IV were among the exclusion criteria.</text:span></text:p>
      <text:p text:style-name="P38"><text:span text:style-name="T1">Our study showed no significant differences </text:span><text:span text:style-name="T19">in </text:span><text:span text:style-name="T1">NTproBNP between patients with and without post-operative </text:span><text:span text:style-name="T32">myocardial infarction</text:span><text:span text:style-name="T1">. <text:s/>This is similar to reports by </text:span><text:span text:style-name="T19">[</text:span><text:span text:style-name="T3">Eliasdottir et al., 2008</text:span><text:span text:style-name="T5">]</text:span><text:span text:style-name="T69"><text:bibliography-mark text:identifier="Eliasdottir 2008" text:bibliography-type="article" text:author="Eliasdottir SB, Klemenzson G, Torfason B, Valsson F" text:journal=" Acta Anaesthesiol Scan" text:pages="182-187" text:title=" Brian natriuretic peptide is a good predictor for outcome in cardiac surgery" text:volume="52" text:year="2008">[9]</text:bibliography-mark></text:span><text:span text:style-name="T70"> </text:span><text:span text:style-name="T4">(N=135)</text:span><text:span text:style-name="T3">, </text:span><text:span text:style-name="T7"><text:s/></text:span><text:span text:style-name="T9"><text:s/>[</text:span><text:span text:style-name="T8">Schachner et al., 2010</text:span><text:span text:style-name="T9">]</text:span><text:span text:style-name="T65"><text:bibliography-mark text:identifier="Schachner 2010" text:bibliography-type="article" text:author="Schachner T, Wiedemann D, Fetz H, Laufer G, Kocher A, Bonaros N" text:journal="Clinics" text:pages="1239-1245" text:title="Influence of preoperative serum N-terminal pro-brain type natriuretic peptide on the postoperative outcome and survival rates of coronary artery bypass patients" text:volume="65(12)" text:year="2010">[11]</text:bibliography-mark></text:span><text:span text:style-name="T8"> </text:span><text:span text:style-name="T9">(N=819) </text:span><text:span text:style-name="T18">and [Akhmedova et al., 2020]</text:span><text:span text:style-name="T67"><text:bibliography-mark text:identifier="akhmedova2020" text:bibliography-type="article" text:author="Irina A. Akhmedova, Taalaibek Z. Kudaiberdiev, Damirbek A. Abibillaev, Akylbek A. Zhooshev, Dolonbek E. Zaripov,Kaiyrnisa T. Tilemanbetova, Guliza N. Naizabekova" text:journal="Heart Vessels Transplant" text:title="Relationship of preoperative NT-pro-BNP with clinical, perioperative and prognostic markers in cardiacsurgery: Preliminary study results" text:volume="4" text:year="2020" text:url="doi: 10.24969/hvt.2020.205">[16]</text:bibliography-mark></text:span><text:span text:style-name="T18">(N=28</text:span><text:span text:style-name="T18"><text:note text:id="ftn1" text:note-class="footnote"><text:note-citation>1</text:note-citation><text:note-body><text:p text:style-name="P3">Their study included 28 adults and 20 pediatric patients summing up to 48 patients. <text:s/>Since each group was analyzed separately and we’re interested in the adult group only, we thought it fair to <text:s/>mention the number of adult patients only.</text:p></text:note-body></text:note></text:span><text:span text:style-name="T18">)</text:span><text:span text:style-name="T8">. <text:s/></text:span><text:span text:style-name="T10"><text:s/></text:span><text:span text:style-name="T9">[</text:span><text:span text:style-name="T7">Attaran et al., 2009</text:span><text:span text:style-name="T9">]</text:span><text:span text:style-name="T65"><text:bibliography-mark text:identifier="Attaran 2009" text:bibliography-type="article" text:author="Attaran S, Sherwood R, Desai J, Langworthy R, Mhandu R, John L, El-Gamel A" text:pages="662-666" text:title=" Brain natriuretic peptide a predictive marker in cardiac surgery" text:volume="9" text:year="2009">[1]</text:bibliography-mark></text:span><text:span text:style-name="T7"> </text:span><text:span text:style-name="T9">(N=141)</text:span><text:span text:style-name="T7"> </text:span><text:span text:style-name="T9">also showed similar results but, they used BNP in their study. <text:s/></text:span><text:span text:style-name="T16">Post-operative myocardial infarction is likely caused by intra-operative variables and are thus not captured by pre-operative natriuretic peptide levels.</text:span></text:p>
      <text:p text:style-name="P40"><text:span text:style-name="T6">Both our study and [</text:span><text:span text:style-name="T8">Schachner et al., 2010</text:span><text:span text:style-name="T6">]</text:span><text:span text:style-name="T63"><text:bibliography-mark text:identifier="Schachner" text:bibliography-type="article" text:author="Schachner T, Wiedemann D, Fetz H, Laufer G, Kocher A, Bonaros N" text:journal="Clinics" text:pages="1239-1245" text:title="Influence of preoperative serum N-terminal pro-brain type natriuretic peptide on the postoperative outcome and survival rates of coronary artery bypass patients" text:volume="65(12)" text:year="2010">[18]</text:bibliography-mark></text:span><text:span text:style-name="T64"> </text:span><text:span text:style-name="T6">showed no significant differences in NTproBNP between patients with </text:span><text:span text:style-name="T11">and without </text:span><text:span text:style-name="T47">neurological complications</text:span><text:span text:style-name="T12">. <text:s/>To our knowledge these are the only studies that looked into such relation.</text:span></text:p>
      <text:p text:style-name="P47">This may be due to the fact that despite cerebrovascular events and coronary artery disease sharing common etiology, other factors, such as aortic calcification and intraoperative hemodynamics heavily influence the incidence of post-operative cerebral infarctions, and these can’t be reflected in pre-operative natriuretic peptide levels.</text:p>
      <text:p text:style-name="P46"><text:span text:style-name="T6">Our study showed no siginificant </text:span><text:span text:style-name="T13">correlation between pre-operative NTproBNP and </text:span><text:span text:style-name="T48">ICU stay</text:span><text:span text:style-name="T13"> (correlation coeffecient r=0.22, p=0.861). <text:s/>This is in accordance with </text:span><text:span text:style-name="T25">[Chen et al., 2013]</text:span><text:span text:style-name="T94"><text:bibliography-mark text:identifier="Chen 2013b" text:bibliography-type="article" text:author="Chen TH, Ching-Ling Lin, Joseph Jaey-Ming Shih, James Yao-Ming Shih, Chung-Huo Chen, Mei-Ling Chang, Chih-Hui Chin" text:journal="Kaohsiung Journal of Medical Sciences" text:pages="254-258" text:title="Plasma B-type natriuretic peptide in predicting outcomes of elective coronary artery bypass surgery" text:volume="29" text:year="2013">[4]</text:bibliography-mark></text:span><text:span text:style-name="T25"> , </text:span><text:span text:style-name="T27">who </text:span><text:span text:style-name="T25">found no significant pre-operative BNP and NTproBNP in patients with ICU stay &gt;4 days, in a population </text:span><text:span text:style-name="T26">very similar to ours; </text:span><text:span text:style-name="T30">[</text:span><text:span text:style-name="T321">Ö</text:span><text:span text:style-name="T30">ztekin et al., 2017]</text:span><text:span text:style-name="T97"><text:bibliography-mark text:identifier="oztekin2017" text:bibliography-type="article" text:author="Ahmet Öztekin, Mehmet Erdem Memetoðlu , Rasim Kutlu, Ali Ihsan Tekin, Ozan Erbasan, ÜmitArslan, Ozan Erdem, Özgür Akkaya, Mustafa Simsek, Murataliev Tolkun Muratalievic" text:journal="Cardiovasc. j." text:pages="90-96" text:title="The Predictive Value of Preoperative Serum NT-proBNP Levels for the Need for Inotropic Supportin the Postoperative Period in PatientsUndergoing Coronary Artery Bypass Grafting" text:volume="9(2)" text:year="2017" text:url="https://www.researchgate.net/publication/317868398">[13]</text:bibliography-mark></text:span><text:span text:style-name="T30"> </text:span><text:span text:style-name="T199">(N=51), who found no signicant differences in ICU stay duration among patients with </text:span><text:span text:style-name="T200">low (&lt;100pg/mL), moderately elevated (between 100 and 500 pg/mL) and high (&gt; 500pg/mL) NTproBNP levels.</text:span><text:span text:style-name="T26"> </text:span><text:span text:style-name="T28"><text:s/>[Akhmedova et al., 2020]</text:span><text:span text:style-name="T95"><text:bibliography-mark text:identifier="akhmedova2020" text:bibliography-type="article" text:author="Irina A. Akhmedova, Taalaibek Z. Kudaiberdiev, Damirbek A. Abibillaev, Akylbek A. Zhooshev, Dolonbek E. Zaripov,Kaiyrnisa T. Tilemanbetova, Guliza N. Naizabekova" text:journal="Heart Vessels Transplant" text:title="Relationship of preoperative NT-pro-BNP with clinical, perioperative and prognostic markers in cardiacsurgery: Preliminary study results" text:volume="4" text:year="2020" text:url="doi: 10.24969/hvt.2020.205">[16]</text:bibliography-mark></text:span><text:span text:style-name="T28"> </text:span><text:span text:style-name="T31">also</text:span><text:span text:style-name="T28"> found </text:span><text:soft-page-break/><text:span text:style-name="T28">no significant differences in ICU stay </text:span><text:span text:style-name="T31">between</text:span><text:span text:style-name="T28"> patients with pre-operative NTproBNP more and less than 430 pg/L </text:span><text:span text:style-name="T29">(the cutoff determined by [Schachner et al., 2010]</text:span><text:span text:style-name="T96"><text:bibliography-mark text:identifier="Schachner 2010" text:bibliography-type="article" text:author="Schachner T, Wiedemann D, Fetz H, Laufer G, Kocher A, Bonaros N" text:journal="Clinics" text:pages="1239-1245" text:title="Influence of preoperative serum N-terminal pro-brain type natriuretic peptide on the postoperative outcome and survival rates of coronary artery bypass patients" text:volume="65(12)" text:year="2010">[11]</text:bibliography-mark></text:span><text:span text:style-name="T29"> for 30-day mortality)</text:span><text:span text:style-name="T28">.</text:span></text:p>
      <text:p text:style-name="P45"><text:span text:style-name="T14">[Fellahi et al., 201</text:span><text:span text:style-name="T13">1</text:span><text:span text:style-name="T17">]</text:span><text:span text:style-name="T66"><text:bibliography-mark text:identifier="fellahi 2011" text:bibliography-type="article" text:author="Fellahi JL, Daccache G, Rubes D, Massetti M, Gérard JL, Hanouz JL" text:pages="256-262" text:title="Does Preoperative B-Type Natriuretic Peptide Better Predict Adverse Outcome and Prolonged Length of Stay Than the Standard European System for Cardiac Operative Risk Evaluation After Cardiac Surgery?" text:volume="25(2)" text:year="2011">[2]</text:bibliography-mark></text:span><text:span text:style-name="T15">(N=208) </text:span><text:span text:style-name="T13">who found that <text:s/>‘[pre-operative BNP levels]</text:span><text:span text:style-name="T20"> descrimination to predict a prolonged length of stay in the ICU was of ... li</text:span><text:span text:style-name="T21">m</text:span><text:span text:style-name="T20">ited value’ </text:span><text:span text:style-name="T22">since their reciever operator characteristics curve ROC analysis </text:span><text:span text:style-name="T23">for </text:span><text:span text:style-name="T24">ICU stay &gt; 4 days </text:span><text:span text:style-name="T29">had an</text:span><text:span text:style-name="T22"> area under curve </text:span><text:span text:style-name="T23">AUC </text:span><text:span text:style-name="T22">of </text:span><text:span text:style-name="T23">0.6 (CI 0.</text:span><text:span text:style-name="T24">49</text:span><text:span text:style-name="T23">-0.</text:span><text:span text:style-name="T24">71</text:span><text:span text:style-name="T23">, p</text:span><text:span text:style-name="T24">=0.036</text:span><text:span text:style-name="T23">) </text:span><text:span text:style-name="T29">denoting poor diagnostic performance</text:span><text:span text:style-name="T23">.</text:span></text:p>
      <text:p text:style-name="P48"><text:span text:style-name="T38">[Jogia et al., 2007]</text:span><text:span text:style-name="T102"><text:bibliography-mark text:identifier="Jogia 2007" text:bibliography-type="article" text:author="Jogia PM, Kakoff M, Sleigh JW, Bertinelli A, LaPine M, Richards AM, Devlin G" text:journal="Anaesth Intensive Care" text:pages="363-369" text:title="NTproBNP  secretion and clinical endpoints in cardiac surgery intensive care patients" text:volume="35" text:year="2007">[7]</text:bibliography-mark></text:span><text:span text:style-name="T102"> </text:span><text:span text:style-name="T1">(N=118) <text:s/>reported <text:s/></text:span><text:span text:style-name="T40">some statisically significant correlation with pre-operative NTproBNP </text:span><text:span text:style-name="T1">and </text:span><text:span text:style-name="T39">length of stay in ICU. <text:s/></text:span><text:span text:style-name="T42">This might be due to the fact that they have included in their study patients with EF&lt; 35% (11% of their patients), patients with NYHA III/IV (76.2%) and valve surgery patients (21.1%) while these were exclusion criteria in our study. <text:s/></text:span><text:span text:style-name="T44">This was reflected on the NTproBNP levels in both studies. <text:s/>eg. their aortic valve replacement AVR patients had levels 584±305pg/mL and the combined procedure patients had levels of 1057±796</text:span><text:span text:style-name="T46">pg/mL</text:span><text:span text:style-name="T44"> </text:span><text:span text:style-name="T46">(they didn’t report the values for the whole population)</text:span><text:span text:style-name="T44">, while these were </text:span><text:span text:style-name="T46">312.4±329.9pg/mL in our patients.</text:span></text:p>
      <text:p text:style-name="P49"><text:span text:style-name="T1">Also they </text:span><text:span text:style-name="T98"><text:bibliography-mark text:identifier="Jogia 2007" text:bibliography-type="article" text:author="Jogia PM, Kakoff M, Sleigh JW, Bertinelli A, LaPine M, Richards AM, Devlin G" text:journal="Anaesth Intensive Care" text:pages="363-369" text:title="NTproBNP  secretion and clinical endpoints in cardiac surgery intensive care patients" text:volume="35" text:year="2007">[7]</text:bibliography-mark></text:span><text:span text:style-name="T1"><text:s/>reported ICU stay </text:span><text:span text:style-name="T44">as </text:span><text:span text:style-name="T1">27±18hr</text:span><text:span text:style-name="T38">, </text:span><text:span text:style-name="T44">meaning that patients were allowed to stay at ICU for less than a day. <text:s/>By contrast, the centers in which we performed our study would routinely admit patients in the ICU for at least 2 post-operative days. <text:s/>This might have allowed their data to reflect more precisely the time needed for the patient in the ICU.</text:span></text:p>
      <text:p text:style-name="P50"><text:span text:style-name="T1">It is also important to notice that the numbers they reported were modest </text:span><text:span text:style-name="T39">(r=0.59, p=0.001 <text:s/></text:span><text:span text:style-name="T43">and </text:span><text:span text:style-name="T41">area under ROC cuve of 0.66</text:span><text:span text:style-name="T39">). <text:s/></text:span><text:span text:style-name="T1">In fact they described them as </text:span><text:span text:style-name="T40">‘</text:span><text:span text:style-name="T45">not strong enough to be clinically useful predictors’.</text:span></text:p>
      <text:p text:style-name="P39"><text:span text:style-name="T19">[</text:span><text:span text:style-name="T3">Eliasdottir et al., 2008</text:span><text:span text:style-name="T4">]</text:span><text:span text:style-name="T71"><text:bibliography-mark text:identifier="Eliasdottir 2008" text:bibliography-type="article" text:author="Eliasdottir SB, Klemenzson G, Torfason B, Valsson F" text:journal=" Acta Anaesthesiol Scan" text:pages="182-187" text:title=" Brian natriuretic peptide is a good predictor for outcome in cardiac surgery" text:volume="52" text:year="2008">[9]</text:bibliography-mark></text:span><text:span text:style-name="T68"> </text:span><text:span text:style-name="T126"><text:s/>also reported predictive value for NTproBNP on post-</text:span><text:soft-page-break/><text:span text:style-name="T126">operative ICU stay. <text:s/></text:span><text:span text:style-name="T127">This might be due to patients’ baseline characteristics. <text:s/>32% of their patients had valve surgery with or without cornary artery bypass grafting CABG, and they had a mean logistic euroSCORE of 8.15% while our patinets had EuroScoreII of 0.76.</text:span><text:span text:style-name="T127"><text:note text:id="ftn2" text:note-class="footnote"><text:note-citation text:label="*">*</text:note-citation><text:note-body><text:p text:style-name="P1">EuroSCOREII, <text:span text:style-name="T255">used in our study; </text:span><text:s/>was not available at the time of the compared study yet, logistic euroSCORE and Euroscore II are compared here for lack of <text:s/>a better alternative.</text:p></text:note-body></text:note></text:span><text:span text:style-name="T132"> <text:s/></text:span><text:span text:style-name="T128">Mean pre-operative NTproBNP level </text:span><text:span text:style-name="T129">for th</text:span><text:span text:style-name="T127">eir</text:span><text:span text:style-name="T129"> cohort </text:span><text:span text:style-name="T128">was 1223 </text:span><text:span text:style-name="T127">pg/mL</text:span><text:span text:style-name="T128"> </text:span><text:span text:style-name="T127">a</text:span><text:span text:style-name="T129">nd the mean for p</text:span><text:span text:style-name="T127">atients with prolonged ICU stay was </text:span><text:span text:style-name="T129">even higher </text:span><text:span text:style-name="T127">(3118 pg/mL)</text:span><text:span text:style-name="T129">, way outside the whole range of NTproBNP level in our study </text:span><text:span text:style-name="T130">[10-1440 pg/mL]</text:span><text:span text:style-name="T129">.</text:span></text:p>
      <text:p text:style-name="P41"><text:span text:style-name="T129">A</text:span><text:span text:style-name="T125">lso the value they provided for accuracy indices (with sensitivity 82%, specificity 69% and area under ROC curve of 0.82) are not derived from ROC analysis for prolonged ICU stay alone, </text:span><text:span text:style-name="T131">nor are the significant differences in levels of NTproBNP, </text:span><text:span text:style-name="T125"><text:s/>but </text:span><text:span text:style-name="T131">are actually for</text:span><text:span text:style-name="T125"> ‘</text:span><text:span text:style-name="T207">ICU stay &gt; 2days and/or death</text:span><text:span text:style-name="T125">’ </text:span><text:span text:style-name="T133">which may have augmented and over-estimated those indices</text:span><text:span text:style-name="T125">.</text:span></text:p>
      <text:p text:style-name="P51"><text:span text:style-name="T49">[Cuthbertson et al., 2009]</text:span><text:span text:style-name="T103"><text:bibliography-mark text:identifier="Cuthbertson 2009" text:bibliography-type="article" text:author="Cuthbertson BH, Croal BL, Rae D, Gibson PH, McNeilly JD, Jeffrey RR, Cairns Smith W, Prescott GJ, Buchan KG, El-Shafei H, Gibson GA and Hillis GS" text:journal="Br J Anaesth" text:pages="647-653" text:title="N-terminal pro-B-type natriuretic peptide levels and early outcome after cardiac surgery: a prospective cohort study" text:volume="103" text:year="2009">[10]</text:bibliography-mark></text:span><text:span text:style-name="T103"> </text:span><text:span text:style-name="T50">(N=1010) also reported pre-operative NTproBNP levels to be predictive of prolonged ICU stay. <text:s/>Again characteristics of studied population differes greatly. <text:s/>12.5% </text:span><text:span text:style-name="T51">of the patients had EF &lt; 40%, 11.5% NHYA III/IV, <text:s/>28% had valve surgery with or without CABG and 12.5% had pre-operative intra-aortic ballon pump IABP. Pre-operative NTproBNP median(inter-quartile range IQR) were </text:span><text:span text:style-name="T34">for patients who didn’t die 279(119-833) pg/mL, <text:s/></text:span><text:span text:style-name="T35">in</text:span><text:span text:style-name="T60"> patients who died <text:s/>624(190-1368) pg/mL </text:span><text:span text:style-name="T61">and in </text:span><text:span text:style-name="T34">p</text:span><text:span text:style-name="T35">atients with severe systolic dysfunction 818(565-9098) pg/mL. <text:s text:c="2"/>In our study those were 160(80-397.5).</text:span></text:p>
      <text:p text:style-name="P52"><text:span text:style-name="T35">T</text:span><text:span text:style-name="T33">hey</text:span><text:span text:style-name="T72"> </text:span><text:span text:style-name="T72"><text:bibliography-mark text:identifier="Cuthbertson 2009" text:bibliography-type="article" text:author="Cuthbertson BH, Croal BL, Rae D, Gibson PH, McNeilly JD, Jeffrey RR, Cairns Smith W, Prescott GJ, Buchan KG, El-Shafei H, Gibson GA and Hillis GS" text:journal="Br J Anaesth" text:pages="647-653" text:title="N-terminal pro-B-type natriuretic peptide levels and early outcome after cardiac surgery: a prospective cohort study" text:volume="103" text:year="2009">[10]</text:bibliography-mark></text:span><text:span text:style-name="T72"><text:s/></text:span><text:span text:style-name="T33">defined <text:s/>prolonged ICU stay as longer than a day, so the same argument as with </text:span><text:span text:style-name="T36">[Jogia et al., 2007]</text:span><text:span text:style-name="T85"><text:bibliography-mark text:identifier="Jogia 2007" text:bibliography-type="article" text:author="Jogia PM, Kakoff M, Sleigh JW, Bertinelli A, LaPine M, Richards AM, Devlin G" text:journal="Anaesth Intensive Care" text:pages="363-369" text:title="NTproBNP  secretion and clinical endpoints in cardiac surgery intensive care patients" text:volume="35" text:year="2007">[7]</text:bibliography-mark></text:span><text:span text:style-name="T74"> </text:span><text:span text:style-name="T136">applies here. <text:s/></text:span><text:span text:style-name="T35">A</text:span><text:span text:style-name="T33">lso the the numbers </text:span><text:span text:style-name="T37">[Cuthbertson et al., 2009]</text:span><text:span text:style-name="T86"><text:bibliography-mark text:identifier="Cuthbertson 2009" text:bibliography-type="article" text:author="Cuthbertson BH, Croal BL, Rae D, Gibson PH, McNeilly JD, Jeffrey RR, Cairns Smith W, Prescott GJ, Buchan KG, El-Shafei H, Gibson GA and Hillis GS" text:journal="Br J Anaesth" text:pages="647-653" text:title="N-terminal pro-B-type natriuretic peptide levels and early outcome after cardiac surgery: a prospective cohort study" text:volume="103" text:year="2009">[10]</text:bibliography-mark></text:span><text:span text:style-name="T72"> </text:span><text:span text:style-name="T134"><text:s/>provided for the predictive performance of NTproBNP for prolonged are actually very weak (odds ratio OR 1.03(1.01-1.05) as per 250pg/mL increase in NTproBNP). </text:span><text:span text:style-name="T135">Indeed, </text:span><text:span text:style-name="T134">they</text:span><text:span text:style-name="T72"><text:bibliography-mark text:identifier="Cuthbertson 2009" text:bibliography-type="article" text:author="Cuthbertson BH, Croal BL, Rae D, Gibson PH, McNeilly JD, Jeffrey RR, Cairns Smith W, Prescott GJ, Buchan KG, El-Shafei H, Gibson GA and Hillis GS" text:journal="Br J Anaesth" text:pages="647-653" text:title="N-terminal pro-B-type natriuretic peptide levels and early outcome after cardiac surgery: a prospective cohort study" text:volume="103" text:year="2009">[10]</text:bibliography-mark></text:span><text:span text:style-name="T73"> </text:span><text:span text:style-name="T135">concluded that ‘</text:span><text:span text:style-name="T204">NTproBNP levels predict early outcome after cardiac surgery</text:span><text:span text:style-name="T135">’ and that ‘</text:span><text:span text:style-name="T204">it appears to be independent of other widely utilized methods of risk stratifications’. <text:s/>Yet they noted that ‘the predictive utility is modest’ </text:span><text:soft-page-break/><text:span text:style-name="T135">and</text:span><text:span text:style-name="T204"> ‘its clinical validity is moderate due to its modest sensitivity and specificity it demonstrates for the outcome’.</text:span></text:p>
      <text:p text:style-name="P33"><text:span text:style-name="T271">[Schachner et al., 2010]</text:span><text:span text:style-name="T106"><text:bibliography-mark text:identifier="Schachner" text:bibliography-type="article" text:author="Schachner T, Wiedemann D, Fetz H, Laufer G, Kocher A, Bonaros N" text:journal="Clinics" text:pages="1239-1245" text:title="Influence of preoperative serum N-terminal pro-brain type natriuretic peptide on the postoperative outcome and survival rates of coronary artery bypass patients" text:volume="65(12)" text:year="2010">[18]</text:bibliography-mark></text:span><text:span text:style-name="T106"> </text:span><text:span text:style-name="T105"><text:s/></text:span><text:span text:style-name="T213">reported statistically significant difference </text:span><text:span text:style-name="T214">in</text:span><text:span text:style-name="T213"> ICU stay in patients who had NTproBNP levels &gt;502pg/mL, </text:span><text:span text:style-name="T214">22(12-1919)h; vs</text:span><text:span text:style-name="T213"> NTproBNP &lt;502pg/mL, </text:span><text:span text:style-name="T214">22(7-1268); <text:s/>p=0.001. <text:s/>That number, 502pg/mL; is the cutoff levels derived from their ROC curve analysis for </text:span><text:span text:style-name="T215">long-term </text:span><text:span text:style-name="T214">mortality. <text:s/>Despite the authors’ note that ‘In general, those patients exhibited a higher rate of comorbidities, resulting in an increased risk score’, they didn’t provide any multivariable analysis to determine whether NTproBNP is and independent factor for prolonged ICU stay.</text:span></text:p>
      <text:p text:style-name="P74"><text:span text:style-name="T212">Moreover, while they</text:span><text:span text:style-name="T104"><text:bibliography-mark text:identifier="Schachner" text:bibliography-type="article" text:author="Schachner T, Wiedemann D, Fetz H, Laufer G, Kocher A, Bonaros N" text:journal="Clinics" text:pages="1239-1245" text:title="Influence of preoperative serum N-terminal pro-brain type natriuretic peptide on the postoperative outcome and survival rates of coronary artery bypass patients" text:volume="65(12)" text:year="2010">[18]</text:bibliography-mark></text:span><text:span text:style-name="T104"> <text:s/></text:span><text:span text:style-name="T212">only included in their study patients undergoing isolated CABG; many differences still exist between our patients. <text:s/>Their patients were as old as 89 yrs, had creatinine levels spanning 0.5-6.2mg/dL, 17% had urgent operations and they had a logarithmic EuroSCORE of 2.5[1-63] resulting in NTproBNP levels [6-65998 pg/mL].</text:span></text:p>
      <text:p text:style-name="P53"><text:span text:style-name="T135">[</text:span><text:span text:style-name="T134">Liu et al., 2013]</text:span><text:span text:style-name="T72"><text:bibliography-mark text:identifier="Liu 2013" text:bibliography-type="article" text:author="Liu H, Wang C, Liu L, Zhuang Y, Zhang Y" text:journal="Journal of Cardiothoracic Surgery" text:pages="1-5" text:title="Perioperative application of N-terminal pro-brain natriuretic peptide in patients undergoing cardiac surgery" text:volume="8" text:year="2013">[12]</text:bibliography-mark></text:span><text:span text:style-name="T134"> </text:span><text:span text:style-name="T137">(N=225)</text:span><text:span text:style-name="T134"> </text:span><text:span text:style-name="T137">reported that ‘</text:span><text:span text:style-name="T205">preoperative NT-proBNP was closely related to … length of stay in ICU (P = 0.004)’</text:span><text:span text:style-name="T138"> </text:span><text:span text:style-name="T137">but the correlation is actually weak (r=0.194). <text:s/>Thier study included 128 patie</text:span><text:span text:style-name="T139">n</text:span><text:span text:style-name="T137">ts with NHYA III/IV and NTproBNP levels were 728.4(213.5-2551). <text:s/></text:span><text:span text:style-name="T139">length of ICU stay was 3.45 ± 8.17 days in their study vs 3.37±0.84 days in our study.</text:span></text:p>
      <text:p text:style-name="P75"><text:span text:style-name="T217">T</text:span><text:span text:style-name="T216">he fact that inclusion of </text:span><text:span text:style-name="T243">valve surgery can dramatically</text:span><text:span text:style-name="T216"> alter the diagnostic performance of pre-opreative natriuretic peptide is most clearly shown in [Fellahi et al., 2012</text:span><text:span text:style-name="T226">]</text:span><text:span text:style-name="T110"><text:bibliography-mark text:identifier="fellahi 2012" text:bibliography-type="article" text:author="Fellahi JL, Daccache G, Makroum Y, Massetti M, Gérard JL, Hanouz JL" text:journal="Journal of Cardiothoracic and Vascular Anesthesia" text:pages="624-30" text:title="The Prognostic Value of B-Type Natriuretic Peptide After Cardiac Surgery: A Comparative Study Between Coronary Artery Bypass Graft Surgery and Aortic Valve Replacement" text:volume="26(4)" text:year="2012">[3]</text:bibliography-mark></text:span><text:span text:style-name="T216"> </text:span><text:span text:style-name="T218">(N=189)</text:span><text:span text:style-name="T216">. <text:s/>In there first study [Fellahi et al., 2011]</text:span><text:span text:style-name="T107"><text:bibliography-mark text:identifier="fellahi 2011" text:bibliography-type="article" text:author="Fellahi JL, Daccache G, Rubes D, Massetti M, Gérard JL, Hanouz JL" text:pages="256-262" text:title="Does Preoperative B-Type Natriuretic Peptide Better Predict Adverse Outcome and Prolonged Length of Stay Than the Standard European System for Cardiac Operative Risk Evaluation After Cardiac Surgery?" text:volume="25(2)" text:year="2011">[2]</text:bibliography-mark></text:span><text:span text:style-name="T216"> , </text:span><text:span text:style-name="T219">in </text:span><text:span text:style-name="T218">which </text:span><text:span text:style-name="T220">only 45% </text:span><text:span text:style-name="T218">of the patients </text:span><text:span text:style-name="T220">had isolated CABG;</text:span><text:span text:style-name="T221"> </text:span><text:span text:style-name="T219">they revealed good diagnostic performance of pre-operative BNP </text:span><text:span text:style-name="T263">for </text:span><text:span text:style-name="T264">predicting </text:span><text:span text:style-name="T263">MACEs/death: <text:s/>AUC 0.76 (CI 0.68-0.85, p&lt;0.001), </text:span><text:span text:style-name="T218">sens. 0.77, spec. 0.75</text:span><text:span text:style-name="T219">)</text:span></text:p>
      <text:p text:style-name="P54"><text:span text:style-name="T134">This was further confirmed in their second study [Fellahi et al., 2012]</text:span><text:span text:style-name="T79"><text:bibliography-mark text:identifier="fellahi 2012" text:bibliography-type="article" text:author="Fellahi JL, Daccache G, Makroum Y, Massetti M, Gérard JL, Hanouz JL" text:journal="Journal of Cardiothoracic and Vascular Anesthesia" text:pages="624-30" text:title="The Prognostic Value of B-Type Natriuretic Peptide After Cardiac Surgery: A Comparative Study Between Coronary Artery Bypass Graft Surgery and Aortic Valve Replacement" text:volume="26(4)" text:year="2012">[3]</text:bibliography-mark></text:span><text:span text:style-name="T134"> where they </text:span><text:soft-page-break/><text:span text:style-name="T134">included 100 CABG and 89 AVR patients. <text:s/>Again ROC curve analysis </text:span><text:span text:style-name="T151">of pre-operative BNP </text:span><text:span text:style-name="T134">revealed </text:span><text:span text:style-name="T151">AUC of 0.67 (p= 0.002) for predicting MACEs.</text:span></text:p>
      <text:p text:style-name="P55"><text:span text:style-name="T134">However, when they re-analysed the data after dividing the patients into t</text:span><text:span text:style-name="T179">w</text:span><text:span text:style-name="T134">o groups, CABG </text:span><text:span text:style-name="T179">group </text:span><text:span text:style-name="T134">and AVR group; </text:span><text:span text:style-name="T150">preoperative BNP levels were significantly different </text:span><text:span text:style-name="T134">between the groups (</text:span><text:span text:style-name="T150">CABG 104 [8-5,017] pg/mL vs <text:s/>AVR 235 [8-2,018] pg/mL, </text:span><text:span text:style-name="T134">p&lt;0.001) despite other demographic data (including renal functions, EF and BMI) being comparable, and p</text:span><text:span text:style-name="T152">reop</text:span><text:span text:style-name="T153">erative </text:span><text:span text:style-name="T134">values of </text:span><text:span text:style-name="T153">BNP were </text:span><text:span text:style-name="T179">more</text:span><text:span text:style-name="T153"> accurate in predicting MACEs after AVR </text:span><text:span text:style-name="T154">(</text:span><text:span text:style-name="T156">area under </text:span><text:span text:style-name="T154">ROC <text:s/>0.78 for pre-op BNP, p&lt;0.001)</text:span><text:span text:style-name="T153">, whereas </text:span><text:span text:style-name="T134">no</text:span><text:span text:style-name="T206"> significant</text:span><text:span text:style-name="T153"> discrimination was found for BNP values in predicting long-</text:span><text:span text:style-name="T155">t</text:span><text:span text:style-name="T153">erm adverse cardiac outcome after </text:span><text:span text:style-name="T206">CABG surgery</text:span><text:span text:style-name="T153"> </text:span><text:span text:style-name="T154">(</text:span><text:span text:style-name="T156">area under </text:span><text:span text:style-name="T154">ROC 0.54, p</text:span><text:span text:style-name="T134">=</text:span><text:span text:style-name="T154">0.3</text:span><text:span text:style-name="T134">2</text:span><text:span text:style-name="T154">)</text:span><text:span text:style-name="T155">.</text:span></text:p>
      <text:p text:style-name="P56"><text:span text:style-name="T155">A</text:span><text:span text:style-name="T134">lso </text:span><text:span text:style-name="T172">[Attaran et al., 2009]</text:span><text:span text:style-name="T81"><text:bibliography-mark text:identifier="Attaran 2009" text:bibliography-type="article" text:author="Attaran S, Sherwood R, Desai J, Langworthy R, Mhandu R, John L, El-Gamel A" text:pages="662-666" text:title=" Brain natriuretic peptide a predictive marker in cardiac surgery" text:volume="9" text:year="2009">[1]</text:bibliography-mark></text:span><text:span text:style-name="T172"> found significant differences in pre-operative BNP levels in patients undergoing AVR/MVR vs CABG (273 vs 125pg/mL, p=0.0018). <text:s/></text:span><text:span text:style-name="T179">And </text:span><text:span text:style-name="T134">[Cuthbertson et al., 2009]</text:span><text:span text:style-name="T72"><text:bibliography-mark text:identifier="Cuthbertson 2009" text:bibliography-type="article" text:author="Cuthbertson BH, Croal BL, Rae D, Gibson PH, McNeilly JD, Jeffrey RR, Cairns Smith W, Prescott GJ, Buchan KG, El-Shafei H, Gibson GA and Hillis GS" text:journal="Br J Anaesth" text:pages="647-653" text:title="N-terminal pro-B-type natriuretic peptide levels and early outcome after cardiac surgery: a prospective cohort study" text:volume="103" text:year="2009">[10]</text:bibliography-mark></text:span><text:span text:style-name="T134">, </text:span><text:span text:style-name="T179">according to </text:span><text:span text:style-name="T134">multivariable analysis of pre-operative variables affecting mortality, valve/aortic surgery±CABG had OR <text:s/>3.38 (1.60 – 7.12) p= 0.001. <text:s/>In their</text:span><text:span text:style-name="T72"> </text:span><text:span text:style-name="T72"><text:bibliography-mark text:identifier="Cuthbertson 2009" text:bibliography-type="article" text:author="Cuthbertson BH, Croal BL, Rae D, Gibson PH, McNeilly JD, Jeffrey RR, Cairns Smith W, Prescott GJ, Buchan KG, El-Shafei H, Gibson GA and Hillis GS" text:journal="Br J Anaesth" text:pages="647-653" text:title="N-terminal pro-B-type natriuretic peptide levels and early outcome after cardiac surgery: a prospective cohort study" text:volume="103" text:year="2009">[10]</text:bibliography-mark></text:span><text:span text:style-name="T134"><text:s/>regression models, valve/aortic surgery was an independent factor predicting </text:span><text:span text:style-name="T157">hospital stay &gt; 1week with OR 1.67(1.19-2.35) p=0.003.</text:span></text:p>
      <text:p text:style-name="P57"><text:span text:style-name="T139">Our study showed no significant differences </text:span><text:span text:style-name="T140">in </text:span><text:span text:style-name="T139">NTproBNP between patients with and without post-operative </text:span><text:span text:style-name="T202">atrial fibrillation </text:span><text:span text:style-name="T139">AF. <text:s/>This is similar to reports by [Jogia et al., 2007]</text:span><text:span text:style-name="T75"><text:bibliography-mark text:identifier="Jogia 2007" text:bibliography-type="article" text:author="Jogia PM, Kakoff M, Sleigh JW, Bertinelli A, LaPine M, Richards AM, Devlin G" text:journal="Anaesth Intensive Care" text:pages="363-369" text:title="NTproBNP  secretion and clinical endpoints in cardiac surgery intensive care patients" text:volume="35" text:year="2007">[7]</text:bibliography-mark></text:span><text:span text:style-name="T139">, and [Attaran et al., 2009]</text:span><text:span text:style-name="T75"><text:bibliography-mark text:identifier="Attaran 2009" text:bibliography-type="article" text:author="Attaran S, Sherwood R, Desai J, Langworthy R, Mhandu R, John L, El-Gamel A" text:pages="662-666" text:title=" Brain natriuretic peptide a predictive marker in cardiac surgery" text:volume="9" text:year="2009">[1]</text:bibliography-mark></text:span><text:span text:style-name="T139">.</text:span></text:p>
      <text:p text:style-name="P59"><text:span text:style-name="T141">[Cuthbertson et al., 2009]</text:span><text:span text:style-name="T86"><text:bibliography-mark text:identifier="Cuthbertson 2009" text:bibliography-type="article" text:author="Cuthbertson BH, Croal BL, Rae D, Gibson PH, McNeilly JD, Jeffrey RR, Cairns Smith W, Prescott GJ, Buchan KG, El-Shafei H, Gibson GA and Hillis GS" text:journal="Br J Anaesth" text:pages="647-653" text:title="N-terminal pro-B-type natriuretic peptide levels and early outcome after cardiac surgery: a prospective cohort study" text:volume="103" text:year="2009">[10]</text:bibliography-mark></text:span><text:span text:style-name="T141"> </text:span><text:span text:style-name="T134">reported an odds ratio of 1.02(1-1.03) per 250pg/mL increase in pre-operative NTproBNP and the development of post-operative AF (p=0.02). <text:s/>Apart from the fact that the value itself is of very poor diagnostic </text:span><text:span text:style-name="T179">performance</text:span><text:span text:style-name="T134">, the 95% confidence interval CI included 1, undermining its statistical significance.</text:span></text:p>
      <text:p text:style-name="P60"><text:span text:style-name="T158">O</text:span><text:span text:style-name="T134">ther studies</text:span><text:span text:style-name="T72"><text:bibliography-mark text:identifier="fellahi 2011" text:bibliography-type="article" text:author="Fellahi JL, Daccache G, Rubes D, Massetti M, Gérard JL, Hanouz JL" text:pages="256-262" text:title="Does Preoperative B-Type Natriuretic Peptide Better Predict Adverse Outcome and Prolonged Length of Stay Than the Standard European System for Cardiac Operative Risk Evaluation After Cardiac Surgery?" text:volume="25(2)" text:year="2011">[2]</text:bibliography-mark></text:span><text:span text:style-name="T72"><text:bibliography-mark text:identifier="fellahi 2012" text:bibliography-type="article" text:author="Fellahi JL, Daccache G, Makroum Y, Massetti M, Gérard JL, Hanouz JL" text:journal="Journal of Cardiothoracic and Vascular Anesthesia" text:pages="624-30" text:title="The Prognostic Value of B-Type Natriuretic Peptide After Cardiac Surgery: A Comparative Study Between Coronary Artery Bypass Graft Surgery and Aortic Valve Replacement" text:volume="26(4)" text:year="2012">[3]</text:bibliography-mark></text:span><text:span text:style-name="T72"><text:bibliography-mark text:identifier="Kerbaul 2004" text:bibliography-type="article" text:author="Kerbaul F, Collart F, Giorgi R, Oddoze C, Lejeune PJ, Guidon C, Caus T, Bellezza M, Gouin F" text:journal="Intensive Care Med" text:pages="1799-1806" text:title=" Increased plasma levels of pro=brain natriuretic peptide in patients with cardiovascular complications following off-pump coronary artery surgery" text:volume="30" text:year="2004">[6]</text:bibliography-mark></text:span><text:span text:style-name="T134"> report AF as part of a composite endpoint in the form of ‘cardiac complications’ or ‘major </text:span><text:span text:style-name="T149">adverse cardiac events’ so these can’t be fairly compared.</text:span></text:p>
      <text:p text:style-name="P61"><text:soft-page-break/><text:span text:style-name="T149">A</text:span><text:span text:style-name="T134">nother </text:span><text:span text:style-name="T175">matter</text:span><text:span text:style-name="T134"> worth discussing is the incidence of AF in our study. <text:s/></text:span><text:span text:style-name="T174">While the incidence of post-cardiac surgey AF is reported to be as high as 35%</text:span><text:span text:style-name="T87"><text:bibliography-mark text:identifier="greenberg 2017" text:bibliography-type="article" text:author="Greenberg JW, Lancaster TS, Schuessler RB, Melby SJ" text:journal="Eur J Cardiothorac Surg" text:pages="665-672" text:title="Postoperative atrial fibrillation following cardiac surgery: a persistent complication" text:volume="52" text:year="2017">[19]</text:bibliography-mark></text:span><text:span text:style-name="T174">, only 3 (4.6%) of our patients developed post-operative AF. <text:s/>This is likely due to the lower risk factors </text:span><text:span text:style-name="T179">found in our patient (p</text:span><text:span text:style-name="T174">atients with pre-operative AF, valvular disease </text:span><text:span text:style-name="T175">and severe COPD</text:span><text:span text:style-name="T174"> were excluded from our study</text:span><text:span text:style-name="T179">)</text:span><text:span text:style-name="T174">. <text:s/>Our patients were relatively young with good EF (mean age 57.62, EF 50.9). <text:s/></text:span><text:span text:style-name="T175">All had their beta-blockers on the morning of surgery and resumed them on the second post-operative day. <text:s/>In fact, [Chen et al., 2013]</text:span><text:span text:style-name="T84"><text:bibliography-mark text:identifier="Chen 2013b" text:bibliography-type="article" text:author="Chen TH, Ching-Ling Lin, Joseph Jaey-Ming Shih, James Yao-Ming Shih, Chung-Huo Chen, Mei-Ling Chang, Chih-Hui Chin" text:journal="Kaohsiung Journal of Medical Sciences" text:pages="254-258" text:title="Plasma B-type natriuretic peptide in predicting outcomes of elective coronary artery bypass surgery" text:volume="29" text:year="2013">[4]</text:bibliography-mark></text:span><text:span text:style-name="T175"> reported even lower incidence of ‘new onset arrhythmia’ 3/76 patients (3.9%), in a population similar to ours.</text:span></text:p>
      <text:p text:style-name="P67"><text:span text:style-name="T142">O</text:span><text:span text:style-name="T134">ur study showed no significant differences in NTproBNP levels in patients who </text:span><text:span text:style-name="T148">required</text:span><text:span text:style-name="T134"> or not </text:span><text:span text:style-name="T201">prolonged </text:span><text:span text:style-name="T203">mechanical ventilation</text:span><text:span text:style-name="T148"> &gt;24hr</text:span><text:span text:style-name="T134"> (300 vs 550pg/mL, p=0.121</text:span><text:span text:style-name="T180">)</text:span><text:span text:style-name="T134">. <text:s/></text:span><text:span text:style-name="T181">[</text:span><text:span text:style-name="T250">Ö</text:span><text:span text:style-name="T181">ztekin et al., 2017]</text:span><text:span text:style-name="T89"><text:bibliography-mark text:identifier="oztekin2017" text:bibliography-type="article" text:author="Ahmet Öztekin, Mehmet Erdem Memetoðlu , Rasim Kutlu, Ali Ihsan Tekin, Ozan Erbasan, ÜmitArslan, Ozan Erdem, Özgür Akkaya, Mustafa Simsek, Murataliev Tolkun Muratalievic" text:journal="Cardiovasc. j." text:pages="90-96" text:title="The Predictive Value of Preoperative Serum NT-proBNP Levels for the Need for Inotropic Supportin the Postoperative Period in PatientsUndergoing Coronary Artery Bypass Grafting" text:volume="9(2)" text:year="2017" text:url="https://www.researchgate.net/publication/317868398">[13]</text:bibliography-mark></text:span><text:span text:style-name="T181"> and </text:span><text:span text:style-name="T180">[Ak</text:span><text:span text:style-name="T182">h</text:span><text:span text:style-name="T180">medova et al., 2020]</text:span><text:span text:style-name="T88"><text:bibliography-mark text:identifier="akhmedova2020" text:bibliography-type="article" text:author="Irina A. Akhmedova, Taalaibek Z. Kudaiberdiev, Damirbek A. Abibillaev, Akylbek A. Zhooshev, Dolonbek E. Zaripov,Kaiyrnisa T. Tilemanbetova, Guliza N. Naizabekova" text:journal="Heart Vessels Transplant" text:title="Relationship of preoperative NT-pro-BNP with clinical, perioperative and prognostic markers in cardiacsurgery: Preliminary study results" text:volume="4" text:year="2020" text:url="doi: 10.24969/hvt.2020.205">[16]</text:bibliography-mark></text:span><text:span text:style-name="T88"> </text:span><text:span text:style-name="T180">found no significant difference in ventilation time in patients with high vs low NTproBNP levels. <text:s/>Similarly [Sindhvananda et al., 2019]</text:span><text:span text:style-name="T88"><text:bibliography-mark text:identifier="sindhvananda2019" text:bibliography-type="article" text:author="Sindhvananda W, Bunpeth C, Chareonkulnawanun N" text:journal="Int J AnestheticAnesthesiol" text:pages="085" text:title="N-Terminal Pro-Brain NatriureticPeptide in Post Cardiac Surgery as a Predictor of Ventilator-Weaning Outcomes" text:volume="6" text:year="2019" text:url="https://doi.org/10.23937/2377-4630/1410085">[15]</text:bibliography-mark></text:span><text:span text:style-name="T88"> </text:span><text:span text:style-name="T180">found no significant differences in NTproBNP (pre-operative, at time of weaning, or the difference between both levels) in patients who had simple, difficult, or prolonged weaning. <text:s/>Area under ROC curve for predicting difficult, prolonged weaning an need for re-intubation were 0.59, 0.62, and 0.58 respectively.</text:span></text:p>
      <text:p text:style-name="P67"><text:span text:style-name="T144">This is in contrast to</text:span><text:span text:style-name="T142"> [Liu et al., 2013]</text:span><text:span text:style-name="T78"><text:bibliography-mark text:identifier="Liu 2013" text:bibliography-type="article" text:author="Liu H, Wang C, Liu L, Zhuang Y, Zhang Y" text:journal="Journal of Cardiothoracic Surgery" text:pages="1-5" text:title="Perioperative application of N-terminal pro-brain natriuretic peptide in patients undergoing cardiac surgery" text:volume="8" text:year="2013">[12]</text:bibliography-mark></text:span><text:span text:style-name="T142"> and [</text:span><text:span text:style-name="T143">Jogia et al., 2007</text:span><text:span text:style-name="T142">]</text:span><text:span text:style-name="T76"><text:bibliography-mark text:identifier="Jogia 2007" text:bibliography-type="article" text:author="Jogia PM, Kakoff M, Sleigh JW, Bertinelli A, LaPine M, Richards AM, Devlin G" text:journal="Anaesth Intensive Care" text:pages="363-369" text:title="NTproBNP  secretion and clinical endpoints in cardiac surgery intensive care patients" text:volume="35" text:year="2007">[7]</text:bibliography-mark></text:span><text:span text:style-name="T76"> </text:span><text:span text:style-name="T144">who </text:span><text:span text:style-name="T142">reported </text:span><text:span text:style-name="T179">‘</text:span><text:span text:style-name="T142">good’ correlation between v</text:span><text:span text:style-name="T144">entilation time and NTproBNP levels. Yet the coefficients they calculated are rather modest, (r=0.177, p=0.009) and </text:span><text:span text:style-name="T145">(r=0.46, p=0.015</text:span><text:span text:style-name="T146">) respectively. <text:s/>[Cuthbertson et al., 2009]</text:span><text:span text:style-name="T77"><text:bibliography-mark text:identifier="Cuthbertson 2009" text:bibliography-type="article" text:author="Cuthbertson BH, Croal BL, Rae D, Gibson PH, McNeilly JD, Jeffrey RR, Cairns Smith W, Prescott GJ, Buchan KG, El-Shafei H, Gibson GA and Hillis GS" text:journal="Br J Anaesth" text:pages="647-653" text:title="N-terminal pro-B-type natriuretic peptide levels and early outcome after cardiac surgery: a prospective cohort study" text:volume="103" text:year="2009">[10]</text:bibliography-mark></text:span><text:span text:style-name="T146"> also reported weak performance of NTproBNP in predicting the need for mechanical ventilation &gt;24hr postoperative (OR=1.03).</text:span></text:p>
      <text:p text:style-name="P62"><text:span text:style-name="T134">[Schachner et al., 2010]</text:span><text:span text:style-name="T72"><text:bibliography-mark text:identifier="Schachner" text:bibliography-type="article" text:author="Schachner T, Wiedemann D, Fetz H, Laufer G, Kocher A, Bonaros N" text:journal="Clinics" text:pages="1239-1245" text:title="Influence of preoperative serum N-terminal pro-brain type natriuretic peptide on the postoperative outcome and survival rates of coronary artery bypass patients" text:volume="65(12)" text:year="2010">[18]</text:bibliography-mark></text:span><text:span text:style-name="T134"> also reported significant differences in time on mechanical ventilation in patinets with N</text:span><text:span text:style-name="T147">T</text:span><text:span text:style-name="T134">proBNP levels more than and less than 502pg/mL </text:span><text:span text:style-name="T178">(</text:span><text:span text:style-name="T147">the cutoff level for predicting mortality in their study</text:span><text:span text:style-name="T178">)</text:span><text:span text:style-name="T147"> </text:span><text:span text:style-name="T134"><text:s/></text:span><text:span text:style-name="T147">8(0-1900)hr vs 8(0-767)hr, p=0.005. <text:s/></text:span><text:span text:style-name="T178">This is likely due to </text:span><text:span text:style-name="T147"><text:s/></text:span><text:span text:style-name="T178">the </text:span><text:span text:style-name="T147">differences </text:span><text:span text:style-name="T178">already mentioned between our study </text:span><text:soft-page-break/><text:span text:style-name="T178">populations</text:span><text:span text:style-name="T147"> in demographics and NTproBNP levels.</text:span></text:p>
      <text:p text:style-name="P58"><text:span text:style-name="T187">[</text:span><text:span text:style-name="T188">Attaran et al., 2009</text:span><text:span text:style-name="T187">]</text:span><text:span text:style-name="T92"><text:bibliography-mark text:identifier="Attaran 2009" text:bibliography-type="article" text:author="Attaran S, Sherwood R, Desai J, Langworthy R, Mhandu R, John L, El-Gamel A" text:pages="662-666" text:title=" Brain natriuretic peptide a predictive marker in cardiac surgery" text:volume="9" text:year="2009">[1]</text:bibliography-mark></text:span><text:span text:style-name="T189"> claimed that higher BNP levels predict, among other outcomes; longer ventilation time but, </text:span><text:span text:style-name="T190">they mention n</text:span><text:span text:style-name="T191">either</text:span><text:span text:style-name="T190"> quantitative </text:span><text:span text:style-name="T191">n</text:span><text:span text:style-name="T190">or qualitative values for it in the</text:span><text:span text:style-name="T194">ir</text:span><text:span text:style-name="T190"> text, table</text:span><text:span text:style-name="T194">s</text:span><text:span text:style-name="T190"> or <text:s/>figures, so we can’t really comment on it.</text:span></text:p>
      <text:p text:style-name="P68"><text:span text:style-name="T190">T</text:span><text:span text:style-name="T186">hus, earlier studies showed significant, but weak correlation between pre-oeprative natriuretic peptides and ventilation time, while more recent studies seem to lack that finding. <text:s/>While one can argue that [</text:span><text:span text:style-name="T251">Ö</text:span><text:span text:style-name="T186">ztekin et al., 2017]</text:span><text:span text:style-name="T91"><text:bibliography-mark text:identifier="oztekin2017" text:bibliography-type="article" text:author="Ahmet Öztekin, Mehmet Erdem Memetoðlu , Rasim Kutlu, Ali Ihsan Tekin, Ozan Erbasan, ÜmitArslan, Ozan Erdem, Özgür Akkaya, Mustafa Simsek, Murataliev Tolkun Muratalievic" text:journal="Cardiovasc. j." text:pages="90-96" text:title="The Predictive Value of Preoperative Serum NT-proBNP Levels for the Need for Inotropic Supportin the Postoperative Period in PatientsUndergoing Coronary Artery Bypass Grafting" text:volume="9(2)" text:year="2017" text:url="https://www.researchgate.net/publication/317868398">[13]</text:bibliography-mark></text:span><text:span text:style-name="T195">(N=51)</text:span><text:span text:style-name="T186"> and [Akhmedova et al.,2020]</text:span><text:span text:style-name="T91"><text:bibliography-mark text:identifier="akhmedova2020" text:bibliography-type="article" text:author="Irina A. Akhmedova, Taalaibek Z. Kudaiberdiev, Damirbek A. Abibillaev, Akylbek A. Zhooshev, Dolonbek E. Zaripov,Kaiyrnisa T. Tilemanbetova, Guliza N. Naizabekova" text:journal="Heart Vessels Transplant" text:title="Relationship of preoperative NT-pro-BNP with clinical, perioperative and prognostic markers in cardiacsurgery: Preliminary study results" text:volume="4" text:year="2020" text:url="doi: 10.24969/hvt.2020.205">[16]</text:bibliography-mark></text:span><text:span text:style-name="T195">(N=28)</text:span><text:span text:style-name="T186"> had very </text:span><text:span text:style-name="T195">had very small number of patients in their studies, this can’t be said of [Sindhvananda et al., 2019]</text:span><text:span text:style-name="T93"><text:bibliography-mark text:identifier="sindhvananda2019" text:bibliography-type="article" text:author="Sindhvananda W, Bunpeth C, Chareonkulnawanun N" text:journal="Int J AnestheticAnesthesiol" text:pages="085" text:title="N-Terminal Pro-Brain NatriureticPeptide in Post Cardiac Surgery as a Predictor of Ventilator-Weaning Outcomes" text:volume="6" text:year="2019" text:url="https://doi.org/10.23937/2377-4630/1410085">[15]</text:bibliography-mark></text:span><text:span text:style-name="T195"> </text:span><text:span text:style-name="T197">who </text:span><text:span text:style-name="T195">included a number (N=135) comparable to other studies e.g. Jogia</text:span><text:span text:style-name="T93"><text:bibliography-mark text:identifier="Jogia 2007" text:bibliography-type="article" text:author="Jogia PM, Kakoff M, Sleigh JW, Bertinelli A, LaPine M, Richards AM, Devlin G" text:journal="Anaesth Intensive Care" text:pages="363-369" text:title="NTproBNP  secretion and clinical endpoints in cardiac surgery intensive care patients" text:volume="35" text:year="2007">[7]</text:bibliography-mark></text:span><text:span text:style-name="T195"> (N=118), Attaran</text:span><text:span text:style-name="T93"><text:bibliography-mark text:identifier="Attaran 2009" text:bibliography-type="article" text:author="Attaran S, Sherwood R, Desai J, Langworthy R, Mhandu R, John L, El-Gamel A" text:pages="662-666" text:title=" Brain natriuretic peptide a predictive marker in cardiac surgery" text:volume="9" text:year="2009">[1]</text:bibliography-mark></text:span><text:span text:style-name="T195"> (N=141). <text:s/>One can speculate that since the </text:span><text:span text:style-name="T196">correlation </text:span><text:span text:style-name="T195">was weak to begin with,</text:span><text:span text:style-name="T196"> even minor improvements in mechanical ventilation </text:span><text:span text:style-name="T195">technologies and</text:span><text:span text:style-name="T196"> protocols </text:span><text:span text:style-name="T197">might have</text:span><text:span text:style-name="T196"> render</text:span><text:span text:style-name="T197">ed</text:span><text:span text:style-name="T196"> it invalid.</text:span></text:p>
      <text:p text:style-name="P63"><text:span text:style-name="T134">Our study showed no significant differences in NTproBNP levels in patient </text:span><text:span text:style-name="T201">who did or didn’t die.</text:span><text:span text:style-name="T134"> <text:s/>This is similar to </text:span><text:span text:style-name="T159">what [Jogia et al., 2007]</text:span><text:span text:style-name="T80"><text:bibliography-mark text:identifier="Jogia 2007" text:bibliography-type="article" text:author="Jogia PM, Kakoff M, Sleigh JW, Bertinelli A, LaPine M, Richards AM, Devlin G" text:journal="Anaesth Intensive Care" text:pages="363-369" text:title="NTproBNP  secretion and clinical endpoints in cardiac surgery intensive care patients" text:volume="35" text:year="2007">[7]</text:bibliography-mark></text:span><text:span text:style-name="T80"> </text:span><text:span text:style-name="T159">reported in their study. This might be due to the very low mortality count in our study (2/65 patients) and Jogia’s</text:span><text:span text:style-name="T80"><text:bibliography-mark text:identifier="Jogia 2007" text:bibliography-type="article" text:author="Jogia PM, Kakoff M, Sleigh JW, Bertinelli A, LaPine M, Richards AM, Devlin G" text:journal="Anaesth Intensive Care" text:pages="363-369" text:title="NTproBNP  secretion and clinical endpoints in cardiac surgery intensive care patients" text:volume="35" text:year="2007">[7]</text:bibliography-mark></text:span><text:span text:style-name="T159"> (2/118). <text:s/></text:span><text:span text:style-name="T173">Also most of the other studies were looking into correlations with 1month mortality </text:span><text:span text:style-name="T82"><text:bibliography-mark text:identifier="Eliasdottir 2008" text:bibliography-type="article" text:author="Eliasdottir SB, Klemenzson G, Torfason B, Valsson F" text:journal=" Acta Anaesthesiol Scan" text:pages="182-187" text:title=" Brian natriuretic peptide is a good predictor for outcome in cardiac surgery" text:volume="52" text:year="2008">[9]</text:bibliography-mark></text:span><text:span text:style-name="T82"><text:bibliography-mark text:identifier="Schachner" text:bibliography-type="article" text:author="Schachner T, Wiedemann D, Fetz H, Laufer G, Kocher A, Bonaros N" text:journal="Clinics" text:pages="1239-1245" text:title="Influence of preoperative serum N-terminal pro-brain type natriuretic peptide on the postoperative outcome and survival rates of coronary artery bypass patients" text:volume="65(12)" text:year="2010">[18]</text:bibliography-mark></text:span><text:span text:style-name="T82"><text:bibliography-mark text:identifier="Cuthbertson 2009" text:bibliography-type="article" text:author="Cuthbertson BH, Croal BL, Rae D, Gibson PH, McNeilly JD, Jeffrey RR, Cairns Smith W, Prescott GJ, Buchan KG, El-Shafei H, Gibson GA and Hillis GS" text:journal="Br J Anaesth" text:pages="647-653" text:title="N-terminal pro-B-type natriuretic peptide levels and early outcome after cardiac surgery: a prospective cohort study" text:volume="103" text:year="2009">[10]</text:bibliography-mark></text:span><text:span text:style-name="T82"><text:bibliography-mark text:identifier="Liu 2013" text:bibliography-type="article" text:author="Liu H, Wang C, Liu L, Zhuang Y, Zhang Y" text:journal="Journal of Cardiothoracic Surgery" text:pages="1-5" text:title="Perioperative application of N-terminal pro-brain natriuretic peptide in patients undergoing cardiac surgery" text:volume="8" text:year="2013">[12]</text:bibliography-mark></text:span><text:span text:style-name="T82"><text:bibliography-mark text:identifier="suc2020" text:bibliography-type="article" text:author="Gaspard Suc, Philippe Estagnasie, Alain Brusset, Niki Procopi, Pierre Squara &amp;Lee S. Nguyen" text:journal="Scientific Reports" text:pages="10865" text:title="Effect of BNP on risk assessmentin cardiac surgery patients,in addition to EuroScore II" text:volume="10" text:year="2020" text:url="https://doi.org/10.1038/s41598-020-67607-0">[5]</text:bibliography-mark></text:span><text:span text:style-name="T173"><text:s/>or long-term</text:span><text:span text:style-name="T82"><text:bibliography-mark text:identifier="Schachner" text:bibliography-type="article" text:author="Schachner T, Wiedemann D, Fetz H, Laufer G, Kocher A, Bonaros N" text:journal="Clinics" text:pages="1239-1245" text:title="Influence of preoperative serum N-terminal pro-brain type natriuretic peptide on the postoperative outcome and survival rates of coronary artery bypass patients" text:volume="65(12)" text:year="2010">[18]</text:bibliography-mark></text:span><text:span text:style-name="T82"><text:bibliography-mark text:identifier="brynildsen2018" text:bibliography-type="article" text:author="Jon Brynildsen, Liisa Petäjä, Ville Pettilä, Ståle Nygård, Suvi T.Vaara, Rita Linko, Marjatta Okkonen, Tor-Arne Hagve, LeenaSoininen, Raili Suojaranta-Ylinen, Magnus Nakrem Lyngbakken,Torbjørn Omland, Helge Røsjø" text:journal="Clinical Biochemistry" text:pages="65-71" text:title="The predictive value of NT-proBNP and hs-TnT for risk of deathin cardiac surgical patients" text:volume="53" text:year="2018" text:url="https://doi.org/10.1016/j.clinbiochem.2018.01.012">[14]</text:bibliography-mark></text:span><text:span text:style-name="T173"> mortality, whereas we were looking into in-hospital mortality.</text:span></text:p>
      <text:p text:style-name="P64"><text:span text:style-name="T183">I</text:span><text:span text:style-name="T134">n contrast [Eliasdottir et al., 2008]</text:span><text:span text:style-name="T72"><text:bibliography-mark text:identifier="Eliasdottir 2008" text:bibliography-type="article" text:author="Eliasdottir SB, Klemenzson G, Torfason B, Valsson F" text:journal=" Acta Anaesthesiol Scan" text:pages="182-187" text:title=" Brian natriuretic peptide is a good predictor for outcome in cardiac surgery" text:volume="52" text:year="2008">[9]</text:bibliography-mark></text:span><text:span text:style-name="T134"> </text:span><text:span text:style-name="T160">who found significant difference in NTp</text:span><text:span text:style-name="T170">ro</text:span><text:span text:style-name="T160">BNP levels in patients with 28-day mortality 2184pg/mL vs 1163pg/mL (p=0.001) in patients who survived. <text:s/></text:span><text:span text:style-name="T134">[Cuthbertson et al., 2009]</text:span><text:span text:style-name="T72"><text:bibliography-mark text:identifier="Cuthbertson 2009" text:bibliography-type="article" text:author="Cuthbertson BH, Croal BL, Rae D, Gibson PH, McNeilly JD, Jeffrey RR, Cairns Smith W, Prescott GJ, Buchan KG, El-Shafei H, Gibson GA and Hillis GS" text:journal="Br J Anaesth" text:pages="647-653" text:title="N-terminal pro-B-type natriuretic peptide levels and early outcome after cardiac surgery: a prospective cohort study" text:volume="103" text:year="2009">[10]</text:bibliography-mark></text:span><text:span text:style-name="T72"> <text:s/></text:span><text:span text:style-name="T161">reported <text:s/>for 30-day mortality OR 1.03 per 250pg/mL increase in NTproBNP level.</text:span></text:p>
      <text:p text:style-name="P66"><text:span text:style-name="T134">[</text:span><text:span text:style-name="T161">L</text:span><text:span text:style-name="T134">iu et al., 2013]</text:span><text:span text:style-name="T83">09</text:span><text:span text:style-name="T134"> </text:span><text:span text:style-name="T184">(N=225) </text:span><text:span text:style-name="T134">found i</text:span><text:span text:style-name="T176">n their ROC curve analysis for prediction of 30 day mortality (4.89% in the</text:span><text:span text:style-name="T178">ir study</text:span><text:span text:style-name="T176">) the best cutoff of pre-operative NTproBNP </text:span><text:span text:style-name="T134">to be</text:span><text:span text:style-name="T176"> </text:span><text:soft-page-break/><text:span text:style-name="T176">2773.5 pg/mL, </text:span><text:span text:style-name="T134">a level that is totally outside the range </text:span><text:span text:style-name="T178">of NTproBNP levels </text:span><text:span text:style-name="T134">found in our study. <text:s/>This level was associated with </text:span><text:span text:style-name="T177">sensitivity of 63.6% and specificity of 80.8%</text:span><text:span text:style-name="T176">. <text:s/></text:span><text:span text:style-name="T177">AUC was </text:span><text:span text:style-name="T198">0.738 (95% CI 0.58-0.89, p=0.008).</text:span></text:p>
      <text:p text:style-name="P65"><text:span text:style-name="T134">[Schachner et al., 2010]</text:span><text:span text:style-name="T72"><text:bibliography-mark text:identifier="Schachner" text:bibliography-type="article" text:author="Schachner T, Wiedemann D, Fetz H, Laufer G, Kocher A, Bonaros N" text:journal="Clinics" text:pages="1239-1245" text:title="Influence of preoperative serum N-terminal pro-brain type natriuretic peptide on the postoperative outcome and survival rates of coronary artery bypass patients" text:volume="65(12)" text:year="2010">[18]</text:bibliography-mark></text:span><text:span text:style-name="T134"> </text:span><text:span text:style-name="T162"><text:s/></text:span><text:span text:style-name="T184">(N=819) </text:span><text:span text:style-name="T162">found that NT-proBNP </text:span><text:span text:style-name="T163">&gt;502pg/mL</text:span><text:span text:style-name="T164"><text:note text:id="ftn3" text:note-class="footnote"><text:note-citation text:label="*">*</text:note-citation><text:note-body><text:p text:style-name="P2"><text:span text:style-name="T257">The unit was reported in the ‘abstract’ as ng/mL, we believe it to be a</text:span><text:span text:style-name="T258">n error</text:span><text:span text:style-name="T257"> since the numbers would be extreme and the unit used through the rest of the paper is ng/L which is equivalent to pg/mL. <text:s/></text:span><text:span text:style-name="T256">We </text:span><text:span text:style-name="T257">opted to use pg/mL in order to avoid confusion since it is the unit used by most of the other papers</text:span></text:p></text:note-body></text:note></text:span><text:span text:style-name="T163"> </text:span><text:span text:style-name="T162">predicted</text:span><text:span text:style-name="T166"> overall</text:span><text:span text:style-name="T162"> </text:span><text:span text:style-name="T169">(they followed patients survival for 3 years) </text:span><text:span text:style-name="T162">mortality</text:span><text:span text:style-name="T169">(</text:span><text:span text:style-name="T163">p&lt;0.001)</text:span><text:span text:style-name="T164">. Multivariate analysis identified NTproBNP as an independent risk factor for mortality, <text:s/>OR = 3.079 (CI =1.149-8.247), p = 0.025. <text:s/></text:span><text:span text:style-name="T165">That 502 </text:span><text:span text:style-name="T167">pg/mL cutoff was determined by the ROC analysis for overall mortality. <text:s/>The authors never stated the area under the curve but the sensitivity (</text:span><text:span text:style-name="T168">66.7%</text:span><text:span text:style-name="T167">) and the specificity (</text:span><text:span text:style-name="T168">63.9</text:span><text:span text:style-name="T167">) could be read from the figure they provided.</text:span></text:p>
      <text:p text:style-name="P69"><text:span text:style-name="T167">R</text:span><text:span text:style-name="T134">ecently, two large studies</text:span><text:span text:style-name="T72"><text:bibliography-mark text:identifier="brynildsen2018" text:bibliography-type="article" text:author="Jon Brynildsen, Liisa Petäjä, Ville Pettilä, Ståle Nygård, Suvi T.Vaara, Rita Linko, Marjatta Okkonen, Tor-Arne Hagve, LeenaSoininen, Raili Suojaranta-Ylinen, Magnus Nakrem Lyngbakken,Torbjørn Omland, Helge Røsjø" text:journal="Clinical Biochemistry" text:pages="65-71" text:title="The predictive value of NT-proBNP and hs-TnT for risk of deathin cardiac surgical patients" text:volume="53" text:year="2018" text:url="https://doi.org/10.1016/j.clinbiochem.2018.01.012">[14]</text:bibliography-mark></text:span><text:span text:style-name="T72"><text:bibliography-mark text:identifier="suc2020" text:bibliography-type="article" text:author="Gaspard Suc, Philippe Estagnasie, Alain Brusset, Niki Procopi, Pierre Squara &amp;Lee S. Nguyen" text:journal="Scientific Reports" text:pages="10865" text:title="Effect of BNP on risk assessmentin cardiac surgery patients,in addition to EuroScore II" text:volume="10" text:year="2020" text:url="https://doi.org/10.1038/s41598-020-67607-0">[5]</text:bibliography-mark></text:span><text:span text:style-name="T134"> looked into the predictive performance of pre-operative natriuretic peptides on mortality, in comparison with EuroSCORE II. <text:s/>[Brynildsen et al., 2018]</text:span><text:span text:style-name="T72"><text:bibliography-mark text:identifier="brynildsen2018" text:bibliography-type="article" text:author="Jon Brynildsen, Liisa Petäjä, Ville Pettilä, Ståle Nygård, Suvi T.Vaara, Rita Linko, Marjatta Okkonen, Tor-Arne Hagve, LeenaSoininen, Raili Suojaranta-Ylinen, Magnus Nakrem Lyngbakken,Torbjørn Omland, Helge Røsjø" text:journal="Clinical Biochemistry" text:pages="65-71" text:title="The predictive value of NT-proBNP and hs-TnT for risk of deathin cardiac surgical patients" text:volume="53" text:year="2018" text:url="https://doi.org/10.1016/j.clinbiochem.2018.01.012">[14]</text:bibliography-mark></text:span><text:span text:style-name="T72"> </text:span><text:span text:style-name="T134">(N=640) found </text:span><text:span text:style-name="T185">that pre-operative NTproBNP &gt;1170 pg/mL predicted with sensitivity 66%, specificity 73% and area under ROC curve 0.73, while EuroSCORE II had an area under ROC curve 0.74. <text:s/>Combining EuroSCORE II and NTproBNP had an area under ROC curve 0.76.</text:span></text:p>
      <text:p text:style-name="P71"><text:span text:style-name="T185">[</text:span><text:span text:style-name="T134">Suc et al., 2020]</text:span><text:span text:style-name="T90"><text:bibliography-mark text:identifier="suc2020" text:bibliography-type="article" text:author="Gaspard Suc, Philippe Estagnasie, Alain Brusset, Niki Procopi, Pierre Squara &amp;Lee S. Nguyen" text:journal="Scientific Reports" text:pages="10865" text:title="Effect of BNP on risk assessmentin cardiac surgery patients,in addition to EuroScore II" text:volume="10" text:year="2020" text:url="https://doi.org/10.1038/s41598-020-67607-0">[5]</text:bibliography-mark></text:span><text:span text:style-name="T184"> </text:span><text:span text:style-name="T134">(N=4980) found poor performance of pre-operative BNP in predicting mortality with area under ROC curve 0.66 compared to EuroSCORE II which had area under ROC curve 0.82. <text:s/>In univariate analysis, BNP was associated with mortality with an unadjusted OR of 1.06 (1.03–1.09), p-value &lt; 0.001 (per 1,000 unit-increase). <text:s/>In a multivariable analysis, however, BNP was not associated with mortality anymore.</text:span></text:p>
      <text:p text:style-name="P72"><text:span text:style-name="T134">The differences between the performance of natriuretic peptides in the two studies might be explained by the duration of follow-up. <text:s/>While [Suc et al., 2020]</text:span><text:span text:style-name="T72"><text:bibliography-mark text:identifier="suc2020" text:bibliography-type="article" text:author="Gaspard Suc, Philippe Estagnasie, Alain Brusset, Niki Procopi, Pierre Squara &amp;Lee S. Nguyen" text:journal="Scientific Reports" text:pages="10865" text:title="Effect of BNP on risk assessmentin cardiac surgery patients,in addition to EuroScore II" text:volume="10" text:year="2020" text:url="https://doi.org/10.1038/s41598-020-67607-0">[5]</text:bibliography-mark></text:span><text:span text:style-name="T134"> were looking into in-hospital mortality, [Brynildsen et al., 2018]</text:span><text:span text:style-name="T72"><text:bibliography-mark text:identifier="brynildsen2018" text:bibliography-type="article" text:author="Jon Brynildsen, Liisa Petäjä, Ville Pettilä, Ståle Nygård, Suvi T.Vaara, Rita Linko, Marjatta Okkonen, Tor-Arne Hagve, LeenaSoininen, Raili Suojaranta-Ylinen, Magnus Nakrem Lyngbakken,Torbjørn Omland, Helge Røsjø" text:journal="Clinical Biochemistry" text:pages="65-71" text:title="The predictive value of NT-proBNP and hs-TnT for risk of deathin cardiac surgical patients" text:volume="53" text:year="2018" text:url="https://doi.org/10.1016/j.clinbiochem.2018.01.012">[14]</text:bibliography-mark></text:span><text:span text:style-name="T134"> were looking into long-</text:span><text:soft-page-break/><text:span text:style-name="T134">term mortality (961 days of follow-up). <text:s/>This is also explained the better performance of EuroSCORE II in [Suc et al., 2020]</text:span><text:span text:style-name="T72"><text:bibliography-mark text:identifier="suc2020" text:bibliography-type="article" text:author="Gaspard Suc, Philippe Estagnasie, Alain Brusset, Niki Procopi, Pierre Squara &amp;Lee S. Nguyen" text:journal="Scientific Reports" text:pages="10865" text:title="Effect of BNP on risk assessmentin cardiac surgery patients,in addition to EuroScore II" text:volume="10" text:year="2020" text:url="https://doi.org/10.1038/s41598-020-67607-0">[5]</text:bibliography-mark></text:span><text:span text:style-name="T134"> <text:s/>since it is actually designed and calibrated for in-hospital mortality. <text:s/>Also, [Brynildsen et al., 2018] had more patients with NYHA III/IV (62% vs 21.6%), and less elective surgeries (59.2% vs 81.2%).</text:span></text:p>
      <text:p text:style-name="P70"><text:span text:style-name="T167">O</text:span><text:span text:style-name="T134">ur study showed no significant differences in NTproBNP levels in patients who did or didn’t developed post-operative </text:span><text:span text:style-name="T201">low output heart failure</text:span><text:span text:style-name="T134">. <text:s/>This was defined as inotropic support at second post-operative day, adrenaline &gt;50ng.kg</text:span><text:span text:style-name="T72">-1</text:span><text:span text:style-name="T134">.min</text:span><text:span text:style-name="T72">-1</text:span><text:span text:style-name="T134"> </text:span><text:span text:style-name="T171">or dobutamine &gt; 10µ</text:span><text:span text:style-name="T134">g.kg</text:span><text:span text:style-name="T72">-1</text:span><text:span text:style-name="T134">.min</text:span><text:span text:style-name="T72">-1</text:span><text:span text:style-name="T134"> <text:s/></text:span><text:span text:style-name="T171">at any time and/or need for intra-aortic balloon pump. <text:s/></text:span><text:span text:style-name="T192"><text:s text:c="2"/></text:span><text:span text:style-name="T193">This is because many of our surgical and anaesthesia teams would use “low dose” inotropic support routinely for at least 12 hours post-operatively. <text:s/></text:span><text:span text:style-name="T171">Since no patient in our study needed IABP, this can be considered synonymous with need for inotropic support.</text:span></text:p>
      <text:p text:style-name="P73"><text:span text:style-name="T171">S</text:span><text:span text:style-name="T134">imilarly [</text:span><text:span text:style-name="T249">Ö</text:span><text:span text:style-name="T134">ztekin et al., 2017]</text:span><text:span text:style-name="T72"><text:bibliography-mark text:identifier="oztekin2017" text:bibliography-type="article" text:author="Ahmet Öztekin, Mehmet Erdem Memetoðlu , Rasim Kutlu, Ali Ihsan Tekin, Ozan Erbasan, ÜmitArslan, Ozan Erdem, Özgür Akkaya, Mustafa Simsek, Murataliev Tolkun Muratalievic" text:journal="Cardiovasc. j." text:pages="90-96" text:title="The Predictive Value of Preoperative Serum NT-proBNP Levels for the Need for Inotropic Supportin the Postoperative Period in PatientsUndergoing Coronary Artery Bypass Grafting" text:volume="9(2)" text:year="2017" text:url="https://www.researchgate.net/publication/317868398">[13]</text:bibliography-mark></text:span><text:span text:style-name="T134"> found no differences in inotropic support among patients with low, moderately elevated and high pre-operative levels of NTproBNP in throughout a post-operative 3-day period. <text:s/>This is despite having relatively equal numbers in the three groups (15 in low, 15 in moderate and 21 in high groups), and having relatively wide range of NTproBNP levels [20.6-7249 pg/mL].</text:span></text:p>
      <text:p text:style-name="P27"><text:span text:style-name="T171">[Jogia et al., 2007]</text:span><text:span text:style-name="T118"><text:bibliography-mark text:identifier="Jogia 2007" text:bibliography-type="article" text:author="Jogia PM, Kakoff M, Sleigh JW, Bertinelli A, LaPine M, Richards AM, Devlin G" text:journal="Anaesth Intensive Care" text:pages="363-369" text:title="NTproBNP  secretion and clinical endpoints in cardiac surgery intensive care patients" text:volume="35" text:year="2007">[7]</text:bibliography-mark></text:span><text:span text:style-name="T171"> found significant, but </text:span><text:span text:style-name="T322">modest</text:span><text:span text:style-name="T171"> correlation pre-operative NTproBNP and </text:span><text:span text:style-name="T277">total perioperative noradrenaline dose (r=</text:span><text:span text:style-name="T278">0.55, p=0.003). <text:s/></text:span><text:span text:style-name="T171">That correlation was ‘</text:span><text:span text:style-name="T278">not useful as a predictor with the error of calssification almost 50%’.</text:span></text:p>
      <text:p text:style-name="P35"><text:span text:style-name="T222">[Cerrahoglu et al., 2007</text:span><text:span text:style-name="T227">]</text:span><text:span text:style-name="T111"><text:bibliography-mark text:identifier="Cerrahoglu" text:bibliography-type="article" text:author="Cerrahoglu M, Iskesen I, Tekin C, Onur E, Yildirim F, Sirin BH" text:journal="Circulation Journal" text:pages="79-83" text:title="N-terminal proBNP levels can predict cardiac failure after cardiac surgery" text:volume="71" text:year="2007">[20]</text:bibliography-mark></text:span><text:span text:style-name="T222"> (N=52) found </text:span><text:span text:style-name="T235">significantly higher number of patients requiring inotropic support </text:span><text:span text:style-name="T237">and </text:span><text:span text:style-name="T235">significantly higher doses (P&lt;0.05) in </text:span><text:span text:style-name="T236">the group with NTproBNP&gt;220pg/mL</text:span><text:span text:style-name="T235"> than </text:span><text:span text:style-name="T236">the group with NTproBNP &lt; 220pg/mL. <text:s/>Moreover </text:span><text:span text:style-name="T235">NTproBNP levels were 886.25±655.26 pg/mL <text:s/>in patients requiring inotropes vs 183.07±224.97 pg/mL in </text:span><text:span text:style-name="T236">those </text:span><text:span text:style-name="T235">not requiring inotropes (p&lt;0.001). <text:s/></text:span><text:span text:style-name="T265">Those findings are very different from ours, depsite the cohorts being <text:s/>similar. This might be attributed to our definitions of inotropic support </text:span><text:span text:style-name="T266">(</text:span><text:span text:style-name="T272"> </text:span><text:span text:style-name="T273">Our defenition and the explanation for its </text:span><text:soft-page-break/><text:span text:style-name="T273">adoption has been discussed before.</text:span><text:span text:style-name="T266">)</text:span><text:span text:style-name="T265">. <text:s/></text:span><text:span text:style-name="T266">T</text:span><text:span text:style-name="T267">hey accounted for use of inot</text:span><text:span text:style-name="T266">r</text:span><text:span text:style-name="T267">opes at any time </text:span><text:span text:style-name="T266">within 16 hours postoperative. <text:s/>In fact they gave very detailed discription of the hemodynamic parameters of the patients, obtained by Swan-Ganz catheter. <text:s/>This no doubt reflected the true inotropic requirements for patients in their study. </text:span><text:span text:style-name="T269">Actually, the durations of inotropic support are short 0.46±1.13h and 5.92±6.4h in both groups of the study.</text:span><text:span text:style-name="T266"> <text:s/></text:span><text:span text:style-name="T238">It is worth noting that no multivariate analysis was done, so it is not known whether NTproBNP was an independent factor or it was the </text:span><text:span text:style-name="T242">EF and other pre-operative factors</text:span><text:span text:style-name="T238"> that cause</text:span><text:span text:style-name="T242">d</text:span><text:span text:style-name="T238"> such effects. <text:s/></text:span><text:span text:style-name="T239">The cutoff used in their study is simply the median level in their cohort, it was not decided according to ROC curves, nor did the</text:span><text:span text:style-name="T241">y</text:span><text:span text:style-name="T239"> give any accuracy ind</text:span><text:span text:style-name="T241">i</text:span><text:span text:style-name="T239">ces for the </text:span><text:span text:style-name="T240">predictive </text:span><text:span text:style-name="T239">performance of pre-operative </text:span><text:span text:style-name="T240">NTproBNP.</text:span></text:p>
      <text:p text:style-name="P34"><text:span text:style-name="T223">[</text:span><text:span text:style-name="T224">Eliasdottir </text:span><text:span text:style-name="T223">et al., 2008]</text:span><text:span text:style-name="T108"><text:bibliography-mark text:identifier="Eliasdottir 2008" text:bibliography-type="article" text:author="Eliasdottir SB, Klemenzson G, Torfason B, Valsson F" text:journal=" Acta Anaesthesiol Scan" text:pages="182-187" text:title=" Brian natriuretic peptide is a good predictor for outcome in cardiac surgery" text:volume="52" text:year="2008">[9]</text:bibliography-mark></text:span><text:span text:style-name="T223"> found significant differences in NTproBNP levels in patients who required inotropic support and those who didn’t (2628 pg/mL vs 548 pg/mL, p&lt;0.001). <text:s/>Area under ROC curve was 0.84, sensitivity 79% and specificity 75% at cutoff 376pg/mL. <text:s/></text:span><text:span text:style-name="T225">[Attaran et al., 2009]</text:span><text:span text:style-name="T109"><text:bibliography-mark text:identifier="Attaran 2009" text:bibliography-type="article" text:author="Attaran S, Sherwood R, Desai J, Langworthy R, Mhandu R, John L, El-Gamel A" text:pages="662-666" text:title=" Brain natriuretic peptide a predictive marker in cardiac surgery" text:volume="9" text:year="2009">[1]</text:bibliography-mark></text:span><text:span text:style-name="T225"> also found significant differences in BNP levels in patients requiring inotropes and/or IABP (452 vs 120 pg/mL, p=0.0015).</text:span></text:p>
      <text:p text:style-name="P30"><text:span text:style-name="T324">[Cuthbertson et al.,2009]</text:span><text:span text:style-name="T123"><text:bibliography-mark text:identifier="Cuthbertson 2009" text:bibliography-type="article" text:author="Cuthbertson BH, Croal BL, Rae D, Gibson PH, McNeilly JD, Jeffrey RR, Cairns Smith W, Prescott GJ, Buchan KG, El-Shafei H, Gibson GA and Hillis GS" text:journal="Br J Anaesth" text:pages="647-653" text:title="N-terminal pro-B-type natriuretic peptide levels and early outcome after cardiac surgery: a prospective cohort study" text:volume="103" text:year="2009">[10]</text:bibliography-mark></text:span><text:span text:style-name="T324"> (N=1010) found NTproBNP to be predictive of need for inotropic support with an odds ratio of 1.03.</text:span></text:p>
      <text:p text:style-name="P30">While <text:span text:style-name="T260">[Krzych et al., 2011]</text:span><text:span text:style-name="T120"><text:bibliography-mark text:identifier="krzych" text:bibliography-type="article" text:author="Krzych Ł, Szurlej D, Kołodziej T, Machej L, Węglarzy A, Błach A, Wilczyński M, Woś S , Bochenek A" text:journal="Kardiologia Polska" text:pages="1121–1127" text:title="Diagnostic accuracy of pre−operative NT−proBNP level in predicting short−term outcomes in coronary surgery: a pilot study" text:volume="69(11)" text:year="2011">[21]</text:bibliography-mark></text:span><text:span text:style-name="T260"> report no significant correlation between NTproBNP and low cardiac output syndrome, they didn’t define it and the numbers challenge a classical textbook definition of it. <text:s/>They report that 9% of their patients had low cardiac output syndrome, </text:span><text:span text:style-name="T274">7% needed IABP, while 61% needed inotropic support.</text:span></text:p>
      <text:p text:style-name="P31"><text:span text:style-name="T225">However, they report good diagnostic performance of pre-operative NTproBNP on the need for inotropic support according to ROC curve analysis. <text:s/>These were further categorised according to the inotropic agent used. <text:s/>For the need of any inotropic drug area under ROC curve was 0.73</text:span><text:span text:style-name="T275">(p&lt;0.001)</text:span><text:span text:style-name="T225">, sensitivity 55.7%, specificity 82.1% at </text:span><text:soft-page-break/><text:span text:style-name="T225">cutoff 684pg/mL. <text:s/>The numbers were similar for dopamine (the inotropic agent they used the most, </text:span><text:span text:style-name="T275">but they didn’t declare any protocol for their inotrope choice</text:span><text:span text:style-name="T225">). <text:s/>For adrenaline area under ROC was 0.69</text:span><text:span text:style-name="T275">(p=0.04), sensitivity 70% specificity 75.6% at cutoff 1032pg/mL. <text:s/>For milrinone area under ROC was an excellent 0.92(p&lt;0.001), sensitivity 100%, specificity 85.7% at cutoff <text:s/>&gt;1340pg/mL, </text:span><text:span text:style-name="T323">but there were only two patients in their study that required its use</text:span><text:span text:style-name="T275">. <text:s/></text:span><text:span text:style-name="T276">Also n</text:span><text:span text:style-name="T275">otice </text:span><text:span text:style-name="T276">the cutoffs compared to our NTproBNP levels median(IQR) 160(80-397.5).</text:span></text:p>
      <text:p text:style-name="P76"><text:span text:style-name="T225">[</text:span><text:span text:style-name="T216">Akhmedova et al., 2020]</text:span><text:span text:style-name="T107"><text:bibliography-mark text:identifier="akhmedova2020" text:bibliography-type="article" text:author="Irina A. Akhmedova, Taalaibek Z. Kudaiberdiev, Damirbek A. Abibillaev, Akylbek A. Zhooshev, Dolonbek E. Zaripov,Kaiyrnisa T. Tilemanbetova, Guliza N. Naizabekova" text:journal="Heart Vessels Transplant" text:title="Relationship of preoperative NT-pro-BNP with clinical, perioperative and prognostic markers in cardiacsurgery: Preliminary study results" text:volume="4" text:year="2020" text:url="doi: 10.24969/hvt.2020.205">[16]</text:bibliography-mark></text:span><text:span text:style-name="T216"> found significant difference in inotropic requirement between patients with NTproBNP more than and less than 430pg/mL. <text:s/>Further they found good correlation between pre-operative NTproBNP level and post-operative inotropic needs (r=0.62).</text:span></text:p>
      <text:p text:style-name="P36"><text:span text:style-name="T231">Similar to our study [</text:span><text:span text:style-name="T252">Ö</text:span><text:span text:style-name="T231">ztekin et al., 2017]</text:span><text:span text:style-name="T114"><text:bibliography-mark text:identifier="oztekin2017" text:bibliography-type="article" text:author="Ahmet Öztekin, Mehmet Erdem Memetoðlu , Rasim Kutlu, Ali Ihsan Tekin, Ozan Erbasan, ÜmitArslan, Ozan Erdem, Özgür Akkaya, Mustafa Simsek, Murataliev Tolkun Muratalievic" text:journal="Cardiovasc. j." text:pages="90-96" text:title="The Predictive Value of Preoperative Serum NT-proBNP Levels for the Need for Inotropic Supportin the Postoperative Period in PatientsUndergoing Coronary Artery Bypass Grafting" text:volume="9(2)" text:year="2017" text:url="https://www.researchgate.net/publication/317868398">[13]</text:bibliography-mark></text:span><text:span text:style-name="T231"> found no significant difference between patinets with low and high levels of NTproBNP in ICU or hospital stay, duration of intubation and need for inotropes. <text:s/>His study had relatively low number of patients (N=51), but the levels of NTproBNP were wide [20.6-7249 pg/mL, mean 920.6</text:span><text:span text:style-name="T253">±</text:span><text:span text:style-name="T232">1497.1</text:span><text:span text:style-name="T231">].</text:span></text:p>
      <text:p text:style-name="P36"><text:span text:style-name="T233">[Hamed et al., 2019]</text:span><text:span text:style-name="T115"><text:bibliography-mark text:identifier="hamed 2019" text:bibliography-type="article" text:author="AHMED M.M. HAMED; MOHAMED M. ABO EL-NASR; EL-ATAFY E. EL-ATAFY andABD EL-HADY M. TAHA" text:journal="Med. J. Cairo Univ." text:pages="107-111" text:title="Perioperative Prognostic Value of N-Terminal Pro-Brain NatriureticPeptide (NT- proBNP) Level in Patients Undergoing Open HeartSurgery" text:volume="87(1)" text:year="2019">[22]</text:bibliography-mark></text:span><text:span text:style-name="T233"> measured in their study pre and post-</text:span><text:span text:style-name="T234">operative NTproBNP levels. <text:s text:c="2"/>They found positive correlation between post-operative NTproBNP levles and many of the clinical outcome, <text:s/>However, they didn’t mention whether or not those outcomes correlated with pre-operative levels. <text:s/>Whether this mean that they didn’t find significant correlation with pre-operative levels, or they only performed the calculations on post-operative levels only is not clear</text:span><text:span text:style-name="T233">.</text:span></text:p>
      <text:p text:style-name="P36"><text:span text:style-name="T234">T</text:span><text:span text:style-name="T228">he study most similar to ours is that by [Chen et al., 2013]</text:span><text:span text:style-name="T112"><text:bibliography-mark text:identifier="Chen 2013b" text:bibliography-type="article" text:author="Chen TH, Ching-Ling Lin, Joseph Jaey-Ming Shih, James Yao-Ming Shih, Chung-Huo Chen, Mei-Ling Chang, Chih-Hui Chin" text:journal="Kaohsiung Journal of Medical Sciences" text:pages="254-258" text:title="Plasma B-type natriuretic peptide in predicting outcomes of elective coronary artery bypass surgery" text:volume="29" text:year="2013">[4]</text:bibliography-mark></text:span><text:span text:style-name="T228">. <text:s/></text:span><text:span text:style-name="T229">I</text:span><text:span text:style-name="T228">n their study, </text:span><text:span text:style-name="T229">average </text:span><text:span text:style-name="T228"><text:s/>age was 64±10.2yr, 85.5% were males and EF was 61±11.2 in pre-operative evaluation. <text:s/>These were: age 57.62±7.21, male 86.15%, EF 50.9±8.13 in our study. <text:s/></text:span><text:span text:style-name="T230">Like in our study they report higher, but non-significant levels of pre-operative NTproBNP in patients with prolonged ICU stay, prolonged hospitalization and major </text:span><text:soft-page-break/><text:span text:style-name="T230">complications. <text:s/>They stated that ‘Because elective CABG surgery was a prerequisite for enrollment <text:s/>… our preoperative BNP and NT-proBNP concentrations were lower than those in previous studies. This may explain why preoperative BNP and NT- proBNP are not significantly associated with outcomes.’</text:span><text:span text:style-name="T113"><text:bibliography-mark text:identifier="Chen 2013b" text:bibliography-type="article" text:author="Chen TH, Ching-Ling Lin, Joseph Jaey-Ming Shih, James Yao-Ming Shih, Chung-Huo Chen, Mei-Ling Chang, Chih-Hui Chin" text:journal="Kaohsiung Journal of Medical Sciences" text:pages="254-258" text:title="Plasma B-type natriuretic peptide in predicting outcomes of elective coronary artery bypass surgery" text:volume="29" text:year="2013">[4]</text:bibliography-mark></text:span></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4"><text:soft-page-break/><text:span text:style-name="T279">C</text:span>onclusion</text:p>
      <text:p text:style-name="P5">BNP is produced in both atria and ventricles, and is upregulated in failing ventricular myocardium <text:span text:style-name="T281">i</text:span>n response to increased myocardial stretch and wall stress, <text:span text:style-name="T281">together with </text:span><text:s/>the inactive byproduct N-terminal-proBNP (NTproBNP)<text:span text:style-name="T62"><text:bibliography-mark text:identifier="iwanaga 2006" text:bibliography-type="article" text:author="Iwanaga, I Nishi, S Furuichi, T Noguchi, K Sase, and Y Kihara" text:journal="Journal of American College of Cardiology" text:pages="742-748" text:title="B-type natriuretic peptide strongly reflects diastolic wall stress in patients with chronic heart failure: comparison between systolic and diastolic heart failure" text:volume="47" text:year="2006">[23]</text:bibliography-mark></text:span>. <text:s/></text:p>
      <text:p text:style-name="P6"><text:span text:style-name="T282">C</text:span>hanges in hemodynamic parameters <text:s/>and plasma NPs levels <text:s/>are closely related in patients with cardiovascular diseases.<text:span text:style-name="T281">T</text:span>he NPs system activation is modulated also by the activity of the counteregulatory neurohormonal system. Consequently, <text:span text:style-name="T281">even</text:span> very small changes in hemodynamics may produce significant variations in plasma concentrations of NPs<text:span text:style-name="T62"><text:bibliography-mark text:identifier="emdin 2004" text:bibliography-type="article" text:author="Emdin, Passino C, and Prontera C et al" text:journal="Clin Chem Lab Med" text:pages="627–636" text:title="Cardiac natriuretic hormones, neuroormones, thyroid hormones and cytokines in normal subjects and patients with heart failure" text:volume="42" text:year="2004">[24]</text:bibliography-mark></text:span>.</text:p>
      <text:p text:style-name="P5"><text:span text:style-name="T282">The physiologic actions natriuretic peptides</text:span> reduce cardiac preload and afterload to counteract the detrimental effects of pressure and volume overload seen in HF. These physiologic processes are counter-regulatory to the detrimental neurohormonal activation of the sympathetic nervous system and RAAS in HF and are why ANP and BNP levels reflect HF severity<text:span text:style-name="T62"><text:bibliography-mark text:identifier="potter 2011" text:bibliography-type="article" text:author="Potter" text:journal="FEBS J" text:pages="1808–1817" text:title="Natriuretic peptide metabolism, clearance and degradation" text:volume="278" text:year="2011">[25]</text:bibliography-mark></text:span>.</text:p>
      <text:p text:style-name="P5"><text:span text:style-name="T282">BNP</text:span> concentrations were found to be independent risk markers for morbidity and mortality <text:span text:style-name="T282">in patients with heart failure</text:span>. In some studies NPs levels were stronger predictors of mortality and/or major cardiovascular events than left ventricular EF, NYHA class<text:span text:style-name="T62"><text:bibliography-mark text:identifier="clerico 2004" text:bibliography-type="article" text:author="Clerico and Emdin" text:journal="Clin Chem" text:pages="33-50" text:title="Diagnostic accuracy and prognostic relevance of the measurement of the cardiac natriuretic peptides: a review" text:volume="50" text:year="2004">[26]</text:bibliography-mark></text:span>.</text:p>
      <text:p text:style-name="P5">Several clinical trials have measured BNP or NTproBNP in patients presenting with acute coronary syndrome and consistently found that elevated NP values revealed important prognostic information<text:span text:style-name="T62"><text:bibliography-mark text:identifier="gaggin 2014" text:bibliography-type="article" text:author="Gaggin and James L Januzzi" text:journal="Clin Lab Med" text:pages="43-58" text:title="Natriuretic peptides in heart failure syndrome" text:volume="34" text:year="2014">[27]</text:bibliography-mark></text:span>.</text:p>
      <text:p text:style-name="P5">In patients undergoing cardiac surgery, accurate risk adjustment is of paramount importance for clinical audit, benchmarking and research and to identify high-risk patients that may benefit from prophylactic interventions to reduce post-operative adverse outcomes. <text:s/><text:span text:style-name="T280">A</text:span>lthough many existing clinical prognostic models such as EuroSCORE are very useful, further refinement, update or recalibration are needed to maintain their utility. Most of these clinical prognostic scores for cardiac surgery are only useful in predicting mortality but not adverse events such as AF or cardiogenic <text:soft-page-break/>shock requiring IABP. <text:s/><text:span text:style-name="T280">T</text:span>he strength of associations between pre- operative natriuretic peptide levels and adverse outcomes after cardiac surgery varied between different studies<text:span text:style-name="T62"><text:bibliography-mark text:identifier="litton 2012" text:bibliography-type="article" text:author="Litton E and Ho KM" text:journal="European Journal of Cardio-thoracic Surgery" text:pages="525-534" text:title="The use of pre-operative brain natriuretic peptides as a predictor of adverse outcones after cardiac surgery: a systematic review and meta-analysis" text:volume="41" text:year="2012">[28]</text:bibliography-mark></text:span>. <text:s/></text:p>
      <text:p text:style-name="P7">Our study didn’t show significant correlation between pre-operative NTproBNP and <text:s/>post-operative heart failure, arrhythmias, perioperative myocardial infarction, length of ICU stay, prolonged intubation, hospital stay or mortality. <text:s/>This is likely due to the low incidence of complications and low NTproBNP levels secondary to the predicted favorable outcomes in our patients given that they had very low risk factor.</text:p>
      <text:p text:style-name="P7">However, through reviewing other studies we’ve <text:span text:style-name="T283">come </text:span>to the conclusion that pre-operative NTproBNP can’t predict post-operative neurological complications<text:span text:style-name="T62"><text:bibliography-mark text:identifier="Schachner 2010" text:bibliography-type="article" text:author="Schachner T, Wiedemann D, Fetz H, Laufer G, Kocher A, Bonaros N" text:journal="Clinics" text:pages="1239-1245" text:title="Influence of preoperative serum N-terminal pro-brain type natriuretic peptide on the postoperative outcome and survival rates of coronary artery bypass patients" text:volume="65(12)" text:year="2010">[11]</text:bibliography-mark></text:span> and peri-operative myocardial infarction<text:span text:style-name="T121"><text:bibliography-mark text:identifier="Eliasdottir 2008" text:bibliography-type="article" text:author="Eliasdottir SB, Klemenzson G, Torfason B, Valsson F" text:journal=" Acta Anaesthesiol Scan" text:pages="182-187" text:title=" Brian natriuretic peptide is a good predictor for outcome in cardiac surgery" text:volume="52" text:year="2008">[9]</text:bibliography-mark></text:span><text:span text:style-name="T121"><text:bibliography-mark text:identifier="Schachner 2010" text:bibliography-type="article" text:author="Schachner T, Wiedemann D, Fetz H, Laufer G, Kocher A, Bonaros N" text:journal="Clinics" text:pages="1239-1245" text:title="Influence of preoperative serum N-terminal pro-brain type natriuretic peptide on the postoperative outcome and survival rates of coronary artery bypass patients" text:volume="65(12)" text:year="2010">[11]</text:bibliography-mark></text:span><text:span text:style-name="T121"><text:bibliography-mark text:identifier="Attaran 2009" text:bibliography-type="article" text:author="Attaran S, Sherwood R, Desai J, Langworthy R, Mhandu R, John L, El-Gamel A" text:pages="662-666" text:title=" Brain natriuretic peptide a predictive marker in cardiac surgery" text:volume="9" text:year="2009">[1]</text:bibliography-mark></text:span>. <text:s/>This is likely because they are more dependent on intra-operative variable that can’t be captured by pre-operative natriuretic peptide levels.</text:p>
      <text:p text:style-name="P8">Pre-operative natriuretic peptides has moderate<text:span text:style-name="T124"> to weak</text:span><text:span text:style-name="T62"><text:bibliography-mark text:identifier="Cuthbertson 2009" text:bibliography-type="article" text:author="Cuthbertson BH, Croal BL, Rae D, Gibson PH, McNeilly JD, Jeffrey RR, Cairns Smith W, Prescott GJ, Buchan KG, El-Shafei H, Gibson GA and Hillis GS" text:journal="Br J Anaesth" text:pages="647-653" text:title="N-terminal pro-B-type natriuretic peptide levels and early outcome after cardiac surgery: a prospective cohort study" text:volume="103" text:year="2009">[10]</text:bibliography-mark></text:span><text:span text:style-name="T62"><text:bibliography-mark text:identifier="Liu 2013" text:bibliography-type="article" text:author="Liu H, Wang C, Liu L, Zhuang Y, Zhang Y" text:journal="Journal of Cardiothoracic Surgery" text:pages="1-5" text:title="Perioperative application of N-terminal pro-brain natriuretic peptide in patients undergoing cardiac surgery" text:volume="8" text:year="2013">[12]</text:bibliography-mark></text:span><text:span text:style-name="T124"> correlation with different post-operative variables. <text:s/>Their diagnostic performance on predicting MACEs</text:span><text:span text:style-name="T62"><text:bibliography-mark text:identifier="fellahi 2011" text:bibliography-type="article" text:author="Fellahi JL, Daccache G, Rubes D, Massetti M, Gérard JL, Hanouz JL" text:pages="256-262" text:title="Does Preoperative B-Type Natriuretic Peptide Better Predict Adverse Outcome and Prolonged Length of Stay Than the Standard European System for Cardiac Operative Risk Evaluation After Cardiac Surgery?" text:volume="25(2)" text:year="2011">[2]</text:bibliography-mark></text:span><text:span text:style-name="T62"><text:bibliography-mark text:identifier="fellahi 2012" text:bibliography-type="article" text:author="Fellahi JL, Daccache G, Makroum Y, Massetti M, Gérard JL, Hanouz JL" text:journal="Journal of Cardiothoracic and Vascular Anesthesia" text:pages="624-30" text:title="The Prognostic Value of B-Type Natriuretic Peptide After Cardiac Surgery: A Comparative Study Between Coronary Artery Bypass Graft Surgery and Aortic Valve Replacement" text:volume="26(4)" text:year="2012">[3]</text:bibliography-mark></text:span><text:span text:style-name="T62"><text:bibliography-mark text:identifier="Kerbaul 2004" text:bibliography-type="article" text:author="Kerbaul F, Collart F, Giorgi R, Oddoze C, Lejeune PJ, Guidon C, Caus T, Bellezza M, Gouin F" text:journal="Intensive Care Med" text:pages="1799-1806" text:title=" Increased plasma levels of pro=brain natriuretic peptide in patients with cardiovascular complications following off-pump coronary artery surgery" text:volume="30" text:year="2004">[6]</text:bibliography-mark></text:span><text:span text:style-name="T124"> </text:span><text:span text:style-name="T244">and/or mid to long-term </text:span><text:span text:style-name="T124">mortality is better and more consistent </text:span><text:span text:style-name="T244">across studies than with individual outcome variables. <text:s/>Diagnostic accuracy indices suggest that natriuretic peptides are better used as exclusion tests (low positive predictve value vs good negative predictive value).</text:span></text:p>
      <text:p text:style-name="P9"><text:span text:style-name="T124">W</text:span><text:span text:style-name="T246">h</text:span><text:span text:style-name="T124">ether </text:span><text:span text:style-name="T245">or not</text:span><text:span text:style-name="T119"> </text:span><text:span text:style-name="T245"><text:s/>pre-operative natriuretic peptides are independent predictors of poor outcome has also been inconclusive. <text:s/>And while this is valid research questions, it might be of less clinical importance.</text:span></text:p>
      <text:p text:style-name="P10"><text:span text:style-name="T244">P</text:span><text:span text:style-name="T124">redictive performance is better in valvular surgery than in CABG</text:span><text:span text:style-name="T62"><text:bibliography-mark text:identifier="fellahi 2012" text:bibliography-type="article" text:author="Fellahi JL, Daccache G, Makroum Y, Massetti M, Gérard JL, Hanouz JL" text:journal="Journal of Cardiothoracic and Vascular Anesthesia" text:pages="624-30" text:title="The Prognostic Value of B-Type Natriuretic Peptide After Cardiac Surgery: A Comparative Study Between Coronary Artery Bypass Graft Surgery and Aortic Valve Replacement" text:volume="26(4)" text:year="2012">[3]</text:bibliography-mark></text:span><text:span text:style-name="T124"> <text:s/>this is likely because post-operative outcome is more affected by intra-operative variables (eg. ischemia and myocardial protection) in coronary surgery.</text:span></text:p>
      <text:p text:style-name="P12">The predictive value of natriuretic peptides on length of ICU stay and post-operative inotropic support might be of more clinical value in centers that adopt fast-track protocols.</text:p>
      <text:p text:style-name="P26"><text:soft-page-break/>Summary</text:p>
      <text:p text:style-name="P11"/>
      <text:p text:style-name="P18"><text:span text:style-name="T284">B-type natriuretic peptide </text:span>BNP is produced in both atria and ventricles, and is upregulated in failing ventricular myocardium. In response to increased myocardial stretch and wall stress, ventricular myocytes secret the pro-hormone pre-proBNP, which is then cleaved into biologically active BNP and the inactive byproduct N-terminal-proBNP (NTproBNP) <text:span text:style-name="T62"><text:bibliography-mark text:identifier="iwanaga 2006" text:bibliography-type="article" text:author="Iwanaga, I Nishi, S Furuichi, T Noguchi, K Sase, and Y Kihara" text:journal="Journal of American College of Cardiology" text:pages="742-748" text:title="B-type natriuretic peptide strongly reflects diastolic wall stress in patients with chronic heart failure: comparison between systolic and diastolic heart failure" text:volume="47" text:year="2006">[23]</text:bibliography-mark></text:span>. <text:s/>BNP and NTproBNP are secreted in equimolar quantites into the circulation. BNP has a serum half-life of 20 minutes, whereas NTproBNP has a half-life of 120 minutes<text:span text:style-name="T62"><text:bibliography-mark text:identifier="daniels and maisel 2007" text:bibliography-type="article" text:author="Daniels and AS Maisel" text:journal=" Journal of American College of Cardiology" text:pages="2357–68" text:title=" Natriuretics peptides" text:volume="50" text:year="2007">[29]</text:bibliography-mark></text:span>.</text:p>
      <text:p text:style-name="P18">Circulating <text:span text:style-name="T284">natriuretic peptides </text:span>NPs acts as an antagonist of the renin angiotensine aldosterone system, inducing diuresis, natriuresis, vascular dilatation and inhibition of the sympathetic nervous system <text:span text:style-name="T62"><text:bibliography-mark text:identifier="hall 2005" text:bibliography-type="article" text:author="Hall" text:journal="J Card Fail" text:pages="S81-3" text:title="NT-proBNP: the mechanism behind the marker" text:volume="11" text:year="2005">[30]</text:bibliography-mark></text:span>. <text:s/>These actions reduce cardiac preload and afterload to counteract the detrimental effects of pressure and volume overload <text:span text:style-name="T284">and </text:span>detrimental neurohormonal activation of the sympathetic nervous system and RAAS in HF. <text:span text:style-name="T62"><text:bibliography-mark text:identifier="potter 2011" text:bibliography-type="article" text:author="Potter" text:journal="FEBS J" text:pages="1808–1817" text:title="Natriuretic peptide metabolism, clearance and degradation" text:volume="278" text:year="2011">[25]</text:bibliography-mark></text:span><text:s/>Consequently, it is likely that very small changes in hemodynamics, not assessable by echocardiographic examination, may produce significant (and measurable) variations in plasma concentrations of NPs <text:span text:style-name="T62"><text:bibliography-mark text:identifier="emdin 2004" text:bibliography-type="article" text:author="Emdin, Passino C, and Prontera C et al" text:journal="Clin Chem Lab Med" text:pages="627–636" text:title="Cardiac natriuretic hormones, neuroormones, thyroid hormones and cytokines in normal subjects and patients with heart failure" text:volume="42" text:year="2004">[24]</text:bibliography-mark></text:span>.</text:p>
      <text:p text:style-name="P18"><text:span text:style-name="T285">S</text:span>tudies sugges<text:span text:style-name="T285">t</text:span> that the N<text:span text:style-name="T285">P</text:span>s <text:span text:style-name="T285">level</text:span> may be useful as a prognostic marker in HF and acute coronary artery syndromes. <text:s/>NPs concentrations were found to be independent risk markers for morbidity (increased future major cardiovascular events and/or hospitalization) and/or mortality in patients with acute /chronic HF. In some studies NPs levels were stronger predictors of mortality and/or major cardiovascular events than left ventricular EF, NYHA class, and/or presence of diabetes or hypertension, as well as sex and age in patients with chronic HF. <text:span text:style-name="T62"><text:bibliography-mark text:identifier="clerico and emdin 2004" text:bibliography-type="article" text:author="Clerico and Emdin" text:journal="Clin Chem" text:pages="33–50" text:title="Diagnostic accuracy and prognostic relevance of the measurement of the cardiac natriuretic peptides: a review" text:volume="50" text:year="2004">[31]</text:bibliography-mark></text:span></text:p>
      <text:p text:style-name="P18">In patients hospitalized for acute exacerbation of heart failure (with reduced or preserved ejection fraction), <text:s/>elevated BNP <text:s/>correlated with increased in-hospital mortality <text:span text:style-name="T285">and</text:span> there was a direct relationship between quartiles of BNP concentration and mortality even after adjusting for multiple confounders including age, gender, vital signs, renal function, and sodium. <text:span text:style-name="T62"><text:bibliography-mark text:identifier="fonarow 2007" text:bibliography-type="article" text:author="Fonarow, Peacock, Phillips, et al, ADHERE Scientific Advisory Committee, and Investigators" text:journal=" J Am Coll Cardio" text:pages="1943-50" text:title=" Admission B-type natriuretic peptide levels and in-hospital mortality in acute decompensated heart failure" text:volume="49" text:year="2007">[32]</text:bibliography-mark></text:span></text:p>
      <text:p text:style-name="P18"><text:soft-page-break/>In heart failure patients, plasma NTproBNP concentrations were related to outcomes, including all-cause death, cardiovascular admission, and HF deaths/HF admissions. NTproBNP was the strongest independent predictor of outcomes at 3 years of follow-up <text:span text:style-name="T62"><text:bibliography-mark text:identifier="komajda 2001" text:bibliography-type="article" text:author="Komajda, Carson, and Hetzel et al" text:journal="Circ Heart Fail" text:pages="27-35" text:title=" Factors associated with outcome in heart failure with preserved ejection fraction findings from the irbesartan in heart failure with preserved ejection fraction study (i- preserve)" text:volume="4" text:year="2011">[33]</text:bibliography-mark></text:span>. <text:s/>Failure of NP levels to decrease during an HF hospitalization while undergoing treatment is associated with worse prognosis in NYHA class III to IV HF <text:span text:style-name="T62"><text:bibliography-mark text:identifier="Cheng 2001" text:bibliography-type="article" text:author="Cheng, Kazanagra, Garcia, and et al" text:journal="J Am Coll Cardiol" text:pages="386-91" text:title=" A rapid bedside test for B- type peptide predicts treatment outcomes in patients admitted for decompensated heart failure: a pilot study" text:volume="37" text:year="2001">[34]</text:bibliography-mark></text:span>. <text:s/>A baseline serum BNP level greater than 130 pg/mL in ambulatory patients with EF less than 35% predicts higher rates of sudden cardiac death. <text:span text:style-name="T62"><text:bibliography-mark text:identifier="berger 2002" text:bibliography-type="article" text:author="Berger, M Huelsman, K Strecker, A Bojic, P Moser, B Stanek, and R Pacher" text:journal=" Circulation" text:pages="2392-7" text:title=" B-type natriuretic peptide predicts sudden death in patients with chronic heart failure" text:volume="105" text:year="2002">[35]</text:bibliography-mark></text:span><text:s/></text:p>
      <text:p text:style-name="P18">Coronary heart disease is the main cause of morbidity and mortality in developed countries and the prevalence is increasing in developing countries. Studies have reported biomarker clusters which are associated with coronary heart disease. <text:s/>The assessment of these biomarkers, alone or in combination, may improve the long-term prediction of mortality of first major cardiovascular event to conventional risk markers. <text:span text:style-name="T62"><text:bibliography-mark text:identifier="zethelius 2008" text:bibliography-type="article" text:author="Zethelius B, Berglud L, Sundstrom J, Ingelsson E, Basu S, et al" text:journal="N Eng J Med" text:pages="2107-2116" text:title="Use of multiple biomarkers to improve the prediction of death from cardiovascular causes" text:volume="358" text:year="2008">[36]</text:bibliography-mark></text:span></text:p>
      <text:p text:style-name="P18">Both BNP and NTproBNP have been shown to be predictive of adverse outcomes independent of other biomarkers, including the cardiac troponins <text:span text:style-name="T285">in patients with coronay artery disease</text:span>. <text:span text:style-name="T62"><text:bibliography-mark text:identifier="gaggin 2014" text:bibliography-type="article" text:author="Gaggin and James L Januzzi" text:journal="Clin Lab Med" text:pages="43-58" text:title="Natriuretic peptides in heart failure syndrome" text:volume="34" text:year="2014">[27]</text:bibliography-mark></text:span></text:p>
      <text:p text:style-name="P18">Elevated levels of BNP and NT pro-BNP have been shown to be associated with adverse outcomes in a number of settings, including <text:s/>patients undergoing major non-cardiac surgery. <text:s/><text:span text:style-name="T280">T</text:span>he strength of associations between pre- operative natriuretic peptide levels and adverse outcomes after cardiac surgery varied between different studies <text:span text:style-name="T62"><text:bibliography-mark text:identifier="litton and ho 2012" text:bibliography-type="article" text:author="Edward Litton and Kwok M. Ho" text:journal="European Journal of Cardio-Thoracic Surgery" text:pages="525–534" text:title="The use of pre-operative brain natriuretic peptides as a predictorof adverse outcomes after cardiac surgery: a systematic reviewand meta-analysis" text:volume="41" text:year="2012">[37]</text:bibliography-mark></text:span>. <text:s/></text:p>
      <text:p text:style-name="P18"><text:span text:style-name="T259">The aim of our study was to investigate the value of pre-operative natriuretic peptides <text:s/>in predicting </text:span><text:span text:style-name="T59">clinical </text:span><text:span text:style-name="T259">outcomes </text:span><text:span text:style-name="T59">following off-pump coronary artery bypass grafting</text:span><text:span text:style-name="T259">. We’ve chosen NTproBNP over BNP because </text:span><text:span text:style-name="T58">it</text:span><text:span text:style-name="T2"> is accepted to be more biochemically stable than BNP </text:span><text:span text:style-name="T56">and</text:span><text:span text:style-name="T2"> can be drawn into glass or plastic tubes and does not require an addition of protease inhibitors such as EDTA.</text:span></text:p>
      <text:p text:style-name="P18"><text:span text:style-name="T56">In order to minimize influence from other factors that may contribute to poor post-operative outcomes, w</text:span><text:span text:style-name="T2">e decided to exclude from the study patients </text:span><text:span text:style-name="T56">at</text:span><text:span text:style-name="T2"> extremes of age, </text:span><text:span text:style-name="T56">and patients with </text:span><text:span text:style-name="T2">morbid obesity, severe chronic obstructive pulmonary disease, </text:span><text:soft-page-break/><text:span text:style-name="T56">thyroid disturbances,</text:span><text:span text:style-name="T2"> renal impairment, ejection fraction &lt; 40%, </text:span><text:span text:style-name="T56">valvular heart disease, </text:span><text:span text:style-name="T2">pre-operative artrial fibrillation and NYHA III/IV.</text:span></text:p>
      <text:p text:style-name="P18"><text:span text:style-name="T286">6</text:span><text:span text:style-name="T287">5</text:span><text:span text:style-name="T288"> </text:span><text:span text:style-name="T289">patients undergoing</text:span><text:span text:style-name="T286"> elective off-pump coronary artery bypass grafting OPCAB were recruited </text:span><text:span text:style-name="T288">from 3 cardiothoracic surgery centers. <text:s/></text:span><text:span text:style-name="T290">The clinical endpoints were post-operative </text:span><text:span text:style-name="T292">low output heart failure, in-hospital </text:span><text:span text:style-name="T291">mortality, arrhythmias, </text:span><text:span text:style-name="T293">perioperative myocardial Infarction, </text:span><text:span text:style-name="T292">prolonged intubation</text:span><text:span text:style-name="T293">, </text:span><text:span text:style-name="T291">length of ICU, </text:span><text:span text:style-name="T292">and </text:span><text:span text:style-name="T294">length of postoperative </text:span><text:span text:style-name="T291">hospital stay</text:span><text:span text:style-name="T292">.</text:span></text:p>
      <text:p text:style-name="P14"><text:span text:style-name="Citation"><text:span text:style-name="T295">The average age was </text:span></text:span><text:span text:style-name="Citation"><text:span text:style-name="T296">57.62</text:span></text:span><text:span text:style-name="Citation"><text:span text:style-name="T302"> ±</text:span></text:span><text:span text:style-name="Citation"><text:span text:style-name="T296">7.21, </text:span></text:span><text:span text:style-name="Citation"><text:span text:style-name="T297">ejectoin fraction 50.91±8.13, EuroSCORE II 0.76±0.34. <text:s/></text:span></text:span><text:span text:style-name="Citation"><text:span text:style-name="T298">This resulted in </text:span></text:span><text:span text:style-name="Citation"><text:span text:style-name="T299">low </text:span></text:span><text:span text:style-name="Citation"><text:span text:style-name="T298">pre-operative NTproBNP levels (</text:span></text:span><text:span text:style-name="Citation"><text:span text:style-name="T300">median was 160 with interquartile range of [80-397.5] </text:span></text:span><text:span text:style-name="Citation"><text:span text:style-name="T301">pg/mL</text:span></text:span><text:span text:style-name="Citation"><text:span text:style-name="T298">), and low rate of complications </text:span></text:span><text:span text:style-name="Citation"><text:span text:style-name="T299">relative to those found in most studies.</text:span></text:span></text:p>
      <text:p text:style-name="P18"><text:span text:style-name="T2">T</text:span><text:span text:style-name="T1">hus, our study showed no statistically significant correlation with any of the mentioned clinical complications. <text:s/>While comparing this with the body of research on the performance of pre-operative </text:span><text:span text:style-name="T57">natriuretic peptides in predicting poor post-operative outcome, <text:s/>we noticed some trends. <text:s/>For example, Pre-operative natriuretic peptides </text:span><text:span text:style-name="T55"><text:s/>can’t predict post-operative neurological complications and peri-operative myocardial infarction , </text:span><text:span text:style-name="T57">probably</text:span><text:span text:style-name="T55"> because they are more dependent on intra-operative variable that can’t be </text:span><text:span text:style-name="T57">reflected on </text:span><text:span text:style-name="T55">pre-operative natriuretic peptide levels.</text:span></text:p>
      <text:p text:style-name="P78">Pre-operative natriuretic peptides has moderate<text:span text:style-name="T124"> to weak correlation with different post-operative variables, </text:span><text:span text:style-name="T247">even in large (N&gt;</text:span><text:span text:style-name="T254">6</text:span><text:span text:style-name="T247">00) studies</text:span><text:span text:style-name="T122"><text:bibliography-mark text:identifier="suc2020" text:bibliography-type="article" text:author="Gaspard Suc, Philippe Estagnasie, Alain Brusset, Niki Procopi, Pierre Squara &amp;Lee S. Nguyen" text:journal="Scientific Reports" text:pages="10865" text:title="Effect of BNP on risk assessmentin cardiac surgery patients,in addition to EuroScore II" text:volume="10" text:year="2020" text:url="https://doi.org/10.1038/s41598-020-67607-0">[5]</text:bibliography-mark></text:span><text:span text:style-name="T122"><text:bibliography-mark text:identifier="Cuthbertson 2009" text:bibliography-type="article" text:author="Cuthbertson BH, Croal BL, Rae D, Gibson PH, McNeilly JD, Jeffrey RR, Cairns Smith W, Prescott GJ, Buchan KG, El-Shafei H, Gibson GA and Hillis GS" text:journal="Br J Anaesth" text:pages="647-653" text:title="N-terminal pro-B-type natriuretic peptide levels and early outcome after cardiac surgery: a prospective cohort study" text:volume="103" text:year="2009">[10]</text:bibliography-mark></text:span><text:span text:style-name="T122"><text:bibliography-mark text:identifier="Schachner 2010" text:bibliography-type="article" text:author="Schachner T, Wiedemann D, Fetz H, Laufer G, Kocher A, Bonaros N" text:journal="Clinics" text:pages="1239-1245" text:title="Influence of preoperative serum N-terminal pro-brain type natriuretic peptide on the postoperative outcome and survival rates of coronary artery bypass patients" text:volume="65(12)" text:year="2010">[11]</text:bibliography-mark></text:span><text:span text:style-name="T122"><text:bibliography-mark text:identifier="brynildsen2018" text:bibliography-type="article" text:author="Jon Brynildsen, Liisa Petäjä, Ville Pettilä, Ståle Nygård, Suvi T.Vaara, Rita Linko, Marjatta Okkonen, Tor-Arne Hagve, LeenaSoininen, Raili Suojaranta-Ylinen, Magnus Nakrem Lyngbakken,Torbjørn Omland, Helge Røsjø" text:journal="Clinical Biochemistry" text:pages="65-71" text:title="The predictive value of NT-proBNP and hs-TnT for risk of deathin cardiac surgical patients" text:volume="53" text:year="2018" text:url="https://doi.org/10.1016/j.clinbiochem.2018.01.012">[14]</text:bibliography-mark></text:span><text:span text:style-name="T124">. <text:s/>Their diagnostic performance on predicting MACE</text:span><text:span text:style-name="T248">s</text:span><text:span text:style-name="T124"> </text:span><text:span text:style-name="T244">and/or mid to long-term </text:span><text:span text:style-name="T124">mortality is better and more consistent </text:span><text:span text:style-name="T244">across studies than with individual outcome variables. <text:s/>Diagnostic accuracy indices suggest that natriuretic peptides are better used as exclusion tests (low positive predictve value vs good negative predictive value).</text:span></text:p>
      <text:p text:style-name="P18"><text:span text:style-name="T244">P</text:span><text:span text:style-name="T124">redictive performance is better in valvular surgery than in CABG <text:s/>this is likely because post-operative outcome is more affected by intra-operative variables (eg. ischemia and myocardial protection) in coronary surgery.</text:span></text:p>
      <text:p text:style-name="P17"><text:span text:style-name="T52">Different researchers came to different conclusions concerning </text:span><text:span text:style-name="T1">pre-operative </text:span><text:soft-page-break/><text:span text:style-name="T1">natriuretic peptides </text:span><text:span text:style-name="T52">as</text:span><text:span text:style-name="T1"> independent predictors of poor </text:span><text:span text:style-name="T52">post-operative </text:span><text:span text:style-name="T1">outcome. <text:s/></text:span><text:span text:style-name="T52">W</text:span><text:span text:style-name="T1">hile this is </text:span><text:span text:style-name="T52">a </text:span><text:span text:style-name="T1">valid </text:span><text:span text:style-name="T52">and interesting </text:span><text:span text:style-name="T1">research question, it might be of less clinical </text:span><text:span text:style-name="T52">relevance</text:span><text:span text:style-name="T1">. <text:s/></text:span><text:span text:style-name="T53"><text:s text:c="2"/></text:span><text:span text:style-name="T54">Altough</text:span><text:span text:style-name="T52"> many existing clinical prognostic models such as EuroSCORE are very useful, </text:span><text:span text:style-name="T53">m</text:span><text:span text:style-name="T52">ost of these clinical prognostic scores for cardiac surgery are </text:span><text:span text:style-name="T53">primarily</text:span><text:span text:style-name="T52"> useful in predicting mortality. <text:s/></text:span><text:span text:style-name="T55">The predictive value of natriuretic peptides on length of ICU stay and post-operative inotropic support </text:span><text:span text:style-name="T54">was more consistent in centers adopting ‘fast-track’ protocols</text:span><text:span text:style-name="T55">. <text:s/></text:span><text:span text:style-name="T53">An established scoring system for the prediction of morbidity and lengths of stay following cardiac surgeyr will be invaluable in resource allocation</text:span><text:span text:style-name="T54">. <text:s/>A relatively cheap, simple, reproducible test, like natriuretic peptide measurement, we imagine; will be part of such a scoring system.</text:span></text:p>
      <text:p text:style-name="P15"/>
      <text:p text:style-name="P16"/>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25"><text:soft-page-break/>الملخص العربي</text:p>
      <text:p text:style-name="P4"/>
      <text:p text:style-name="P20"><text:span text:style-name="T314">يتم إنتاج ببتيد الدماغي المدر للصوديوم بي.ان.بي</text:span><text:span text:style-name="T303"> </text:span><text:span text:style-name="T313">في الأذينين والبطينين ، ويتم </text:span><text:span text:style-name="T314">افرازه</text:span><text:span text:style-name="T313"> في حالة فشل عضلة القلب البطين</text:span><text:span text:style-name="T314">ي</text:span><text:span text:style-name="T303"> </text:span><text:span text:style-name="T313">استجابةً لزيادة شد عضلة القلب وإجها</text:span><text:span text:style-name="T315">د </text:span><text:span text:style-name="T313">جدار </text:span><text:span text:style-name="T314">البطين.</text:span><text:span text:style-name="T313"> تفرز الخلايا العضلية البطينية الهرمون </text:span><text:span text:style-name="T314">السابق</text:span><text:span text:style-name="T313"> لب</text:span><text:span text:style-name="T314">ي.ان.بي</text:span><text:span text:style-name="T313"> ، والذي ينقسم بعد ذلك إلى </text:span><text:span text:style-name="T305">بي.ان.بي</text:span><text:span text:style-name="T303"> </text:span><text:span text:style-name="T313">النشط بيولوجيًا والمنتج الثانوي غير النشط</text:span><text:span text:style-name="T314">(الطرف الاميني) ان.تي.بي.ان.بي</text:span><text:span text:style-name="T303">. </text:span><text:span text:style-name="T313">يتم إفراز </text:span><text:span text:style-name="T303">بي.ان.بي </text:span><text:span text:style-name="T313">و </text:span><text:span text:style-name="T303">ان.تي.بي.ان.بي </text:span><text:span text:style-name="T313">بكميات متساوية في الدور</text:span><text:span text:style-name="T315">ة الدموية</text:span><text:span text:style-name="T303">. </text:span><text:span text:style-name="T313">يبلغ عمر النصف </text:span><text:span text:style-name="T316">ل</text:span><text:span text:style-name="T303">بي.ان.بي 20 </text:span><text:span text:style-name="T313">دقيقة ، بينما يبلغ نصف عمر</text:span><text:span text:style-name="T316">النصف</text:span><text:span text:style-name="T313"> </text:span><text:span text:style-name="T316">ل</text:span><text:span text:style-name="T303">ان.تي.بي.ان.ب120 </text:span><text:span text:style-name="T309">دقيقة</text:span></text:p>
      <text:p text:style-name="P21"><text:span text:style-name="T304">تعمل الببتيدات المدرة للصوديوم <text:s/>كمضاد لنظام الرينين أنجيوتنسين الألدوستيرون ، وتحفز إدرار البول ، وتوسع الأوعية الدموية وتثبيط الجهاز العصبي الودي </text:span><text:span text:style-name="T303">. </text:span><text:span text:style-name="T306">يؤدي</text:span><text:span text:style-name="T304"> هذ</text:span><text:span text:style-name="T306">ا</text:span><text:span text:style-name="T304"> </text:span><text:span text:style-name="T306">ال</text:span><text:span text:style-name="T304">ى تقليل التحميل المسبق والحمل اللاحق <text:s text:c="2"/>للقلب لمواجهة التأثيرات الضارة للضغط وحمل الحجم الزائد والتنشيط الهرموني العصبي الضار للجهاز العصبي الودي و </text:span><text:span text:style-name="T303">لنظام الرينين أنجيوتنسين ألدوستيرون </text:span><text:span text:style-name="T304">في </text:span><text:span text:style-name="T303">فشل القلبي. <text:s/></text:span><text:span text:style-name="T306">لذا</text:span><text:span text:style-name="T304"> فمن المحتمل أن تغيرات صغيرة جدًا في ديناميكا الدم</text:span><text:span text:style-name="T306">وية</text:span><text:span text:style-name="T304"> ، والتي لا يمكن تقييمها بواسطة فحص تخطيط </text:span><text:span text:style-name="T306">الصوتي</text:span><text:span text:style-name="T304"> </text:span><text:span text:style-name="T306">لل</text:span><text:span text:style-name="T304">قلب </text:span><text:span text:style-name="T306">(الايكو)</text:span><text:span text:style-name="T304"> ، قد تؤدي إلى اختلافات كبيرة </text:span><text:span text:style-name="T303">(</text:span><text:span text:style-name="T304">وقابلة للقياس</text:span><text:span text:style-name="T303">) </text:span><text:span text:style-name="T304">في تركيزات البلازما </text:span><text:span text:style-name="T306">لل</text:span><text:span text:style-name="T303">ببتيدات المدرة للصوديوم </text:span></text:p>
      <text:p text:style-name="P19"><text:bookmark text:name="tw-target-text1"/><text:span text:style-name="T313">تشير الدراسات إلى أن مستوى </text:span><text:span text:style-name="T303">الببتيدات المدرة للصوديوم </text:span><text:span text:style-name="T313">قد يكون مفيدًا كعلامة تنبؤية في </text:span><text:span text:style-name="T303">فشل القلب </text:span><text:span text:style-name="T313">ومتلازمات الشريان التاجي الحادة</text:span><text:span text:style-name="T303">. </text:span><text:span text:style-name="T306">و قد وجد ان</text:span><text:span text:style-name="T313"> تركيزات </text:span><text:span text:style-name="T303">الببتيدات المدرة للصوديوم </text:span><text:span text:style-name="T313"><text:s/>علامات مستقلة </text:span><text:span text:style-name="T310">ل</text:span><text:span text:style-name="T313">زيادة الأحداث القلبية الوعائية الكبرى و</text:span><text:span text:style-name="T303"> </text:span><text:span text:style-name="T313"><text:s/>ا</text:span><text:span text:style-name="T317">لحجز بالمستشفي</text:span><text:span text:style-name="T313"> </text:span><text:span text:style-name="T306">و</text:span><text:span text:style-name="T313"> الوف</text:span><text:span text:style-name="T317">اة</text:span><text:span text:style-name="T313"> في المرضى الذين يعانون من </text:span><text:span text:style-name="T303">الفشل القلبي </text:span><text:span text:style-name="T313">الحاد </text:span><text:span text:style-name="T303">/ </text:span><text:span text:style-name="T313">المزمن</text:span><text:span text:style-name="T303">. </text:span><text:span text:style-name="T310">و</text:span><text:span text:style-name="T303"> </text:span><text:span text:style-name="T313">في بعض الدراسات ، كانت مستويات </text:span><text:span text:style-name="T303">الببتيدات المدرة للصوديوم </text:span><text:span text:style-name="T313">أقوى تنبئًا بالوفيات و </text:span><text:span text:style-name="T303">/ </text:span><text:span text:style-name="T313">أو أحداث القلب والأوعية الدموية الرئيسية من</text:span><text:span text:style-name="T317"> نسبة الضخ</text:span><text:span text:style-name="T313"> </text:span><text:span text:style-name="T317">ل</text:span><text:span text:style-name="T313">لبطين الأيسر و وجود مرض السكري أو ارتفاع ضغط الدم ، بالإضافة إلى الجنس والعمر في المرضى الذين يعانون من </text:span><text:span text:style-name="T303">الفشل القلبي </text:span><text:span text:style-name="T313">المزمن</text:span></text:p>
      <text:p text:style-name="P19"><text:span text:style-name="T313">في المرضى الذين تم إدخالهم إلى المستشفى لتفاقم حاد من قصور القلب </text:span><text:span text:style-name="T303">(</text:span><text:span text:style-name="T313">مع انخفاض أو الحفاظ على ال</text:span><text:span text:style-name="T318">نسبة الضخ</text:span><text:span text:style-name="T303">) </text:span><text:span text:style-name="T313">، ارتبط ارتفاع </text:span><text:span text:style-name="T303">بي.ان.بي </text:span><text:span text:style-name="T313">بزيادة معدل الوفيات داخل المستشفى وكانت هناك علاقة مباشرة بين الأ</text:span><text:span text:style-name="T318">قسام</text:span><text:span text:style-name="T313"> الربعية لتركيز </text:span><text:span text:style-name="T303">بي.ان.بي </text:span><text:span text:style-name="T313">والوفيات حتى بعد </text:span><text:span text:style-name="T318">المعادلة</text:span><text:span text:style-name="T313"> </text:span><text:span text:style-name="T318">لل</text:span><text:span text:style-name="T313">عوامل</text:span><text:span text:style-name="T318"> الاخري</text:span><text:span text:style-name="T313"> </text:span><text:span text:style-name="T318">ك</text:span><text:span text:style-name="T313">العمر والجنس والعلامات الحيوية ووظيفة الكلى والصوديوم</text:span></text:p>
      <text:p text:style-name="P22"><text:bookmark text:name="tw-target-text3"/><text:span text:style-name="T313">في مرضى قصور القلب ، كانت تركيزات البلازما </text:span><text:span text:style-name="T303">ان.تي.بي.ان.بي </text:span><text:span text:style-name="T313">مرتبطة بالنتائج ، بما في ذلك الوفاة لجميع الأسباب ، و </text:span><text:span text:style-name="T318">الحجز بالمشفي لعلو</text:span><text:span text:style-name="T313"> القلب والأوعية الدموية ، ووفيات </text:span><text:span text:style-name="T303">الفشل القلبي. </text:span><text:span text:style-name="T313">كان </text:span><text:span text:style-name="T303">ان.تي.بي.ان.بي </text:span><text:span text:style-name="T313">أقوى متنبئ مستقل للنتائج </text:span><text:span text:style-name="T318">حتي</text:span><text:span text:style-name="T313"> </text:span><text:span text:style-name="T303">3 </text:span><text:span text:style-name="T313">سنوات من المتابعة</text:span><text:span text:style-name="T303">. </text:span><text:span text:style-name="T313">يرتبط فشل مستويات </text:span><text:span text:style-name="T304">.بي.ان.بي</text:span><text:span text:style-name="T303"> </text:span><text:span text:style-name="T313">في الانخفاض أثناء الاستشفاء في مستشفى </text:span><text:span text:style-name="T303">لفشل القلب </text:span><text:span text:style-name="T307">بالرغم من ال</text:span><text:span text:style-name="T313">خضوع للعلاج ب</text:span><text:span text:style-name="T318">نتائج </text:span><text:span text:style-name="T313"><text:s/></text:span><text:soft-page-break/><text:span text:style-name="T313">أسوأ</text:span><text:span text:style-name="T303">. </text:span><text:span text:style-name="T311">كما </text:span><text:span text:style-name="T313">إن </text:span><text:span text:style-name="T318">ارتفاع</text:span><text:span text:style-name="T313"> مستوى </text:span><text:span text:style-name="T303">بي.ان.بي </text:span><text:span text:style-name="T313"><text:s/>في <text:s/>الدم أك</text:span><text:span text:style-name="T318">ث</text:span><text:span text:style-name="T313">ر من </text:span><text:span text:style-name="T303">130 </text:span><text:span text:style-name="T313">بيكوغرام </text:span><text:span text:style-name="T303">/ </text:span><text:span text:style-name="T313">مل في المرضى المتنقلين الذين يعانون من </text:span><text:span text:style-name="T318">نسبة ضخ</text:span><text:span text:style-name="T303"> </text:span><text:span text:style-name="T313">أقل من </text:span><text:span text:style-name="T303">35 </text:span><text:span text:style-name="T313">٪ يتنبأ بمعدلات أعلى من الموت القلبي المفاجئ</text:span></text:p>
      <text:p text:style-name="P22"><text:bookmark text:name="tw-target-text4"/><text:span text:style-name="T318">م</text:span><text:span text:style-name="T313">رض الق</text:span><text:span text:style-name="T318">صور</text:span><text:span text:style-name="T313"> التاجي هو السبب الرئيسي للمراضة والوفيات في البلدان المتقدمة وانتشاره آخذ في الازدياد في البلدان النامية</text:span><text:span text:style-name="T303">. </text:span><text:span text:style-name="T311">كشفت</text:span><text:span text:style-name="T313"> الدراسات </text:span><text:span text:style-name="T318">ا</text:span><text:span text:style-name="T313">ن قد يؤدي تقييم مجموعات <text:s/></text:span><text:span text:style-name="T318">من </text:span><text:span text:style-name="T313">ال</text:span><text:span text:style-name="T318">دلالات</text:span><text:span text:style-name="T313"> الحيوية المرتبطة بأمراض القلب التاجية ، </text:span><text:span text:style-name="T318">منفردة</text:span><text:span text:style-name="T313"> أو مجتمعة ، إلى تحسين التنبؤ طويل المدى بوفيات أول حدث قلبي وعائي رئيسي </text:span><text:span text:style-name="T318">مقارنى بدلالات </text:span><text:span text:style-name="T313"><text:s/>الخطر التقليدية</text:span></text:p>
      <text:p text:style-name="P19"><text:span text:style-name="T313">لقد ثبت أن كل من </text:span><text:span text:style-name="T303">بي.ان.بي </text:span><text:span text:style-name="T313">و </text:span><text:span text:style-name="T303">ان.تي.بي.ان.بي </text:span><text:span text:style-name="T313">ينبئان بالنتائج السلبية المستقلة عن ال</text:span><text:span text:style-name="T318">دلالات</text:span><text:span text:style-name="T313"> الأخرى ، بما في ذلك التروبونين القلبي في المرضى الذين يعانون من مرض الشريان التاجي</text:span><text:span text:style-name="T318">ز <text:s/>كما </text:span><text:span text:style-name="T313">ثبت أن المستويات المرتفعة من </text:span><text:span text:style-name="T303">بي.ان.بي </text:span><text:span text:style-name="T313">و </text:span><text:span text:style-name="T314">ان.تي.بي.ان.بي</text:span><text:span text:style-name="T303"> </text:span><text:span text:style-name="T313">مرتبطة بنتائج سلبية في عدد من الظروف ، بما في ذلك المرضى الذين يخضعون لجراحة كبرى غير قلبية</text:span><text:span text:style-name="T303">. </text:span><text:span text:style-name="T311">و لكن</text:span><text:span text:style-name="T303"> </text:span><text:span text:style-name="T313">اختلفت قوة الارتباط بين مستويات ببتيد</text:span><text:span text:style-name="T318">ات المدرة للصوديوم</text:span><text:span text:style-name="T313"> قبل الجراحة والنتائج السلبية بعد جراحة القلب بين دراسات مختلفة</text:span></text:p>
      <text:p text:style-name="P22"><text:span text:style-name="T313">كان الهدف من دراستنا هو التحقق </text:span><text:span text:style-name="T318">من</text:span><text:span text:style-name="T313"> قيمة الببتيدات </text:span><text:span text:style-name="T318">المدرة للصوديوم</text:span><text:span text:style-name="T313"> قبل الجراحة في التنبؤ بالنتائج السريرية بعد </text:span><text:span text:style-name="T318">جراحات ترقيغ</text:span><text:span text:style-name="T313"> الشريان التاجي </text:span><text:span text:style-name="T318">دون</text:span><text:span text:style-name="T313"> مضخة</text:span><text:span text:style-name="T303">. </text:span><text:span text:style-name="T313">لقد اخترنا </text:span><text:span text:style-name="T303">ان.تي.بي.ان.بي </text:span><text:span text:style-name="T313">على </text:span><text:span text:style-name="T303">بي.ان.بي </text:span><text:span text:style-name="T313">لأنه من المقبول </text:span><text:span text:style-name="T318">كونه</text:span><text:span text:style-name="T313"> أكثر استقرارًا من الناحية الكيميائية الحيوية من </text:span><text:span text:style-name="T303">بي.ان.بي </text:span><text:span text:style-name="T313">ويمكن سحبه في أنابيب زجاجية أو بلاستيكية ولا يتطلب إضافة مثبطات الأنزيم البروتيني </text:span></text:p>
      <text:p text:style-name="P19"><text:span text:style-name="T318">و </text:span><text:span text:style-name="T313">لتقليل التأثير من العوامل الأخرى التي قد تسهم في نتائج سيئة بعد الجراحة ، قررنا </text:span><text:span text:style-name="T318">ان نستبعد من الدراسة ال</text:span><text:span text:style-name="T313">مرضى في أقصى </text:span><text:span text:style-name="T318">ال</text:span><text:span text:style-name="T313">عمر ، والمرضى الذين يعانون من السمنة المرضية ، ومرض الانسداد الرئوي المزمن الشديد ، واضطرابات الغدة الدرقية ، وال</text:span><text:span text:style-name="T318">قصور</text:span><text:span text:style-name="T313"> الكلوي ، و</text:span><text:span text:style-name="T318"> نسبة الضخ</text:span><text:span text:style-name="T313"> </text:span><text:span text:style-name="T303">&lt;40</text:span><text:span text:style-name="T313">٪ ، أمراض صمامات القلب ، <text:s/></text:span><text:span text:style-name="T318">و </text:span><text:span text:style-name="T313">الرجفان الا</text:span><text:span text:style-name="T318">ذيني</text:span><text:span text:style-name="T313"> قبل الجراحة</text:span></text:p>
      <text:p text:style-name="P22"><text:span text:style-name="T318">ادخلنا في دراستنت</text:span><text:span text:style-name="T313"> </text:span><text:span text:style-name="T303">65 </text:span><text:span text:style-name="T313">مريضا يخضعون <text:s/></text:span><text:span text:style-name="T318">جراحات ترقيغ</text:span><text:span text:style-name="T313"> الشريان التاجي </text:span><text:span text:style-name="T318">دون</text:span><text:span text:style-name="T313"> مضخة من </text:span><text:span text:style-name="T303">3 </text:span><text:span text:style-name="T313">مراكز جراحة القلب</text:span><text:span text:style-name="T303">. </text:span><text:span text:style-name="T313">كانت </text:span><text:span text:style-name="T318">النتائج</text:span><text:span text:style-name="T313"> <text:s/>السريرية هي قصور القلب <text:s/>بعد الجراحة ، والوفيات داخل المستشفى ، وعدم انتظام ضربات القلب ، واحتشاء عضلة القلب </text:span><text:span text:style-name="T318">بعد </text:span><text:span text:style-name="T313"><text:s/>الجراحة ، وا</text:span><text:span text:style-name="T318">لاحتياج للتنفس الصناعي</text:span><text:span text:style-name="T313"> لفترات طويلة ، وطول </text:span><text:span text:style-name="T318">الاقامة ب</text:span><text:span text:style-name="T313">وحدة العناية المركزة ، وطول الإقامة في المستشفى بعد الجراحة</text:span><text:span text:style-name="T303">.</text:span></text:p>
      <text:p text:style-name="P19"><text:span text:style-name="T313">كان متوسط ​​العمر </text:span><text:span text:style-name="T303">57.62 ± 7.21 </text:span><text:span text:style-name="T313">، و</text:span><text:span text:style-name="T318">نسبة الضخ</text:span><text:span text:style-name="T313"> </text:span><text:span text:style-name="T303">50.91 ± 8.13 </text:span><text:span text:style-name="T313">، و</text:span><text:span text:style-name="T303"> </text:span><text:span text:style-name="T313">أدى ذلك إلى انخفاض مستويات </text:span><text:span text:style-name="T303">ان.تي.بي.ان.بي </text:span><text:span text:style-name="T313">قبل الجراحة </text:span><text:span text:style-name="T303">(</text:span><text:span text:style-name="T313">كان الوسيط </text:span><text:span text:style-name="T303">160 </text:span><text:span text:style-name="T313">مع نطاق ربعي من </text:span><text:span text:style-name="T303">[80-397.5] </text:span><text:span text:style-name="T313">بيكوغرام </text:span><text:span text:style-name="T303">/ </text:span><text:span text:style-name="T313">مل</text:span><text:span text:style-name="T303">) </text:span><text:span text:style-name="T313">، ومعدل منخفض للمضاعفات بالنسبة لتلك الموجودة في معظم الدراسات</text:span></text:p>
      <text:p text:style-name="P19"><text:span text:style-name="T319">لذا </text:span><text:span text:style-name="T313">أظهرت دراستنا عدم وجود علاقة ذات دلالة إحصائية مع أي من المضاعفات السريرية المذكورة. </text:span><text:span text:style-name="T319">و</text:span><text:span text:style-name="T303"> </text:span><text:span text:style-name="T313">عند مقارنة هذا مع مجموعة الأبحاث </text:span><text:span text:style-name="T319">الاخري</text:span><text:span text:style-name="T313"> ، لاحظنا بعض ا</text:span><text:span text:style-name="T319">لنتائج المشتركة</text:span><text:span text:style-name="T303">. </text:span><text:span text:style-name="T313">على سبيل المثال ، لا </text:span><text:soft-page-break/><text:span text:style-name="T313">يمكن أن تتنبأ الببتيدات قبل الجراحة بالمضاعفات العصبية <text:s/>واحتشاء عضلة القلب </text:span><text:span text:style-name="T319">بعد</text:span><text:span text:style-name="T313"> الجراحة ، ربما لأنها تعتمد بشكل أكبر على متغي</text:span><text:span text:style-name="T319">ات</text:span><text:span text:style-name="T313"> أثناء العملية التي لا يمكن أن تنعكس على مستويات الببتيد <text:s/>قبل الجراحة</text:span></text:p>
      <text:p text:style-name="P19"><text:span text:style-name="T313">الببتيدات قبل الجراحة لها ارتباط متوسط ​​إلى ضعيف مع </text:span><text:span text:style-name="T319">النتائج ال</text:span><text:span text:style-name="T313">مختلفة بعد الجراحة ، حتى في الدراسات الكبيرة </text:span><text:span text:style-name="T303">(</text:span><text:span text:style-name="T312">عدد المرضي</text:span><text:span text:style-name="T303">&gt; 800).</text:span><text:span text:style-name="T312">كما </text:span><text:span text:style-name="T303"><text:s/></text:span><text:span text:style-name="T313">إن أداءه</text:span><text:span text:style-name="T319">ا</text:span><text:span text:style-name="T313"> التشخيصي في التنبؤ بال</text:span><text:span text:style-name="T319">احداث القلبية </text:span><text:span text:style-name="T313">و الوفيات المتوسطة إلى طويلة الأجل أفضل وأكثر اتساقًا عبر الدراسات مقارنة بالنتائج الفردية</text:span><text:span text:style-name="T303">. </text:span><text:span text:style-name="T313">تشير مؤشرات دقة التشخيص إلى أن الببتيدات <text:s/>أفضل كاختبارات استبعاد </text:span><text:span text:style-name="T303">(</text:span><text:span text:style-name="T313">قيمة تنبؤية إيجابية منخفضة مقابل قيمة تنبؤية سلبية جيدة</text:span><text:span text:style-name="T303">)</text:span></text:p>
      <text:p text:style-name="P19"><text:span text:style-name="T313">الأداء التنبئي أفضل في جراحة الصمامات منه في </text:span><text:span text:style-name="T319">ترقيع</text:span><text:span text:style-name="T313"> الشريان التاجي ، وهذا على الأرجح لأن نتيجة ما بعد الجراحة تتأثر أكثر بمتغيرات أثناء العملية </text:span><text:span text:style-name="T303">(</text:span><text:span text:style-name="T313">مثل نقص التروية وحماية عضلة القلب</text:span><text:span text:style-name="T303">) </text:span><text:span text:style-name="T313">في جراحة الشريان التاجي</text:span></text:p>
      <text:p text:style-name="P19"><text:bookmark text:name="tw-target-text9"/><text:span text:style-name="T313">توصل باحثون مختلفون إلى استنتاجات مختلفة بشأن الببتيدات قبل الجراحة كمتنبئات مستقلة لنتائج سيئة بعد الجراحة</text:span><text:span text:style-name="T303">. </text:span><text:span text:style-name="T312">و مع انه</text:span><text:span text:style-name="T313"> سؤال بحثي مثير للاهتمام ، قد يكون أقل أهمية من الناحية السريرية</text:span><text:span text:style-name="T303">. </text:span><text:span text:style-name="T313">على الرغم من أن العديد من </text:span><text:span text:style-name="T319">نظم </text:span><text:span text:style-name="T313"><text:s/>الإنذار السريرية الحالية مثل </text:span><text:span text:style-name="T304"><text:s/></text:span><text:span text:style-name="T308">يوروسكور </text:span><text:span text:style-name="T313">مفيدة جدًا ، إلا أن معظم هذه </text:span><text:span text:style-name="T319">النظم </text:span><text:span text:style-name="T313">مفيدة بشكل أساسي في التنبؤ بالوفيات</text:span><text:span text:style-name="T303">. </text:span><text:span text:style-name="T313">كانت القيمة التنبؤية للببتيدات الناتريوتريك على طول فترة بقاء وحدة العناية المركزة والدعم المؤثر في التقلص العضلي بعد الجراحة أكثر اتساقًا في المراكز التي تتبنى بروتوكولات </text:span><text:span text:style-name="T303">"</text:span><text:span text:style-name="T313">المسار السريع</text:span><text:span text:style-name="T303">". </text:span><text:span text:style-name="T313">سيكون نظام التسجيل الراسخ للتنبؤ بالمرض ومدة البقاء بعد جراح القلب لا يقدر بثمن في تخصيص الموارد</text:span><text:span text:style-name="T303">. </text:span><text:span text:style-name="T313">اختبار بسيط ورخيص نسبيًا وقابل للتكرار ، مثل قياس الببتيد المدر للصوديوم ، </text:span><text:span text:style-name="T320">في تصورنا</text:span><text:span text:style-name="T313"> ؛ سيكون جزءًا من نظام التسجيل هذا</text:span><text:span text:style-name="T303">.</text:span></text:p>
      <text:p text:style-name="P19"/>
      <text:p text:style-name="P13"/>
      <text:p text:style-name="P13"/>
      <text:p text:style-name="P13"/>
      <text:p text:style-name="P13"/>
      <text:p text:style-name="P13"/>
      <text:p text:style-name="P13"/>
      <text:p text:style-name="P13"/>
      <text:bibliography text:style-name="Sect1" text:protected="true" text:name="Bibliography1">
        <text:bibliography-source>
          <text:index-title-template text:style-name="Bibliography_20_Heading">References</text:index-title-template>
          <text:bibliography-entry-template text:bibliography-type="article" text:style-name="Bibliography_20_1">
            <text:index-entry-bibliography text:bibliography-data-field="identifier"/>
            <text:index-entry-span>------</text:index-entry-span>
            <text:index-entry-bibliography text:bibliography-data-field="author"/>
            <text:index-entry-span>. </text:index-entry-span>
            <text:index-entry-bibliography text:bibliography-data-field="title"/>
            <text:index-entry-span>. </text:index-entry-span>
            <text:index-entry-bibliography text:bibliography-data-field="journal"/>
            <text:index-entry-span>,</text:index-entry-span>
            <text:index-entry-bibliography text:bibliography-data-field="year"/>
            <text:index-entry-span>;</text:index-entry-span>
            <text:index-entry-bibliography text:bibliography-data-field="volume"/>
            <text:index-entry-span>:</text:index-entry-span>
            <text:index-entry-bibliography text:bibliography-data-field="pages"/>
          </text:bibliography-entry-template>
          <text:bibliography-entry-template text:bibliography-type="book" text:style-name="Bibliography_20_1">
            <text:index-entry-bibliography text:bibliography-data-field="author"/>
            <text:index-entry-span>. </text:index-entry-span>
            <text:index-entry-bibliography text:bibliography-data-field="title"/>
            <text:index-entry-span>. </text:index-entry-span>
            <text:index-entry-bibliography text:bibliography-data-field="journal"/>
            <text:index-entry-span>,</text:index-entry-span>
            <text:index-entry-bibliography text:bibliography-data-field="year"/>
            <text:index-entry-span>;</text:index-entry-span>
            <text:index-entry-bibliography text:bibliography-data-field="volume"/>
            <text:index-entry-span>:</text:index-entry-span>
            <text:index-entry-bibliography text:bibliography-data-field="pages"/>
          </text:bibliography-entry-template>
          <text:bibliography-entry-template text:bibliography-type="booklet" text:style-name="Bibliography_20_1">
            <text:index-entry-bibliography text:bibliography-data-field="author"/>
            <text:index-entry-span>. </text:index-entry-span>
            <text:index-entry-bibliography text:bibliography-data-field="title"/>
            <text:index-entry-span>. </text:index-entry-span>
            <text:index-entry-bibliography text:bibliography-data-field="journal"/>
            <text:index-entry-span>,</text:index-entry-span>
            <text:index-entry-bibliography text:bibliography-data-field="year"/>
            <text:index-entry-span>;</text:index-entry-span>
            <text:index-entry-bibliography text:bibliography-data-field="volume"/>
            <text:index-entry-span>:</text:index-entry-span>
            <text:index-entry-bibliography text:bibliography-data-field="pages"/>
          </text:bibliography-entry-template>
          <text:bibliography-entry-template text:bibliography-type="conference" text:style-name="Bibliography_20_1">
            <text:index-entry-bibliography text:bibliography-data-field="author"/>
            <text:index-entry-span>. </text:index-entry-span>
            <text:index-entry-bibliography text:bibliography-data-field="title"/>
            <text:index-entry-span>. </text:index-entry-span>
            <text:index-entry-bibliography text:bibliography-data-field="journal"/>
            <text:index-entry-span>,</text:index-entry-span>
            <text:index-entry-bibliography text:bibliography-data-field="year"/>
            <text:index-entry-span>;</text:index-entry-span>
            <text:index-entry-bibliography text:bibliography-data-field="volume"/>
            <text:index-entry-span>:</text:index-entry-span>
            <text:index-entry-bibliography text:bibliography-data-field="pages"/>
          </text:bibliography-entry-template>
          <text:bibliography-entry-template text:bibliography-type="custom1" text:style-name="Bibliography_20_1">
            <text:index-entry-bibliography text:bibliography-data-field="author"/>
            <text:index-entry-span>. </text:index-entry-span>
            <text:index-entry-bibliography text:bibliography-data-field="title"/>
            <text:index-entry-span>. </text:index-entry-span>
            <text:index-entry-bibliography text:bibliography-data-field="journal"/>
            <text:index-entry-span>,</text:index-entry-span>
            <text:index-entry-bibliography text:bibliography-data-field="year"/>
            <text:index-entry-span>;</text:index-entry-span>
            <text:index-entry-bibliography text:bibliography-data-field="volume"/>
            <text:index-entry-span>:</text:index-entry-span>
            <text:index-entry-bibliography text:bibliography-data-field="pages"/>
          </text:bibliography-entry-template>
          <text:bibliography-entry-template text:bibliography-type="custom2" text:style-name="Bibliography_20_1">
            <text:index-entry-bibliography text:bibliography-data-field="author"/>
            <text:index-entry-span>. </text:index-entry-span>
            <text:index-entry-bibliography text:bibliography-data-field="title"/>
            <text:index-entry-span>. </text:index-entry-span>
            <text:index-entry-bibliography text:bibliography-data-field="journal"/>
            <text:index-entry-span>,</text:index-entry-span>
            <text:index-entry-bibliography text:bibliography-data-field="year"/>
            <text:index-entry-span>;</text:index-entry-span>
            <text:index-entry-bibliography text:bibliography-data-field="volume"/>
            <text:index-entry-span>:</text:index-entry-span>
            <text:index-entry-bibliography text:bibliography-data-field="pages"/>
          </text:bibliography-entry-template>
          <text:bibliography-entry-template text:bibliography-type="custom3" text:style-name="Bibliography_20_1">
            <text:index-entry-bibliography text:bibliography-data-field="author"/>
            <text:index-entry-span>. </text:index-entry-span>
            <text:index-entry-bibliography text:bibliography-data-field="title"/>
            <text:index-entry-span>. </text:index-entry-span>
            <text:index-entry-bibliography text:bibliography-data-field="journal"/>
            <text:index-entry-span>,</text:index-entry-span>
            <text:index-entry-bibliography text:bibliography-data-field="year"/>
            <text:index-entry-span>;</text:index-entry-span>
            <text:index-entry-bibliography text:bibliography-data-field="volume"/>
            <text:index-entry-span>:</text:index-entry-span>
            <text:index-entry-bibliography text:bibliography-data-field="pages"/>
          </text:bibliography-entry-template>
          <text:bibliography-entry-template text:bibliography-type="custom4" text:style-name="Bibliography_20_1">
            <text:index-entry-bibliography text:bibliography-data-field="author"/>
            <text:index-entry-span>. </text:index-entry-span>
            <text:index-entry-bibliography text:bibliography-data-field="title"/>
            <text:index-entry-span>. </text:index-entry-span>
            <text:index-entry-bibliography text:bibliography-data-field="journal"/>
            <text:index-entry-span>,</text:index-entry-span>
            <text:index-entry-bibliography text:bibliography-data-field="year"/>
            <text:index-entry-span>;</text:index-entry-span>
            <text:index-entry-bibliography text:bibliography-data-field="volume"/>
            <text:index-entry-span>:</text:index-entry-span>
            <text:index-entry-bibliography text:bibliography-data-field="pages"/>
          </text:bibliography-entry-template>
          <text:bibliography-entry-template text:bibliography-type="custom5" text:style-name="Bibliography_20_1">
            <text:index-entry-bibliography text:bibliography-data-field="author"/>
            <text:index-entry-span>. </text:index-entry-span>
            <text:index-entry-bibliography text:bibliography-data-field="title"/>
            <text:index-entry-span>. </text:index-entry-span>
            <text:index-entry-bibliography text:bibliography-data-field="journal"/>
            <text:index-entry-span>,</text:index-entry-span>
            <text:index-entry-bibliography text:bibliography-data-field="year"/>
            <text:index-entry-span>;</text:index-entry-span>
            <text:index-entry-bibliography text:bibliography-data-field="volume"/>
            <text:index-entry-span>:</text:index-entry-span>
            <text:index-entry-bibliography text:bibliography-data-field="pages"/>
          </text:bibliography-entry-template>
          <text:bibliography-entry-template text:bibliography-type="email" text:style-name="Bibliography_20_1">
            <text:index-entry-bibliography text:bibliography-data-field="author"/>
            <text:index-entry-span>. </text:index-entry-span>
            <text:index-entry-bibliography text:bibliography-data-field="title"/>
            <text:index-entry-span>. </text:index-entry-span>
            <text:index-entry-bibliography text:bibliography-data-field="journal"/>
            <text:index-entry-span>,</text:index-entry-span>
            <text:index-entry-bibliography text:bibliography-data-field="year"/>
            <text:index-entry-span>;</text:index-entry-span>
            <text:index-entry-bibliography text:bibliography-data-field="volume"/>
            <text:index-entry-span>:</text:index-entry-span>
            <text:index-entry-bibliography text:bibliography-data-field="pages"/>
          </text:bibliography-entry-template>
          <text:bibliography-entry-template text:bibliography-type="inbook" text:style-name="Bibliography_20_1">
            <text:index-entry-bibliography text:bibliography-data-field="author"/>
            <text:index-entry-span>. </text:index-entry-span>
            <text:index-entry-bibliography text:bibliography-data-field="title"/>
            <text:index-entry-span>. </text:index-entry-span>
            <text:index-entry-bibliography text:bibliography-data-field="journal"/>
            <text:index-entry-span>,</text:index-entry-span>
            <text:index-entry-bibliography text:bibliography-data-field="year"/>
            <text:index-entry-span>;</text:index-entry-span>
            <text:index-entry-bibliography text:bibliography-data-field="volume"/>
            <text:index-entry-span>:</text:index-entry-span>
            <text:index-entry-bibliography text:bibliography-data-field="pages"/>
          </text:bibliography-entry-template>
          <text:bibliography-entry-template text:bibliography-type="incollection" text:style-name="Bibliography_20_1">
            <text:index-entry-bibliography text:bibliography-data-field="author"/>
            <text:index-entry-span>. </text:index-entry-span>
            <text:index-entry-bibliography text:bibliography-data-field="title"/>
            <text:index-entry-span>. </text:index-entry-span>
            <text:index-entry-bibliography text:bibliography-data-field="journal"/>
            <text:index-entry-span>,</text:index-entry-span>
            <text:index-entry-bibliography text:bibliography-data-field="year"/>
            <text:index-entry-span>;</text:index-entry-span>
            <text:index-entry-bibliography text:bibliography-data-field="volume"/>
            <text:index-entry-span>:</text:index-entry-span>
            <text:index-entry-bibliography text:bibliography-data-field="pages"/>
          </text:bibliography-entry-template>
          <text:bibliography-entry-template text:bibliography-type="inproceedings" text:style-name="Bibliography_20_1">
            <text:index-entry-bibliography text:bibliography-data-field="author"/>
            <text:index-entry-span>. </text:index-entry-span>
            <text:index-entry-bibliography text:bibliography-data-field="title"/>
            <text:index-entry-span>. </text:index-entry-span>
            <text:index-entry-bibliography text:bibliography-data-field="journal"/>
            <text:index-entry-span>,</text:index-entry-span>
            <text:index-entry-bibliography text:bibliography-data-field="year"/>
            <text:index-entry-span>;</text:index-entry-span>
            <text:index-entry-bibliography text:bibliography-data-field="volume"/>
            <text:index-entry-span>:</text:index-entry-span>
            <text:index-entry-bibliography text:bibliography-data-field="pages"/>
          </text:bibliography-entry-template>
          <text:bibliography-entry-template text:bibliography-type="journal" text:style-name="Bibliography_20_1">
            <text:index-entry-bibliography text:bibliography-data-field="author"/>
            <text:index-entry-span>. </text:index-entry-span>
            <text:index-entry-bibliography text:bibliography-data-field="title"/>
            <text:index-entry-span>. </text:index-entry-span>
            <text:index-entry-bibliography text:bibliography-data-field="journal"/>
            <text:index-entry-span>,</text:index-entry-span>
            <text:index-entry-bibliography text:bibliography-data-field="year"/>
            <text:index-entry-span>;</text:index-entry-span>
            <text:index-entry-bibliography text:bibliography-data-field="volume"/>
            <text:index-entry-span>:</text:index-entry-span>
            <text:index-entry-bibliography text:bibliography-data-field="pages"/>
          </text:bibliography-entry-template>
          <text:bibliography-entry-template text:bibliography-type="manual" text:style-name="Bibliography_20_1">
            <text:index-entry-bibliography text:bibliography-data-field="author"/>
            <text:index-entry-span>. </text:index-entry-span>
            <text:index-entry-bibliography text:bibliography-data-field="title"/>
            <text:index-entry-span>. </text:index-entry-span>
            <text:index-entry-bibliography text:bibliography-data-field="journal"/>
            <text:index-entry-span>,</text:index-entry-span>
            <text:index-entry-bibliography text:bibliography-data-field="year"/>
            <text:index-entry-span>;</text:index-entry-span>
            <text:index-entry-bibliography text:bibliography-data-field="volume"/>
            <text:index-entry-span>:</text:index-entry-span>
            <text:index-entry-bibliography text:bibliography-data-field="pages"/>
          </text:bibliography-entry-template>
          <text:bibliography-entry-template text:bibliography-type="mastersthesis" text:style-name="Bibliography_20_1">
            <text:index-entry-bibliography text:bibliography-data-field="author"/>
            <text:index-entry-span>. </text:index-entry-span>
            <text:index-entry-bibliography text:bibliography-data-field="title"/>
            <text:index-entry-span>. </text:index-entry-span>
            <text:index-entry-bibliography text:bibliography-data-field="journal"/>
            <text:index-entry-span>,</text:index-entry-span>
            <text:index-entry-bibliography text:bibliography-data-field="year"/>
            <text:index-entry-span>;</text:index-entry-span>
            <text:index-entry-bibliography text:bibliography-data-field="volume"/>
            <text:index-entry-span>:</text:index-entry-span>
            <text:index-entry-bibliography text:bibliography-data-field="pages"/>
          </text:bibliography-entry-template>
          <text:bibliography-entry-template text:bibliography-type="misc" text:style-name="Bibliography_20_1">
            <text:index-entry-bibliography text:bibliography-data-field="author"/>
            <text:index-entry-span>. </text:index-entry-span>
            <text:index-entry-bibliography text:bibliography-data-field="title"/>
            <text:index-entry-span>. </text:index-entry-span>
            <text:index-entry-bibliography text:bibliography-data-field="journal"/>
            <text:index-entry-span>,</text:index-entry-span>
            <text:index-entry-bibliography text:bibliography-data-field="year"/>
            <text:index-entry-span>;</text:index-entry-span>
            <text:index-entry-bibliography text:bibliography-data-field="volume"/>
            <text:index-entry-span>:</text:index-entry-span>
            <text:index-entry-bibliography text:bibliography-data-field="pages"/>
          </text:bibliography-entry-template>
          <text:bibliography-entry-template text:bibliography-type="phdthesis" text:style-name="Bibliography_20_1">
            <text:index-entry-bibliography text:bibliography-data-field="author"/>
            <text:index-entry-span>. </text:index-entry-span>
            <text:index-entry-bibliography text:bibliography-data-field="title"/>
            <text:index-entry-span>. </text:index-entry-span>
            <text:index-entry-bibliography text:bibliography-data-field="journal"/>
            <text:index-entry-span>,</text:index-entry-span>
            <text:index-entry-bibliography text:bibliography-data-field="year"/>
            <text:index-entry-span>;</text:index-entry-span>
            <text:index-entry-bibliography text:bibliography-data-field="volume"/>
            <text:index-entry-span>:</text:index-entry-span>
            <text:index-entry-bibliography text:bibliography-data-field="pages"/>
          </text:bibliography-entry-template>
          <text:bibliography-entry-template text:bibliography-type="proceedings" text:style-name="Bibliography_20_1">
            <text:index-entry-bibliography text:bibliography-data-field="author"/>
            <text:index-entry-span>. </text:index-entry-span>
            <text:index-entry-bibliography text:bibliography-data-field="title"/>
            <text:index-entry-span>. </text:index-entry-span>
            <text:index-entry-bibliography text:bibliography-data-field="journal"/>
            <text:index-entry-span>,</text:index-entry-span>
            <text:index-entry-bibliography text:bibliography-data-field="year"/>
            <text:index-entry-span>;</text:index-entry-span>
            <text:index-entry-bibliography text:bibliography-data-field="volume"/>
            <text:index-entry-span>:</text:index-entry-span>
            <text:index-entry-bibliography text:bibliography-data-field="pages"/>
          </text:bibliography-entry-template>
          <text:bibliography-entry-template text:bibliography-type="techreport" text:style-name="Bibliography_20_1">
            <text:index-entry-bibliography text:bibliography-data-field="author"/>
            <text:index-entry-span>. </text:index-entry-span>
            <text:index-entry-bibliography text:bibliography-data-field="title"/>
            <text:index-entry-span>. </text:index-entry-span>
            <text:index-entry-bibliography text:bibliography-data-field="journal"/>
            <text:index-entry-span>,</text:index-entry-span>
            <text:index-entry-bibliography text:bibliography-data-field="year"/>
            <text:index-entry-span>;</text:index-entry-span>
            <text:index-entry-bibliography text:bibliography-data-field="volume"/>
            <text:index-entry-span>:</text:index-entry-span>
            <text:index-entry-bibliography text:bibliography-data-field="pages"/>
          </text:bibliography-entry-template>
          <text:bibliography-entry-template text:bibliography-type="unpublished" text:style-name="Bibliography_20_1">
            <text:index-entry-bibliography text:bibliography-data-field="author"/>
            <text:index-entry-span>. </text:index-entry-span>
            <text:index-entry-bibliography text:bibliography-data-field="title"/>
            <text:index-entry-span>. </text:index-entry-span>
            <text:index-entry-bibliography text:bibliography-data-field="journal"/>
            <text:index-entry-span>,</text:index-entry-span>
            <text:index-entry-bibliography text:bibliography-data-field="year"/>
            <text:index-entry-span>;</text:index-entry-span>
            <text:index-entry-bibliography text:bibliography-data-field="volume"/>
            <text:index-entry-span>:</text:index-entry-span>
            <text:index-entry-bibliography text:bibliography-data-field="pages"/>
          </text:bibliography-entry-template>
          <text:bibliography-entry-template text:bibliography-type="www" text:style-name="Bibliography_20_1">
            <text:index-entry-bibliography text:bibliography-data-field="author"/>
            <text:index-entry-span>. </text:index-entry-span>
            <text:index-entry-bibliography text:bibliography-data-field="title"/>
            <text:index-entry-span>. </text:index-entry-span>
            <text:index-entry-bibliography text:bibliography-data-field="journal"/>
            <text:index-entry-span>,</text:index-entry-span>
            <text:index-entry-bibliography text:bibliography-data-field="year"/>
            <text:index-entry-span>;</text:index-entry-span>
            <text:index-entry-bibliography text:bibliography-data-field="volume"/>
            <text:index-entry-span>:</text:index-entry-span>
            <text:index-entry-bibliography text:bibliography-data-field="pages"/>
          </text:bibliography-entry-template>
        </text:bibliography-source>
        <text:index-body>
          <text:index-title text:style-name="Sect1" text:name="Bibliography1_Head">
            <text:p text:style-name="Bibliography_20_Heading"><text:soft-page-break/>References</text:p>
          </text:index-title>
          <text:p text:style-name="P77">1------Attaran S, Sherwood R, Desai J, Langworthy R, Mhandu R, John L, El-Gamel A. <text:s/>Brain natriuretic peptide a predictive marker in cardiac surgery. ,2009;9:662-666</text:p>
          <text:p text:style-name="P77">2------Fellahi JL, Daccache G, Rubes D, Massetti M, Gérard JL, Hanouz JL. Does Preoperative B-Type Natriuretic Peptide Better Predict Adverse Outcome and Prolonged Length of Stay Than the Standard European System for Cardiac Operative Risk Evaluation After Cardiac Surgery?. ,2011;25(2):256-262</text:p>
          <text:p text:style-name="P77">3------Fellahi JL, Daccache G, Makroum Y, Massetti M, Gérard JL, Hanouz JL. The Prognostic Value of B-Type Natriuretic Peptide After Cardiac Surgery: A Comparative Study Between Coronary Artery Bypass Graft Surgery and Aortic Valve Replacement. Journal of Cardiothoracic and Vascular Anesthesia,2012;26(4):624-30</text:p>
          <text:p text:style-name="P77">4------Chen TH, Ching-Ling Lin, Joseph Jaey-Ming Shih, James Yao-Ming Shih, Chung-Huo Chen, Mei-Ling Chang, Chih-Hui Chin. Plasma B-type natriuretic peptide in predicting outcomes of elective coronary artery bypass surgery. Kaohsiung Journal of Medical Sciences,2013;29:254-258</text:p>
          <text:p text:style-name="P77">5------Gaspard Suc, Philippe Estagnasie, Alain Brusset, Niki Procopi, Pierre Squara &amp;Lee S. Nguyen. Effect of BNP on risk assessmentin cardiac surgery patients,in addition to EuroScore II. Scientific Reports,2020;10:10865</text:p>
          <text:p text:style-name="P77">6------Kerbaul F, Collart F, Giorgi R, Oddoze C, Lejeune PJ, Guidon C, Caus T, Bellezza M, Gouin F. <text:s/>Increased plasma levels of pro=brain natriuretic peptide in patients with cardiovascular complications following off-pump coronary artery surgery. Intensive Care Med,2004;30:1799-1806</text:p>
          <text:p text:style-name="P77">7------Jogia PM, Kakoff M, Sleigh JW, Bertinelli A, LaPine M, Richards AM, Devlin G. NTproBNP <text:s/>secretion and clinical endpoints in cardiac surgery intensive care patients. Anaesth Intensive Care,2007;35:363-369</text:p>
          <text:p text:style-name="P77">8------Cerrahoglu M, Iskesen I, Tekin C, Onur E, Yildirim F, Sirin BH. N-terminal proBNP levels can predict cardiac failure after cardiac surgery. Circulation Journal,2007;71:79-83</text:p>
          <text:p text:style-name="P77">9------Eliasdottir SB, Klemenzson G, Torfason B, Valsson F. <text:s/>Brian natriuretic peptide is a good predictor for outcome in cardiac surgery. <text:s/>Acta Anaesthesiol Scan,2008;52:182-187</text:p>
          <text:p text:style-name="P77">10------Cuthbertson BH, Croal BL, Rae D, Gibson PH, McNeilly JD, Jeffrey RR, Cairns Smith W, Prescott GJ, Buchan KG, El-Shafei H, Gibson GA and Hillis GS. N-terminal pro-B-type natriuretic peptide levels and early outcome after cardiac surgery: a prospective cohort study. Br J Anaesth,2009;103:647-653</text:p>
          <text:p text:style-name="P77">11------Schachner T, Wiedemann D, Fetz H, Laufer G, Kocher A, Bonaros N. Influence of preoperative serum N-terminal pro-brain type natriuretic peptide on the postoperative outcome and survival rates of coronary artery bypass patients. Clinics,2010;65(12):1239-1245</text:p>
          <text:p text:style-name="P77">12------Liu H, Wang C, Liu L, Zhuang Y, Zhang Y. Perioperative application of N-terminal pro-brain natriuretic peptide in patients undergoing cardiac surgery. Journal of Cardiothoracic Surgery,2013;8:1-5</text:p>
          <text:p text:style-name="P77">13------Ahmet Öztekin, Mehmet Erdem Memetoðlu , Rasim Kutlu, Ali Ihsan Tekin, Ozan Erbasan, ÜmitArslan, Ozan Erdem, Özgür Akkaya, Mustafa Simsek, Murataliev Tolkun Muratalievic. The Predictive Value of Preoperative Serum NT-proBNP Levels for the Need for Inotropic Supportin the Postoperative Period in PatientsUndergoing Coronary Artery Bypass Grafting. Cardiovasc. j.,2017;9(2):90-96</text:p>
          <text:p text:style-name="P77">14------Jon Brynildsen, Liisa Petäjä, Ville Pettilä, Ståle Nygård, Suvi T.Vaara, Rita Linko, Marjatta Okkonen, Tor-Arne Hagve, LeenaSoininen, Raili Suojaranta-Ylinen, Magnus Nakrem Lyngbakken,Torbjørn Omland, Helge Røsjø. The predictive value of NT-proBNP and hs-TnT for risk of deathin cardiac surgical patients. Clinical Biochemistry,2018;53:65-71</text:p>
          <text:p text:style-name="P77">15------Sindhvananda W, Bunpeth C, Chareonkulnawanun N. N-Terminal Pro-Brain NatriureticPeptide in Post Cardiac Surgery as a Predictor of Ventilator-Weaning Outcomes. Int J AnestheticAnesthesiol,2019;6:085</text:p>
          <text:p text:style-name="P77">16------Irina A. Akhmedova, Taalaibek Z. Kudaiberdiev, Damirbek A. Abibillaev, Akylbek A. Zhooshev, Dolonbek E. Zaripov,Kaiyrnisa T. Tilemanbetova, Guliza N. Naizabekova. Relationship of preoperative NT-pro-BNP with clinical, perioperative and prognostic markers in cardiacsurgery: <text:soft-page-break/>Preliminary study results. Heart Vessels Transplant,2020;4:</text:p>
          <text:p text:style-name="P77">17------Gaggin and Januzzi. Biomarkers and diagnostics in heart failure. Biochem Biophys Acta,2013;1832(12):2442-245-</text:p>
          <text:p text:style-name="P77">18------Schachner T, Wiedemann D, Fetz H, Laufer G, Kocher A, Bonaros N. Influence of preoperative serum N-terminal pro-brain type natriuretic peptide on the postoperative outcome and survival rates of coronary artery bypass patients. Clinics,2010;65(12):1239-1245</text:p>
          <text:p text:style-name="P77">19------Greenberg JW, Lancaster TS, Schuessler RB, Melby SJ. Postoperative atrial fibrillation following cardiac surgery: a persistent complication. Eur J Cardiothorac Surg,2017;52:665-672</text:p>
          <text:p text:style-name="P77">20------Cerrahoglu M, Iskesen I, Tekin C, Onur E, Yildirim F, Sirin BH. N-terminal proBNP levels can predict cardiac failure after cardiac surgery. Circulation Journal,2007;71:79-83</text:p>
          <text:p text:style-name="P77">21------Krzych Ł, Szurlej D, Kołodziej T, Machej L, Węglarzy A, Błach A, Wilczyński M, Woś S , Bochenek A. Diagnostic accuracy of pre−operative NT−proBNP level in predicting short−term outcomes in coronary surgery: a pilot study. Kardiologia Polska,2011;69(11):1121–1127</text:p>
          <text:p text:style-name="P77">22------AHMED M.M. HAMED; MOHAMED M. ABO EL-NASR; EL-ATAFY E. EL-ATAFY andABD EL-HADY M. TAHA. Perioperative Prognostic Value of N-Terminal Pro-Brain NatriureticPeptide (NT- proBNP) Level in Patients Undergoing Open HeartSurgery. Med. J. Cairo Univ.,2019;87(1):107-111</text:p>
          <text:p text:style-name="P77">23------Iwanaga, I Nishi, S Furuichi, T Noguchi, K Sase, and Y Kihara. B-type natriuretic peptide strongly reflects diastolic wall stress in patients with chronic heart failure: comparison between systolic and diastolic heart failure. Journal of American College of Cardiology,2006;47:742-748</text:p>
          <text:p text:style-name="P77">24------Emdin, Passino C, and Prontera C et al. Cardiac natriuretic hormones, neuroormones, thyroid hormones and cytokines in normal subjects and patients with heart failure. Clin Chem Lab Med,2004;42:627–636</text:p>
          <text:p text:style-name="P77">25------Potter. Natriuretic peptide metabolism, clearance and degradation. FEBS J,2011;278:1808–1817</text:p>
          <text:p text:style-name="P77">26------Clerico and Emdin. Diagnostic accuracy and prognostic relevance of the measurement of the cardiac natriuretic peptides: a review. Clin Chem,2004;50:33-50</text:p>
          <text:p text:style-name="P77">27------Gaggin and James L Januzzi. Natriuretic peptides in heart failure syndrome. Clin Lab Med,2014;34:43-58</text:p>
          <text:p text:style-name="P77">28------Litton E and Ho KM. The use of pre-operative brain natriuretic peptides as a predictor of adverse outcones after cardiac surgery: a systematic review and meta-analysis. European Journal of Cardio-thoracic Surgery,2012;41:525-534</text:p>
          <text:p text:style-name="P77">29------Iwanaga, I Nishi, S Furuichi, T Noguchi, K Sase, and Y Kihara. B-type natriuretic peptide strongly reflects diastolic wall stress in patients with chronic heart failure: comparison between systolic and diastolic heart failure. Journal of American College of Cardiology,2006;47:742-748</text:p>
          <text:p text:style-name="P77">30------Daniels and AS Maisel. <text:s/>Natriuretics peptides. <text:s/>Journal of American College of Cardiology,2007;50:2357–68</text:p>
          <text:p text:style-name="P77">31------Hall. NT-proBNP: the mechanism behind the marker. J Card Fail,2005;11:S81-3</text:p>
          <text:p text:style-name="P77">32------Potter. Natriuretic peptide metabolism, clearance and degradation. FEBS J,2011;278:1808–1817</text:p>
          <text:p text:style-name="P77">33------Emdin, Passino C, and Prontera C et al. Cardiac natriuretic hormones, neuroormones, thyroid hormones and cytokines in normal subjects and patients with heart failure. Clin Chem Lab Med,2004;42:627–636</text:p>
          <text:p text:style-name="P77">34------Clerico and Emdin. Diagnostic accuracy and prognostic relevance of the measurement of the cardiac natriuretic peptides: a review. Clin Chem,2004;50:33–50</text:p>
          <text:p text:style-name="P77">34------Fonarow, Peacock, Phillips, et al, ADHERE Scientific Advisory Committee, and Investigators. <text:s/>Admission B-type natriuretic peptide levels and in-hospital mortality in acute decompensated heart failure. <text:s/>J Am Coll Cardio,2007;49:1943-50</text:p>
          <text:p text:style-name="P77">36------Komajda, Carson, and Hetzel et al. <text:s/>Factors associated with outcome in heart failure with preserved ejection fraction findings from the irbesartan in heart failure with preserved ejection fraction study (i- preserve). Circ Heart Fail,2011;4:27-35</text:p>
          <text:p text:style-name="P77">37------Cheng, Kazanagra, Garcia, and et al. <text:s/>A rapid bedside test for B- type peptide predicts <text:soft-page-break/>treatment outcomes in patients admitted for decompensated heart failure: a pilot study. J Am Coll Cardiol,2001;37:386-91</text:p>
          <text:p text:style-name="P77">38------Berger, M Huelsman, K Strecker, A Bojic, P Moser, B Stanek, and R Pacher. <text:s/>B-type natriuretic peptide predicts sudden death in patients with chronic heart failure. <text:s/>Circulation,2002;105:2392-7</text:p>
          <text:p text:style-name="P77">39------Zethelius B, Berglud L, Sundstrom J, Ingelsson E, Basu S, et al. Use of multiple biomarkers to improve the prediction of death from cardiovascular causes. N Eng J Med,2008;358:2107-2116</text:p>
          <text:p text:style-name="P77">40------Gaggin and James L Januzzi. Natriuretic peptides in heart failure syndrome. Clin Lab Med,2014;34:43-58</text:p>
          <text:p text:style-name="P77">41------Edward Litton and Kwok M. Ho. The use of pre-operative brain natriuretic peptides as a predictorof adverse outcomes after cardiac surgery: a systematic reviewand meta-analysis. European Journal of Cardio-Thoracic Surgery,2012;41:525–534</text:p>
          <text:p text:style-name="P77">42------Schachner T, Wiedemann D, Fetz H, Laufer G, Kocher A, Bonaros N. Influence of preoperative serum N-terminal pro-brain type natriuretic peptide on the postoperative outcome and survival rates of coronary artery bypass patients. Clinics,2010;65(12):1239-1245</text:p>
          <text:p text:style-name="P77">43------Cuthbertson BH, Croal BL, Rae D, Gibson PH, McNeilly JD, Jeffrey RR, Cairns Smith W, Prescott GJ, Buchan KG, El-Shafei H, Gibson GA and Hillis GS. N-terminal pro-B-type natriuretic peptide levels and early outcome after cardiac surgery: a prospective cohort study. Br J Anaesth,2009;103:647-653</text:p>
        </text:index-body>
      </text:bibliography>
      <text:p text:style-name="P29"/>
      <text:p text:style-name="P29"/>
      <text:p text:style-name="P29"/>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inux Libertine Mono O" svg:font-family="'Linux Libertine Mono O'"/>
    <style:font-face style:name="Liberation Serif1" svg:font-family="'Liberation Serif'" style:font-family-generic="roman"/>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Calibri" svg:font-family="Calibri" style:font-family-generic="system" style:font-pitch="variable"/>
    <style:font-face style:name="FreeSans" svg:font-family="FreeSans"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Bitstream Vera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font-name-asian="Bitstream Vera Sans"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Bitstream Vera Sans" style:font-family-asian="'Bitstream Vera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itle" style:family="paragraph" style:parent-style-name="Subtit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itation"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01, 02, 03, ..." text:start-value="0"/>
    <text:bibliography-configuration text:prefix="[" text:suffix="]" text:numbered-entries="true" text:sort-algorithm="alphanumeric" fo:language="en" fo:country="GB"/>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Footnote"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1-01-24T14:57:31.173301811</dc:date>
    <meta:editing-duration>P1DT18H21M26S</meta:editing-duration>
    <meta:editing-cycles>40</meta:editing-cycles>
    <meta:generator>LibreOffice/7.0.4.2$Linux_X86_64 LibreOffice_project/00$Build-2</meta:generator>
    <meta:document-statistic meta:table-count="0" meta:image-count="0" meta:object-count="0" meta:page-count="25" meta:paragraph-count="145" meta:word-count="7550" meta:character-count="51561" meta:non-whitespace-character-count="43978"/>
  </office:meta>
</office:document-meta>
</file>